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7"/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36"/>
    <style:style style:name="ce9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ext-properties fo:color="#FF0000"/>
    </style:style>
    <style:style style:name="ce11" style:family="table-cell" style:parent-style-name="Default" style:data-style-name="N37">
      <style:table-cell-properties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16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8D3FB" style:repeat-content="false"/>
      <style:paragraph-properties fo:text-align="center"/>
    </style:style>
    <style:style style:name="ce17" style:family="table-cell" style:parent-style-name="Default" style:data-style-name="N15"/>
    <style:style style:name="ce1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37">
      <style:table-cell-properties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2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23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ck solid #000000" fo:border-bottom="thin solid #000000" fo:border-left="none" fo:border-right="none" style:vertical-align="automatic" style:repeat-content="false"/>
      <style:paragraph-properties fo:text-align="center"/>
      <style:text-properties fo:color="#FF0000"/>
    </style:style>
    <style:style style:name="ce26" style:family="table-cell" style:parent-style-name="Default" style:data-style-name="N0">
      <style:table-cell-properties fo:border-top="none" fo:border-bottom="none" fo:border-left="none" fo:border-right="2pt solid #000000" style:vertical-align="top"/>
      <style:text-properties fo:color="#FF0000"/>
    </style:style>
    <style:style style:name="ce27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center"/>
      <style:text-properties fo:color="#FF0000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2EFDA" style:repeat-content="false"/>
      <style:paragraph-properties fo:text-align="center"/>
    </style:style>
    <style:style style:name="ce29" style:family="table-cell" style:parent-style-name="Default" style:data-style-name="N37">
      <style:table-cell-properties fo:border-top="none" fo:border-bottom="none" fo:border-left="none" fo:border-right="2pt solid #000000" style:vertical-align="middle" fo:wrap-option="wrap" fo:background-color="#FBEFF9" style:repeat-content="false"/>
      <style:paragraph-properties fo:text-align="center"/>
    </style:style>
    <style:style style:name="ce30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FF0000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6E0B4" style:repeat-content="false"/>
      <style:paragraph-properties fo:text-align="center"/>
    </style:style>
    <style:style style:name="ce32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37">
      <style:table-cell-properties fo:border-top="none" fo:border-bottom="2pt solid #000000" fo:border-left="none" fo:border-right="2pt solid #000000" style:vertical-align="middle" fo:wrap-option="wrap" fo:background-color="#FBEFF9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middle" fo:background-color="#E7E6E6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7E6E6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#A9D08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4C6E7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4C6E7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4C6E7" style:repeat-content="false"/>
      <style:paragraph-properties fo:text-align="center"/>
    </style:style>
    <style:style style:name="ce40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</style:style>
    <style:style style:name="ce43" style:family="table-cell" style:parent-style-name="Default" style:data-style-name="N15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</style:style>
    <style:style style:name="ce44" style:family="table-cell" style:parent-style-name="Default" style:data-style-name="N37">
      <style:table-cell-properties fo:border-top="none" fo:border-bottom="thin solid #000000" fo:border-left="none" fo:border-right="thin solid #000000" style:vertical-align="middle" fo:wrap-option="wrap" fo:background-color="#F8D3FB" style:repeat-content="false"/>
      <style:paragraph-properties fo:text-align="center"/>
    </style:style>
    <style:style style:name="ce45" style:family="table-cell" style:parent-style-name="Default" style:data-style-name="N2">
      <style:table-cell-properties fo:border="thin solid #000000" style:vertical-align="middle" fo:background-color="#FFE699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51" style:family="table-cell" style:parent-style-name="Default" style:data-style-name="N15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52" style:family="table-cell" style:parent-style-name="Default" style:data-style-name="N15">
      <style:table-cell-properties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middle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5" style:family="table-cell" style:parent-style-name="Default" style:data-style-name="N37">
      <style:table-cell-properties fo:background-color="transparent"/>
    </style:style>
    <style:style style:name="ce5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58" style:family="table-cell" style:parent-style-name="Default" style:data-style-name="N0">
      <style:table-cell-properties style:vertical-align="automatic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8D3FB" style:repeat-content="false"/>
      <style:paragraph-properties fo:text-align="center"/>
    </style:style>
    <style:style style:name="ce60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BEFF9" style:repeat-content="false"/>
      <style:paragraph-properties fo:text-align="center"/>
    </style:style>
    <style:style style:name="ce61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BEFF9" style:repeat-content="fals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</style:style>
    <style:style style:name="ce63" style:family="table-cell" style:parent-style-name="Default" style:data-style-name="N0">
      <style:table-cell-properties fo:border-top="thin solid #000000" fo:border-bottom="thin double #000000" fo:border-left="none" fo:border-right="none" style:vertical-align="automatic" fo:background-color="transparent" style:repeat-content="false"/>
      <style:paragraph-properties fo:text-align="center"/>
      <style:text-properties fo:color="#FF0000"/>
    </style:style>
    <style:style style:name="ce64" style:family="table-cell" style:parent-style-name="Default" style:data-style-name="N0">
      <style:table-cell-properties fo:border="2pt solid #000000" style:vertical-align="top" fo:background-color="transparent" style:repeat-content="false"/>
      <style:paragraph-properties fo:text-align="center"/>
      <style:text-properties fo:color="#FF0000"/>
    </style:style>
    <style:style style:name="ce65" style:family="table-cell" style:parent-style-name="Default" style:data-style-name="N0">
      <style:table-cell-properties fo:border-top="thin double #000000" fo:border-bottom="2pt solid #000000" fo:border-left="2pt solid #000000" fo:border-right="none" style:vertical-align="top" fo:background-color="transparent" style:repeat-content="false"/>
      <style:paragraph-properties fo:text-align="center"/>
      <style:text-properties fo:color="#FF0000"/>
    </style:style>
    <style:style style:name="ce66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color="#FF0000"/>
    </style:style>
    <style:style style:name="ce67" style:family="table-cell" style:parent-style-name="Default" style:data-style-name="N0">
      <style:table-cell-properties fo:border-top="2pt solid #000000" fo:border-bottom="thin solid #000000" fo:border-left="thick solid #000000" fo:border-right="none" style:vertical-align="automatic" fo:background-color="#D9E1F2" style:repeat-content="false"/>
      <style:paragraph-properties fo:text-align="center"/>
    </style:style>
    <style:style style:name="ce68" style:family="table-cell" style:parent-style-name="Default" style:data-style-name="N37">
      <style:table-cell-properties style:vertical-align="automatic" fo:background-color="#F8D3FB" style:repeat-content="false"/>
      <style:paragraph-properties fo:text-align="center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1" style:family="table-cell" style:parent-style-name="Default" style:data-style-name="N15">
      <style:table-cell-properties fo:background-color="transparent"/>
    </style:style>
    <style:style style:name="ce72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style:repeat-content="false"/>
      <style:paragraph-properties fo:text-align="center"/>
      <style:text-properties fo:color="#FF0000"/>
    </style:style>
    <style:style style:name="ce73" style:family="table-cell" style:parent-style-name="Default" style:data-style-name="N0">
      <style:table-cell-properties fo:border-top="none" fo:border-bottom="none" fo:border-left="thick solid #000000" fo:border-right="none" style:vertical-align="automatic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E2EFDA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fo:background-color="transparent" style:repeat-content="false"/>
      <style:paragraph-properties fo:text-align="center"/>
      <style:text-properties fo:color="#FF0000"/>
    </style:style>
    <style:style style:name="ce76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C6E0B4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D9E1F2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automatic" fo:background-color="#D9E1F2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E7E6E6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#E7E6E6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A9D08E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#B4C6E7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B4C6E7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#B4C6E7" style:repeat-content="false"/>
      <style:paragraph-properties fo:text-align="center"/>
    </style:style>
    <style:style style:name="ce85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86" style:family="table-cell" style:parent-style-name="Default" style:data-style-name="N0">
      <style:table-cell-properties fo:background-color="transparent"/>
    </style:style>
    <style:style style:name="ce87" style:family="table-cell" style:parent-style-name="Default" style:data-style-name="N2">
      <style:table-cell-properties fo:border-top="thin double #000000" fo:border-bottom="none" fo:border-left="thin solid #000000" fo:border-right="none" style:vertical-align="middle"/>
      <style:text-properties fo:color="#FF0000"/>
    </style:style>
    <style:style style:name="ce88" style:family="table-cell" style:parent-style-name="Default" style:data-style-name="N2">
      <style:table-cell-properties fo:border-top="thin double #000000" fo:border-bottom="none" fo:border-left="none" fo:border-right="thin solid #000000" style:vertical-align="middle" style:repeat-content="false"/>
      <style:paragraph-properties fo:text-align="start" fo:margin-left="0cm"/>
      <style:text-properties fo:color="#FF0000"/>
    </style:style>
    <style:style style:name="ce89" style:family="table-cell" style:parent-style-name="Default" style:data-style-name="N2">
      <style:table-cell-properties fo:border-top="none" fo:border-bottom="none" fo:border-left="thin solid #000000" fo:border-right="none" style:vertical-align="middle"/>
      <style:text-properties fo:color="#FF0000"/>
    </style:style>
    <style:style style:name="ce90" style:family="table-cell" style:parent-style-name="Default" style:data-style-name="N2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fo:color="#FF0000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7E6E6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E7E6E6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wrap-option="wrap" fo:background-color="#A9D08E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5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96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fo:background-color="transparent" style:repeat-content="false"/>
      <style:paragraph-properties fo:text-align="center"/>
      <style:text-properties fo:color="#FF0000"/>
    </style:style>
    <style:style style:name="ce98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automatic" fo:background-color="#D9E1F2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color="#FF0000"/>
    </style:style>
    <style:style style:name="ce100" style:family="table-cell" style:parent-style-name="Default" style:data-style-name="N0">
      <style:table-cell-properties fo:border="thin solid #000000" style:vertical-align="middle" fo:wrap-option="wrap" fo:background-color="#F8CBAD" style:repeat-content="false"/>
      <style:paragraph-properties fo:text-align="center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2" style:family="table-cell" style:parent-style-name="Default" style:data-style-name="N37">
      <style:table-cell-properties style:vertical-align="middle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1.69333333333333cm" style:use-optimal-column-width="true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84427083333333cm" style:use-optimal-column-width="true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1.7594791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619375cm" style:use-optimal-column-width="true"/>
    </style:style>
    <style:style style:name="co10" style:family="table-column">
      <style:table-column-properties fo:break-before="auto" style:column-width="2.32833333333333cm" style:use-optimal-column-width="true"/>
    </style:style>
    <style:style style:name="co11" style:family="table-column">
      <style:table-column-properties fo:break-before="auto" style:column-width="1.45520833333333cm"/>
    </style:style>
    <style:style style:name="co12" style:family="table-column">
      <style:table-column-properties fo:break-before="auto" style:column-width="0.873125cm" style:use-optimal-column-width="true"/>
    </style:style>
    <style:style style:name="co13" style:family="table-column">
      <style:table-column-properties fo:break-before="auto" style:column-width="2.619375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.4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5.4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pt" style:use-optimal-row-height="true" fo:break-before="auto"/>
    </style:style>
    <style:style style:name="ro9" style:family="table-row">
      <style:table-row-properties style:row-height="45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bble_vs_selec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4"/>
        <table:table-column table:style-name="co4" table:default-cell-style-name="ce5"/>
        <table:table-column table:style-name="co7" table:default-cell-style-name="ce1"/>
        <table:table-column table:style-name="co8" table:default-cell-style-name="ce1"/>
        <table:table-column table:style-name="co3" table:default-cell-style-name="ce6"/>
        <table:table-column table:style-name="co9" table:default-cell-style-name="ce7"/>
        <table:table-column table:style-name="co4" table:default-cell-style-name="ce7"/>
        <table:table-column table:style-name="co10" table:default-cell-style-name="ce1"/>
        <table:table-column table:style-name="co8" table:number-columns-repeated="4" table:default-cell-style-name="ce1"/>
        <table:table-column table:style-name="co7" table:default-cell-style-name="ce1"/>
        <table:table-column table:style-name="co8" table:number-columns-repeated="16364" table:default-cell-style-name="ce1"/>
        <table:table-row table:style-name="ro1">
          <table:table-cell office:value-type="string" table:number-columns-spanned="10" table:number-rows-spanned="1" table:style-name="ce11">
            <text:p>Bubble Sort vs Selection Sort</text:p>
          </table:table-cell>
          <table:covered-table-cell table:number-columns-repeated="9"/>
          <table:table-cell table:style-name="ce2"/>
          <table:table-cell office:value-type="string" table:number-columns-spanned="10" table:number-rows-spanned="1" table:style-name="ce11">
            <text:p>Bubble Sort vs Selection Sort</text:p>
          </table:table-cell>
          <table:covered-table-cell table:number-columns-repeated="9"/>
          <table:table-cell table:number-columns-repeated="10" table:style-name="ce2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table:style-name="ce1"/>
        </table:table-row>
        <table:table-row table:style-name="ro1">
          <table:table-cell office:value-type="string" table:number-columns-spanned="10" table:number-rows-spanned="1" table:style-name="ce11">
            <text:p>Big O(N^2)</text:p>
          </table:table-cell>
          <table:covered-table-cell table:number-columns-repeated="9"/>
          <table:table-cell table:style-name="ce102"/>
          <table:table-cell office:value-type="string" table:number-columns-spanned="10" table:number-rows-spanned="1" table:style-name="ce11">
            <text:p>Big O(N^2)</text:p>
          </table:table-cell>
          <table:covered-table-cell table:number-columns-repeated="9"/>
          <table:table-cell table:number-columns-repeated="11" table:style-name="ce102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</table:table-row>
        <table:table-row table:style-name="ro1">
          <table:table-cell office:value-type="string" table:number-columns-spanned="10" table:number-rows-spanned="1" table:style-name="ce11">
            <text:p>Timing Analysis</text:p>
          </table:table-cell>
          <table:covered-table-cell table:number-columns-repeated="9"/>
          <table:table-cell table:style-name="ce2"/>
          <table:table-cell office:value-type="string" table:number-columns-spanned="10" table:number-rows-spanned="1" table:style-name="ce11">
            <text:p>Operational Analysis</text:p>
          </table:table-cell>
          <table:covered-table-cell table:number-columns-repeated="9"/>
          <table:table-cell table:number-columns-repeated="10" table:style-name="ce2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table:style-name="ce1"/>
        </table:table-row>
        <table:table-row table:style-name="ro1">
          <table:table-cell table:number-columns-spanned="10" table:number-rows-spanned="1" table:style-name="ce12"/>
          <table:covered-table-cell>
            <draw:frame draw:z-index="1" draw:id="id0" draw:style-name="a0" draw:name="Chart 1" svg:x="0.01042in" svg:y="0.31008in" svg:width="7.5218in" svg:height="6.2823in" style:rel-width="scale" style:rel-height="scale">
              <draw:object xlink:href="Object 1/" xlink:type="simple" xlink:show="embed" xlink:actuate="onLoad"/>
              <svg:title/>
              <svg:desc/>
            </draw:frame>
          </table:covered-table-cell>
          <table:covered-table-cell table:number-columns-repeated="8"/>
          <table:table-cell table:style-name="ce2"/>
          <table:table-cell table:number-columns-spanned="10" table:number-rows-spanned="1" table:style-name="ce12"/>
          <table:covered-table-cell table:number-columns-repeated="9"/>
          <table:table-cell table:number-columns-repeated="16362" table:style-name="ce2"/>
          <table:table-cell table:style-name="ce1"/>
        </table:table-row>
        <table:table-row table:style-name="ro2">
          <table:table-cell table:number-columns-repeated="11" table:style-name="ce1"/>
          <table:table-cell table:style-name="ce1">
            <draw:frame draw:z-index="2" draw:id="id1" draw:style-name="a1" draw:name="Chart 2" svg:x="0in" svg:y="0in" svg:width="7.5218in" svg:height="6.282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style-name="ro2">
          <table:table-cell table:number-columns-repeated="16384" table:style-name="ce1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7" table:style-name="ro2">
          <table:table-cell table:number-columns-repeated="16384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5">
          <table:table-cell/>
          <table:table-cell table:style-name="ce1"/>
          <table:table-cell table:number-columns-repeated="5" table:style-name="ce3"/>
          <table:table-cell table:style-name="ce4"/>
          <table:table-cell table:style-name="ce5"/>
          <table:table-cell table:number-columns-repeated="2" table:style-name="ce1"/>
          <table:table-cell table:style-name="ce6"/>
          <table:table-cell table:number-columns-repeated="2" table:style-name="ce7"/>
          <table:table-cell table:number-columns-repeated="16370" table:style-name="ce1"/>
        </table:table-row>
        <table:table-row table:number-rows-repeated="12" table:style-name="ro2">
          <table:table-cell table:number-columns-repeated="16384"/>
        </table:table-row>
        <table:table-row table:style-name="ro2">
          <table:table-cell/>
          <table:table-cell table:style-name="ce1"/>
          <table:table-cell table:number-columns-repeated="5" table:style-name="ce3"/>
          <table:table-cell table:style-name="ce4"/>
          <table:table-cell table:style-name="ce5"/>
          <table:table-cell table:style-name="ce1"/>
          <table:table-cell table:style-name="ce3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number-columns-repeated="16368"/>
        </table:table-row>
        <table:table-row table:style-name="ro2">
          <table:table-cell/>
          <table:table-cell table:style-name="ce10"/>
          <table:table-cell table:number-columns-repeated="5" table:style-name="ce3"/>
          <table:table-cell table:style-name="ce4"/>
          <table:table-cell table:style-name="ce5"/>
          <table:table-cell table:style-name="ce1"/>
          <table:table-cell table:style-name="ce3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number-columns-repeated="16368"/>
        </table:table-row>
        <table:table-row table:number-rows-repeated="44" table:style-name="ro2">
          <table:table-cell table:number-columns-repeated="10"/>
          <table:table-cell table:style-name="ce3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number-columns-repeated="16368"/>
        </table:table-row>
        <table:table-row table:style-name="ro2">
          <table:table-cell table:number-columns-repeated="10"/>
          <table:table-cell table:number-columns-repeated="2" table:style-name="ce3"/>
          <table:table-cell table:number-columns-repeated="2" table:style-name="ce7"/>
          <table:table-cell table:style-name="ce8"/>
          <table:table-cell table:style-name="ce9"/>
          <table:table-cell table:number-columns-repeated="16368"/>
        </table:table-row>
        <table:table-row table:number-rows-repeated="1048499" table:style-name="ro2">
          <table:table-cell table:number-columns-repeated="16384"/>
        </table:table-row>
      </table:table>
      <table:table table:name="bubble_Tim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4"/>
        <table:table-column table:style-name="co4" table:default-cell-style-name="ce5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3" table:default-cell-style-name="ce6"/>
        <table:table-column table:style-name="co9" table:default-cell-style-name="ce7"/>
        <table:table-column table:style-name="co4" table:default-cell-style-name="ce7"/>
        <table:table-column table:style-name="co10" table:default-cell-style-name="ce1"/>
        <table:table-column table:style-name="co8" table:number-columns-repeated="16368" table:default-cell-style-name="ce1"/>
        <table:table-row table:style-name="ro1"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 table:style-name="ce11">
            <text:p>Timing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</table:table-row>
        <table:table-row table:style-name="ro1">
          <table:table-cell table:number-columns-spanned="16384" table:number-rows-spanned="1" table:style-name="ce11"/>
          <table:covered-table-cell table:number-columns-repeated="16383"/>
        </table:table-row>
        <table:table-row table:style-name="ro2">
          <table:table-cell table:number-columns-repeated="2" table:style-name="ce1"/>
          <table:table-cell table:style-name="ce3"/>
          <table:table-cell office:value-type="string" table:style-name="ce13">
            <text:p>Step 3a</text:p>
          </table:table-cell>
          <table:table-cell office:value-type="string" table:number-columns-spanned="5" table:number-rows-spanned="1" table:style-name="ce56">
            <text:p>Plug Step1b and Step 2 CurveFit c++ program</text:p>
          </table:table-cell>
          <table:covered-table-cell table:number-columns-repeated="4"/>
          <table:table-cell table:number-columns-repeated="3" table:style-name="ce1"/>
          <table:table-cell table:style-name="ce6"/>
          <table:table-cell table:number-columns-repeated="2" table:style-name="ce7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3"/>
          <table:table-cell office:value-type="string" table:style-name="ce13">
            <text:p>Step 3b</text:p>
          </table:table-cell>
          <table:table-cell office:value-type="string" table:number-columns-spanned="5" table:number-rows-spanned="1" table:style-name="ce57">
            <text:p>Fill in coefficients</text:p>
          </table:table-cell>
          <table:covered-table-cell table:number-columns-repeated="4"/>
          <table:table-cell table:number-columns-repeated="3" table:style-name="ce1"/>
          <table:table-cell table:style-name="ce6"/>
          <table:table-cell table:number-columns-repeated="2" table:style-name="ce7"/>
          <table:table-cell table:number-columns-repeated="16369" table:style-name="ce1"/>
        </table:table-row>
        <table:table-row table:style-name="ro3">
          <table:table-cell table:number-columns-repeated="2" table:style-name="ce1"/>
          <table:table-cell table:style-name="ce3"/>
          <table:table-cell office:value-type="string" table:number-columns-spanned="3" table:number-rows-spanned="1" table:style-name="ce58">
            <text:p>Bubble Sort Coefficients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number-columns-repeated="3" table:style-name="ce1"/>
          <table:table-cell table:style-name="ce6"/>
          <table:table-cell table:number-columns-repeated="2" table:style-name="ce7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3"/>
          <table:table-cell table:style-name="ce1"/>
          <table:table-cell office:value-type="string" table:style-name="ce3">
            <text:p>C0 =</text:p>
          </table:table-cell>
          <table:table-cell office:value-type="float" office:value="9.2959200000000006" table:style-name="ce3">
            <text:p>9.29592</text:p>
          </table:table-cell>
          <table:table-cell table:style-name="ce3"/>
          <table:table-cell table:style-name="ce4"/>
          <table:table-cell table:style-name="ce5"/>
          <table:table-cell table:number-columns-repeated="3" table:style-name="ce1"/>
          <table:table-cell table:style-name="ce6"/>
          <table:table-cell office:value-type="string" table:number-columns-spanned="4" table:number-rows-spanned="1" table:style-name="ce59">
            <text:p>Curve Fi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table-cell table:number-columns-repeated="2" table:style-name="ce1"/>
          <table:table-cell table:style-name="ce3"/>
          <table:table-cell table:style-name="ce17"/>
          <table:table-cell office:value-type="string" table:style-name="ce3">
            <text:p>C1 =</text:p>
          </table:table-cell>
          <table:table-cell office:value-type="float" office:value="-5.7688100000000001E-4" table:style-name="ce18">
            <text:p>-5.77E-004</text:p>
          </table:table-cell>
          <table:table-cell table:style-name="ce3"/>
          <table:table-cell table:style-name="ce4"/>
          <table:table-cell table:style-name="ce5"/>
          <table:table-cell table:number-columns-repeated="3" table:style-name="ce1"/>
          <table:table-cell table:style-name="ce6"/>
          <table:table-cell office:value-type="string" table:number-columns-spanned="4" table:number-rows-spanned="1" table:style-name="ce60">
            <text:p><text:s text:c="2"/>= C0+C1*N^1+C2*n^2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table-cell table:number-columns-repeated="2" table:style-name="ce1"/>
          <table:table-cell table:style-name="ce3"/>
          <table:table-cell table:style-name="ce17"/>
          <table:table-cell office:value-type="string" table:style-name="ce3">
            <text:p>C2 =</text:p>
          </table:table-cell>
          <table:table-cell office:value-type="float" office:value="1.4783700000000001E-8" table:style-name="ce9">
            <text:p>1.48E-08</text:p>
          </table:table-cell>
          <table:table-cell table:style-name="ce3"/>
          <table:table-cell table:style-name="ce4"/>
          <table:table-cell table:style-name="ce5"/>
          <table:table-cell table:number-columns-repeated="3" table:style-name="ce1"/>
          <table:table-cell table:style-name="ce4"/>
          <table:table-cell office:value-type="string" table:number-columns-spanned="4" table:number-rows-spanned="1" table:style-name="ce61">
            <text:p><text:s/>=N14*$F$6+M14*$F$5+$F$4*L14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table-cell table:number-columns-repeated="2" table:style-name="ce1"/>
          <table:table-cell table:style-name="ce3"/>
          <table:table-cell office:value-type="string" table:number-columns-spanned="2" table:number-rows-spanned="1" table:style-name="ce62">
            <text:p><text:s/>C''' for O(N^2) =<text:s/></text:p>
          </table:table-cell>
          <table:covered-table-cell/>
          <table:table-cell office:value-type="float" office:value="1.52837E-8" table:formula="of:=[.F10]+0.0000000005" table:style-name="ce3">
            <text:p>1.52837E-08</text:p>
          </table:table-cell>
          <table:table-cell table:style-name="ce3"/>
          <table:table-cell table:style-name="ce19"/>
          <table:table-cell table:style-name="ce5"/>
          <table:table-cell table:number-columns-repeated="3" table:style-name="ce1"/>
          <table:table-cell table:style-name="ce20"/>
          <table:table-cell table:number-columns-repeated="2" table:style-name="ce7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3"/>
          <table:table-cell table:number-columns-repeated="2" table:style-name="ce21"/>
          <table:table-cell table:number-columns-repeated="2" table:style-name="ce3"/>
          <table:table-cell table:style-name="ce19"/>
          <table:table-cell table:number-columns-repeated="3" table:style-name="ce22"/>
          <table:table-cell table:style-name="ce23"/>
          <table:table-cell table:style-name="ce20"/>
          <table:table-cell table:number-columns-repeated="2" table:style-name="ce7"/>
          <table:table-cell table:number-columns-repeated="16369" table:style-name="ce1"/>
        </table:table-row>
        <table:table-row table:style-name="ro6">
          <table:table-cell table:number-columns-repeated="2" table:style-name="ce1"/>
          <table:table-cell table:style-name="ce3"/>
          <table:table-cell table:style-name="ce24"/>
          <table:table-cell table:number-columns-repeated="4" table:style-name="ce3"/>
          <table:table-cell table:number-columns-repeated="2" table:style-name="ce5"/>
          <table:table-cell office:value-type="string" table:number-columns-spanned="7" table:number-rows-spanned="1" table:style-name="ce63">
            <text:p>Simulate to find the C''' with N^2 <text:s/>to show O(N^2)</text:p>
          </table:table-cell>
          <table:covered-table-cell table:number-columns-repeated="6"/>
          <table:table-cell table:number-columns-repeated="16367" table:style-name="ce1"/>
        </table:table-row>
        <table:table-row table:style-name="ro7">
          <table:table-cell table:number-columns-repeated="2" table:style-name="ce1"/>
          <table:table-cell office:value-type="string" table:number-columns-spanned="1" table:number-rows-spanned="3" table:style-name="ce64">
            <text:p>Step 1a</text:p>
          </table:table-cell>
          <table:table-cell office:value-type="string" table:style-name="ce25">
            <text:p>Step 2</text:p>
          </table:table-cell>
          <table:table-cell office:value-type="string" table:number-columns-spanned="3" table:number-rows-spanned="2" table:style-name="ce64">
            <text:p>Step 1b</text:p>
          </table:table-cell>
          <table:covered-table-cell table:number-columns-repeated="2"/>
          <table:table-cell table:style-name="ce4"/>
          <table:table-cell table:style-name="ce5"/>
          <table:table-cell table:style-name="ce1"/>
          <table:table-cell office:value-type="string" table:number-columns-spanned="4" table:number-rows-spanned="3" table:style-name="ce65">
            <text:p>Step 5</text:p>
          </table:table-cell>
          <table:covered-table-cell table:number-columns-repeated="3"/>
          <table:table-cell table:style-name="ce26"/>
          <table:table-cell office:value-type="string" table:style-name="ce27">
            <text:p>Step 6</text:p>
          </table:table-cell>
          <table:table-cell table:number-columns-repeated="16368" table:style-name="ce1"/>
        </table:table-row>
        <table:table-row table:style-name="ro4">
          <table:table-cell table:number-columns-repeated="2" table:style-name="ce1"/>
          <table:covered-table-cell/>
          <table:table-cell office:value-type="string" table:style-name="ce28">
            <text:p>y`Bubble</text:p>
          </table:table-cell>
          <table:covered-table-cell/>
          <table:covered-table-cell table:number-columns-repeated="2"/>
          <table:table-cell table:style-name="ce4"/>
          <table:table-cell table:style-name="ce5"/>
          <table:table-cell table:style-name="ce1"/>
          <table:covered-table-cell/>
          <table:covered-table-cell table:number-columns-repeated="3"/>
          <table:table-cell office:value-type="string" table:style-name="ce29">
            <text:p>Simulated</text:p>
          </table:table-cell>
          <table:table-cell office:value-type="string" table:number-columns-spanned="1" table:number-rows-spanned="2" table:style-name="ce66">
            <text:p><text:s/>C'''*g(N^2)</text:p>
          </table:table-cell>
          <table:table-cell office:value-type="string" table:style-name="ce30">
            <text:p><text:s/>Step 7</text:p>
          </table:table-cell>
          <table:table-cell table:number-columns-repeated="16367" table:style-name="ce1"/>
        </table:table-row>
        <table:table-row table:style-name="ro7">
          <table:table-cell table:number-columns-repeated="2" table:style-name="ce1"/>
          <table:covered-table-cell/>
          <table:table-cell office:value-type="string" table:style-name="ce31">
            <text:p>f.dat file</text:p>
          </table:table-cell>
          <table:table-cell office:value-type="string" table:number-columns-spanned="3" table:number-rows-spanned="1" table:style-name="ce67">
            <text:p>r.dat file</text:p>
          </table:table-cell>
          <table:covered-table-cell table:number-columns-repeated="2"/>
          <table:table-cell table:style-name="ce32"/>
          <table:table-cell table:style-name="ce5"/>
          <table:table-cell table:style-name="ce1"/>
          <table:covered-table-cell/>
          <table:covered-table-cell table:number-columns-repeated="3"/>
          <table:table-cell office:value-type="string" table:style-name="ce33">
            <text:p>Time</text:p>
          </table:table-cell>
          <table:covered-table-cell/>
          <table:table-cell office:value-type="string" table:style-name="ce10">
            <text:p><text:s/>= BigO-Simulated</text:p>
          </table:table-cell>
          <table:table-cell table:number-columns-repeated="16367" table:style-name="ce1"/>
        </table:table-row>
        <table:table-row table:style-name="ro8">
          <table:table-cell/>
          <table:table-cell office:value-type="string" table:style-name="ce34">
            <text:p>Count</text:p>
          </table:table-cell>
          <table:table-cell office:value-type="string" table:style-name="ce35">
            <text:p>N</text:p>
          </table:table-cell>
          <table:table-cell office:value-type="string" table:style-name="ce36">
            <text:p>Time(secs)</text:p>
          </table:table-cell>
          <table:table-cell office:value-type="string" table:style-name="ce37">
            <text:p>N^0</text:p>
          </table:table-cell>
          <table:table-cell office:value-type="string" table:style-name="ce38">
            <text:p>N^1</text:p>
          </table:table-cell>
          <table:table-cell office:value-type="string" table:style-name="ce39">
            <text:p>N^2</text:p>
          </table:table-cell>
          <table:table-cell table:style-name="ce40"/>
          <table:table-cell table:style-name="ce5"/>
          <table:table-cell table:style-name="ce1"/>
          <table:table-cell office:value-type="string" table:style-name="ce41">
            <text:p>Count</text:p>
          </table:table-cell>
          <table:table-cell office:value-type="string" table:style-name="ce42">
            <text:p>N^0</text:p>
          </table:table-cell>
          <table:table-cell office:value-type="string" table:style-name="ce42">
            <text:p>N = N^1</text:p>
          </table:table-cell>
          <table:table-cell office:value-type="string" table:style-name="ce43">
            <text:p>N^2</text:p>
          </table:table-cell>
          <table:table-cell office:value-type="string" table:style-name="ce44">
            <text:p>Curve Fit Bubble Sort</text:p>
          </table:table-cell>
          <table:table-cell office:value-type="string" table:style-name="ce100">
            <text:p>Big O Bubble Sort</text:p>
          </table:table-cell>
          <table:table-cell office:value-type="string" table:style-name="ce45">
            <text:p>Deviation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" table:style-name="ce46">
            <text:p>1</text:p>
          </table:table-cell>
          <table:table-cell office:value-type="float" office:value="15000" table:style-name="ce47">
            <text:p>15000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5000" table:formula="of:=[.C18]" table:style-name="ce50">
            <text:p>15000</text:p>
          </table:table-cell>
          <table:table-cell office:value-type="float" office:value="225000000" table:formula="of:=[.F18]*[.F18]" table:style-name="ce51">
            <text:p>2.25E+08</text:p>
          </table:table-cell>
          <table:table-cell table:style-name="ce52"/>
          <table:table-cell table:style-name="ce5"/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25000000" table:formula="of:=[.M18]*[.M18]" table:style-name="ce7">
            <text:p>2.25E+08</text:p>
          </table:table-cell>
          <table:table-cell office:value-type="float" office:value="3.9690375000000007" table:formula="of:=[.N18]*[.$F$10]+[.M18]*[.$F$9]+[.$F$8]*[.L18]" table:style-name="ce7">
            <text:p>3.97E+00</text:p>
          </table:table-cell>
          <table:table-cell office:value-type="float" office:value="3.4388325000000002" table:formula="of:=[.$F$11]*[.N18]" table:style-name="ce8">
            <text:p>3.44E+000</text:p>
          </table:table-cell>
          <table:table-cell office:value-type="float" office:value="-0.53020500000000048" table:formula="of:=[.P18]-[.O18]" table:style-name="ce9">
            <text:p>-5.30E-01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2" table:style-name="ce46">
            <text:p>2</text:p>
          </table:table-cell>
          <table:table-cell office:value-type="float" office:value="20000" table:style-name="ce47">
            <text:p>20000</text:p>
          </table:table-cell>
          <table:table-cell office:value-type="float" office:value="3" table:style-name="ce48">
            <text:p>3</text:p>
          </table:table-cell>
          <table:table-cell office:value-type="float" office:value="1" table:style-name="ce48">
            <text:p>1</text:p>
          </table:table-cell>
          <table:table-cell office:value-type="float" office:value="20000" table:formula="of:=[.C19]" table:style-name="ce3">
            <text:p>20000</text:p>
          </table:table-cell>
          <table:table-cell office:value-type="float" office:value="400000000" table:formula="of:=[.F19]*[.F19]" table:style-name="ce9">
            <text:p>4.00E+08</text:p>
          </table:table-cell>
          <table:table-cell table:style-name="ce52"/>
          <table:table-cell table:style-name="ce5"/>
          <table:table-cell table:style-name="ce5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0000" table:style-name="ce6">
            <text:p>20000</text:p>
          </table:table-cell>
          <table:table-cell office:value-type="float" office:value="400000000" table:formula="of:=[.M19]*[.M19]" table:style-name="ce7">
            <text:p>4.00E+08</text:p>
          </table:table-cell>
          <table:table-cell office:value-type="float" office:value="3.67178" table:formula="of:=[.N19]*[.$F$10]+[.M19]*[.$F$9]+[.$F$8]*[.E19]" table:style-name="ce7">
            <text:p>3.67E+00</text:p>
          </table:table-cell>
          <table:table-cell office:value-type="float" office:value="6.11348" table:formula="of:=[.$F$11]*[.N19]" table:style-name="ce8">
            <text:p>6.11E+000</text:p>
          </table:table-cell>
          <table:table-cell office:value-type="float" office:value="2.4417" table:formula="of:=[.P19]-[.O19]" table:style-name="ce9">
            <text:p>2.44E+0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" table:style-name="ce46">
            <text:p>3</text:p>
          </table:table-cell>
          <table:table-cell office:value-type="float" office:value="25000" table:style-name="ce47">
            <text:p>25000</text:p>
          </table:table-cell>
          <table:table-cell office:value-type="float" office:value="4" table:style-name="ce48">
            <text:p>4</text:p>
          </table:table-cell>
          <table:table-cell office:value-type="float" office:value="1" table:style-name="ce48">
            <text:p>1</text:p>
          </table:table-cell>
          <table:table-cell office:value-type="float" office:value="25000" table:formula="of:=[.C20]" table:style-name="ce3">
            <text:p>25000</text:p>
          </table:table-cell>
          <table:table-cell office:value-type="float" office:value="625000000" table:formula="of:=[.F20]*[.F20]" table:style-name="ce9">
            <text:p>6.25E+08</text:p>
          </table:table-cell>
          <table:table-cell table:style-name="ce52"/>
          <table:table-cell table:style-name="ce5"/>
          <table:table-cell table:style-name="ce1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5000" table:style-name="ce6">
            <text:p>25000</text:p>
          </table:table-cell>
          <table:table-cell office:value-type="float" office:value="625000000" table:formula="of:=[.M20]*[.M20]" table:style-name="ce7">
            <text:p>6.25E+08</text:p>
          </table:table-cell>
          <table:table-cell office:value-type="float" office:value="4.1137075000000021" table:formula="of:=[.N20]*[.$F$10]+[.M20]*[.$F$9]+[.$F$8]*[.E20]" table:style-name="ce7">
            <text:p>4.11E+00</text:p>
          </table:table-cell>
          <table:table-cell office:value-type="float" office:value="9.5523124999999993" table:formula="of:=[.$F$11]*[.N20]" table:style-name="ce8">
            <text:p>9.55E+000</text:p>
          </table:table-cell>
          <table:table-cell office:value-type="float" office:value="5.4386049999999972" table:formula="of:=[.P20]-[.O20]" table:style-name="ce9">
            <text:p>5.44E+0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" table:style-name="ce46">
            <text:p>4</text:p>
          </table:table-cell>
          <table:table-cell office:value-type="float" office:value="30000" table:style-name="ce47">
            <text:p>30000</text:p>
          </table:table-cell>
          <table:table-cell office:value-type="float" office:value="7" table:style-name="ce48">
            <text:p>7</text:p>
          </table:table-cell>
          <table:table-cell office:value-type="float" office:value="1" table:style-name="ce48">
            <text:p>1</text:p>
          </table:table-cell>
          <table:table-cell office:value-type="float" office:value="30000" table:formula="of:=[.C21]" table:style-name="ce3">
            <text:p>30000</text:p>
          </table:table-cell>
          <table:table-cell office:value-type="float" office:value="900000000" table:formula="of:=[.F21]*[.F21]" table:style-name="ce9">
            <text:p>9.00E+08</text:p>
          </table:table-cell>
          <table:table-cell table:style-name="ce52"/>
          <table:table-cell table:style-name="ce5"/>
          <table:table-cell table:style-name="ce1"/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30000" table:style-name="ce6">
            <text:p>30000</text:p>
          </table:table-cell>
          <table:table-cell office:value-type="float" office:value="900000000" table:formula="of:=[.M21]*[.M21]" table:style-name="ce7">
            <text:p>9.00E+08</text:p>
          </table:table-cell>
          <table:table-cell office:value-type="float" office:value="5.2948200000000014" table:formula="of:=[.N21]*[.$F$10]+[.M21]*[.$F$9]+[.$F$8]*[.E21]" table:style-name="ce7">
            <text:p>5.29E+00</text:p>
          </table:table-cell>
          <table:table-cell office:value-type="float" office:value="13.755330000000001" table:formula="of:=[.$F$11]*[.N21]" table:style-name="ce8">
            <text:p>1.38E+001</text:p>
          </table:table-cell>
          <table:table-cell office:value-type="float" office:value="8.4605099999999993" table:formula="of:=[.P21]-[.O21]" table:style-name="ce9">
            <text:p>8.46E+0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" table:style-name="ce46">
            <text:p>5</text:p>
          </table:table-cell>
          <table:table-cell office:value-type="float" office:value="35000" table:style-name="ce47">
            <text:p>35000</text:p>
          </table:table-cell>
          <table:table-cell office:value-type="float" office:value="10" table:style-name="ce48">
            <text:p>10</text:p>
          </table:table-cell>
          <table:table-cell office:value-type="float" office:value="1" table:style-name="ce48">
            <text:p>1</text:p>
          </table:table-cell>
          <table:table-cell office:value-type="float" office:value="35000" table:formula="of:=[.C22]" table:style-name="ce3">
            <text:p>35000</text:p>
          </table:table-cell>
          <table:table-cell office:value-type="float" office:value="1225000000" table:formula="of:=[.F22]*[.F22]" table:style-name="ce3">
            <text:p>1225000000</text:p>
          </table:table-cell>
          <table:table-cell table:style-name="ce52"/>
          <table:table-cell table:style-name="ce5"/>
          <table:table-cell table:style-name="ce1"/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25000" table:style-name="ce6">
            <text:p>25000</text:p>
          </table:table-cell>
          <table:table-cell office:value-type="float" office:value="625000000" table:formula="of:=[.M22]*[.M22]" table:style-name="ce7">
            <text:p>6.25E+08</text:p>
          </table:table-cell>
          <table:table-cell office:value-type="float" office:value="4.1137075000000021" table:formula="of:=[.N22]*[.$F$10]+[.M22]*[.$F$9]+[.$F$8]*[.E22]" table:style-name="ce7">
            <text:p>4.11E+00</text:p>
          </table:table-cell>
          <table:table-cell office:value-type="float" office:value="9.5523124999999993" table:formula="of:=[.$F$11]*[.N22]" table:style-name="ce8">
            <text:p>9.55E+000</text:p>
          </table:table-cell>
          <table:table-cell office:value-type="float" office:value="5.4386049999999972" table:formula="of:=[.P22]-[.O22]" table:style-name="ce9">
            <text:p>5.44E+0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6" table:style-name="ce46">
            <text:p>6</text:p>
          </table:table-cell>
          <table:table-cell office:value-type="float" office:value="40000" table:style-name="ce47">
            <text:p>40000</text:p>
          </table:table-cell>
          <table:table-cell office:value-type="float" office:value="12" table:style-name="ce48">
            <text:p>12</text:p>
          </table:table-cell>
          <table:table-cell office:value-type="float" office:value="1" table:style-name="ce48">
            <text:p>1</text:p>
          </table:table-cell>
          <table:table-cell office:value-type="float" office:value="40000" table:formula="of:=[.C23]" table:style-name="ce3">
            <text:p>40000</text:p>
          </table:table-cell>
          <table:table-cell office:value-type="float" office:value="1600000000" table:formula="of:=[.F23]*[.F23]" table:style-name="ce3">
            <text:p>1600000000</text:p>
          </table:table-cell>
          <table:table-cell table:style-name="ce52"/>
          <table:table-cell table:style-name="ce5"/>
          <table:table-cell table:style-name="ce1"/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40000" table:style-name="ce6">
            <text:p>40000</text:p>
          </table:table-cell>
          <table:table-cell office:value-type="float" office:value="1600000000" table:formula="of:=[.M23]*[.M23]" table:style-name="ce7">
            <text:p>1.60E+09</text:p>
          </table:table-cell>
          <table:table-cell office:value-type="float" office:value="9.8745999999999992" table:formula="of:=[.N23]*[.$F$10]+[.M23]*[.$F$9]+[.$F$8]*[.E23]" table:style-name="ce7">
            <text:p>9.87E+00</text:p>
          </table:table-cell>
          <table:table-cell office:value-type="float" office:value="24.45392" table:formula="of:=[.$F$11]*[.N23]" table:style-name="ce8">
            <text:p>2.45E+001</text:p>
          </table:table-cell>
          <table:table-cell office:value-type="float" office:value="14.579320000000001" table:formula="of:=[.P23]-[.O23]" table:style-name="ce9">
            <text:p>1.46E+01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7" table:style-name="ce46">
            <text:p>7</text:p>
          </table:table-cell>
          <table:table-cell office:value-type="float" office:value="45000" table:style-name="ce47">
            <text:p>45000</text:p>
          </table:table-cell>
          <table:table-cell office:value-type="float" office:value="14" table:style-name="ce48">
            <text:p>14</text:p>
          </table:table-cell>
          <table:table-cell office:value-type="float" office:value="1" table:style-name="ce48">
            <text:p>1</text:p>
          </table:table-cell>
          <table:table-cell office:value-type="float" office:value="45000" table:formula="of:=[.C24]" table:style-name="ce3">
            <text:p>45000</text:p>
          </table:table-cell>
          <table:table-cell office:value-type="float" office:value="2025000000" table:formula="of:=[.F24]*[.F24]" table:style-name="ce3">
            <text:p>2025000000</text:p>
          </table:table-cell>
          <table:table-cell table:style-name="ce52"/>
          <table:table-cell table:style-name="ce5"/>
          <table:table-cell table:style-name="ce1"/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45000" table:style-name="ce6">
            <text:p>45000</text:p>
          </table:table-cell>
          <table:table-cell office:value-type="float" office:value="2025000000" table:formula="of:=[.M24]*[.M24]" table:style-name="ce7">
            <text:p>2.03E+09</text:p>
          </table:table-cell>
          <table:table-cell office:value-type="float" office:value="13.273267500000001" table:formula="of:=[.N24]*[.$F$10]+[.M24]*[.$F$9]+[.$F$8]*[.E24]" table:style-name="ce7">
            <text:p>1.33E+01</text:p>
          </table:table-cell>
          <table:table-cell office:value-type="float" office:value="30.949492500000002" table:formula="of:=[.$F$11]*[.N24]" table:style-name="ce8">
            <text:p>3.09E+001</text:p>
          </table:table-cell>
          <table:table-cell office:value-type="float" office:value="17.676225000000002" table:formula="of:=[.P24]-[.O24]" table:style-name="ce9">
            <text:p>1.77E+01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8" table:style-name="ce54">
            <text:p>8</text:p>
          </table:table-cell>
          <table:table-cell office:value-type="float" office:value="60000" table:style-name="ce49">
            <text:p>60000</text:p>
          </table:table-cell>
          <table:table-cell office:value-type="float" office:value="29" table:style-name="ce48">
            <text:p>29</text:p>
          </table:table-cell>
          <table:table-cell office:value-type="float" office:value="1" table:style-name="ce48">
            <text:p>1</text:p>
          </table:table-cell>
          <table:table-cell office:value-type="float" office:value="60000" table:formula="of:=[.C25]" table:style-name="ce3">
            <text:p>60000</text:p>
          </table:table-cell>
          <table:table-cell office:value-type="float" office:value="3600000000" table:formula="of:=[.F25]*[.F25]" table:style-name="ce3">
            <text:p>3600000000</text:p>
          </table:table-cell>
          <table:table-cell table:style-name="ce52"/>
          <table:table-cell table:style-name="ce5"/>
          <table:table-cell table:style-name="ce1"/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50000" table:style-name="ce6">
            <text:p>50000</text:p>
          </table:table-cell>
          <table:table-cell office:value-type="float" office:value="2500000000" table:formula="of:=[.M25]*[.M25]" table:style-name="ce7">
            <text:p>2.50E+09</text:p>
          </table:table-cell>
          <table:table-cell office:value-type="float" office:value="17.411120000000004" table:formula="of:=[.N25]*[.$F$10]+[.M25]*[.$F$9]+[.$F$8]*[.E25]" table:style-name="ce7">
            <text:p>1.74E+01</text:p>
          </table:table-cell>
          <table:table-cell office:value-type="float" office:value="38.209249999999997" table:formula="of:=[.$F$11]*[.N25]" table:style-name="ce8">
            <text:p>3.82E+001</text:p>
          </table:table-cell>
          <table:table-cell office:value-type="float" office:value="20.798129999999993" table:formula="of:=[.P25]-[.O25]" table:style-name="ce9">
            <text:p>2.08E+01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9" table:style-name="ce3">
            <text:p>9</text:p>
          </table:table-cell>
          <table:table-cell office:value-type="float" office:value="70000" table:style-name="ce3">
            <text:p>70000</text:p>
          </table:table-cell>
          <table:table-cell office:value-type="float" office:value="38" table:style-name="ce3">
            <text:p>38</text:p>
          </table:table-cell>
          <table:table-cell office:value-type="float" office:value="1" table:style-name="ce3">
            <text:p>1</text:p>
          </table:table-cell>
          <table:table-cell office:value-type="float" office:value="70000" table:formula="of:=[.C26]" table:style-name="ce3">
            <text:p>70000</text:p>
          </table:table-cell>
          <table:table-cell office:value-type="float" office:value="4900000000" table:formula="of:=[.F26]*[.F26]" table:style-name="ce3">
            <text:p>4900000000</text:p>
          </table:table-cell>
          <table:table-cell table:style-name="ce52"/>
          <table:table-cell table:style-name="ce5"/>
          <table:table-cell table:style-name="ce1"/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55000" table:style-name="ce6">
            <text:p>55000</text:p>
          </table:table-cell>
          <table:table-cell office:value-type="float" office:value="3025000000" table:formula="of:=[.M26]*[.M26]" table:style-name="ce7">
            <text:p>3.03E+09</text:p>
          </table:table-cell>
          <table:table-cell office:value-type="float" office:value="22.288157499999997" table:formula="of:=[.N26]*[.$F$10]+[.M26]*[.$F$9]+[.$F$8]*[.E26]" table:style-name="ce7">
            <text:p>2.23E+01</text:p>
          </table:table-cell>
          <table:table-cell office:value-type="float" office:value="46.233192500000001" table:formula="of:=[.$F$11]*[.N26]" table:style-name="ce8">
            <text:p>4.62E+001</text:p>
          </table:table-cell>
          <table:table-cell office:value-type="float" office:value="23.945035000000004" table:formula="of:=[.P26]-[.O26]" table:style-name="ce9">
            <text:p>2.39E+01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0" table:style-name="ce3">
            <text:p>10</text:p>
          </table:table-cell>
          <table:table-cell office:value-type="float" office:value="80000" table:formula="of:=[.C26]+10000" table:style-name="ce3">
            <text:p>80000</text:p>
          </table:table-cell>
          <table:table-cell office:value-type="float" office:value="51" table:style-name="ce3">
            <text:p>51</text:p>
          </table:table-cell>
          <table:table-cell office:value-type="float" office:value="1" table:style-name="ce3">
            <text:p>1</text:p>
          </table:table-cell>
          <table:table-cell office:value-type="float" office:value="80000" table:formula="of:=[.C27]" table:style-name="ce3">
            <text:p>80000</text:p>
          </table:table-cell>
          <table:table-cell office:value-type="float" office:value="6400000000" table:formula="of:=[.F27]*[.F27]" table:style-name="ce3">
            <text:p>6400000000</text:p>
          </table:table-cell>
          <table:table-cell table:style-name="ce55"/>
          <table:table-cell table:style-name="ce5"/>
          <table:table-cell table:style-name="ce1"/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60000" table:style-name="ce6">
            <text:p>60000</text:p>
          </table:table-cell>
          <table:table-cell office:value-type="float" office:value="3600000000" table:formula="of:=[.M27]*[.M27]" table:style-name="ce7">
            <text:p>3.60E+09</text:p>
          </table:table-cell>
          <table:table-cell office:value-type="float" office:value="27.904380000000003" table:formula="of:=[.N27]*[.$F$10]+[.M27]*[.$F$9]+[.$F$8]*[.E27]" table:style-name="ce7">
            <text:p>2.79E+01</text:p>
          </table:table-cell>
          <table:table-cell office:value-type="float" office:value="55.021320000000003" table:formula="of:=[.$F$11]*[.N27]" table:style-name="ce8">
            <text:p>5.50E+001</text:p>
          </table:table-cell>
          <table:table-cell office:value-type="float" office:value="27.11694" table:formula="of:=[.P27]-[.O27]" table:style-name="ce9">
            <text:p>2.71E+01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1" table:style-name="ce3">
            <text:p>11</text:p>
          </table:table-cell>
          <table:table-cell office:value-type="float" office:value="90000" table:formula="of:=[.C27]+10000" table:style-name="ce3">
            <text:p>90000</text:p>
          </table:table-cell>
          <table:table-cell office:value-type="float" office:value="81" table:style-name="ce3">
            <text:p>81</text:p>
          </table:table-cell>
          <table:table-cell office:value-type="float" office:value="1" table:style-name="ce3">
            <text:p>1</text:p>
          </table:table-cell>
          <table:table-cell office:value-type="float" office:value="90000" table:formula="of:=[.C28]" table:style-name="ce3">
            <text:p>90000</text:p>
          </table:table-cell>
          <table:table-cell office:value-type="float" office:value="8100000000" table:formula="of:=[.F28]*[.F28]" table:style-name="ce3">
            <text:p>8100000000</text:p>
          </table:table-cell>
          <table:table-cell table:style-name="ce4"/>
          <table:table-cell table:style-name="ce5"/>
          <table:table-cell table:style-name="ce1"/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65000" table:style-name="ce6">
            <text:p>65000</text:p>
          </table:table-cell>
          <table:table-cell office:value-type="float" office:value="4225000000" table:formula="of:=[.M28]*[.M28]" table:style-name="ce7">
            <text:p>4.23E+09</text:p>
          </table:table-cell>
          <table:table-cell office:value-type="float" office:value="34.259787500000009" table:formula="of:=[.N28]*[.$F$10]+[.M28]*[.$F$9]+[.$F$8]*[.E28]" table:style-name="ce7">
            <text:p>3.43E+01</text:p>
          </table:table-cell>
          <table:table-cell office:value-type="float" office:value="64.573632500000002" table:formula="of:=[.$F$11]*[.N28]" table:style-name="ce8">
            <text:p>6.46E+001</text:p>
          </table:table-cell>
          <table:table-cell office:value-type="float" office:value="30.313844999999993" table:formula="of:=[.P28]-[.O28]" table:style-name="ce9">
            <text:p>3.03E+01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2" table:style-name="ce3">
            <text:p>12</text:p>
          </table:table-cell>
          <table:table-cell office:value-type="float" office:value="100000" table:formula="of:=[.C28]+10000" table:style-name="ce3">
            <text:p>100000</text:p>
          </table:table-cell>
          <table:table-cell office:value-type="float" office:value="101" table:style-name="ce3">
            <text:p>101</text:p>
          </table:table-cell>
          <table:table-cell office:value-type="float" office:value="1" table:style-name="ce3">
            <text:p>1</text:p>
          </table:table-cell>
          <table:table-cell office:value-type="float" office:value="100000" table:formula="of:=[.C29]" table:style-name="ce3">
            <text:p>100000</text:p>
          </table:table-cell>
          <table:table-cell office:value-type="float" office:value="10000000000" table:formula="of:=[.F29]*[.F29]" table:style-name="ce3">
            <text:p>10000000000</text:p>
          </table:table-cell>
          <table:table-cell table:style-name="ce4"/>
          <table:table-cell table:style-name="ce5"/>
          <table:table-cell table:style-name="ce1"/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70000" table:style-name="ce6">
            <text:p>70000</text:p>
          </table:table-cell>
          <table:table-cell office:value-type="float" office:value="4900000000" table:formula="of:=[.M29]*[.M29]" table:style-name="ce7">
            <text:p>4.90E+09</text:p>
          </table:table-cell>
          <table:table-cell office:value-type="float" office:value="41.354379999999999" table:formula="of:=[.N29]*[.$F$10]+[.M29]*[.$F$9]+[.$F$8]*[.E29]" table:style-name="ce7">
            <text:p>4.14E+01</text:p>
          </table:table-cell>
          <table:table-cell office:value-type="float" office:value="74.890129999999999" table:formula="of:=[.$F$11]*[.N29]" table:style-name="ce8">
            <text:p>7.49E+001</text:p>
          </table:table-cell>
          <table:table-cell office:value-type="float" office:value="33.53575" table:formula="of:=[.P29]-[.O29]" table:style-name="ce9">
            <text:p>3.35E+01</text:p>
          </table:table-cell>
          <table:table-cell table:number-columns-repeated="16367"/>
        </table:table-row>
        <table:table-row table:style-name="ro2">
          <table:table-cell/>
          <table:table-cell table:style-name="ce1"/>
          <table:table-cell table:number-columns-repeated="5" table:style-name="ce3"/>
          <table:table-cell table:style-name="ce4"/>
          <table:table-cell table:style-name="ce5"/>
          <table:table-cell table:style-name="ce1"/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75000" table:style-name="ce6">
            <text:p>75000</text:p>
          </table:table-cell>
          <table:table-cell office:value-type="float" office:value="5625000000" table:formula="of:=[.M30]*[.M30]" table:style-name="ce7">
            <text:p>5.63E+09</text:p>
          </table:table-cell>
          <table:table-cell office:value-type="float" office:value="39.892237500000007" table:formula="of:=[.N30]*[.$F$10]+[.M30]*[.$F$9]+[.$F$8]*[.E30]" table:style-name="ce7">
            <text:p>3.99E+01</text:p>
          </table:table-cell>
          <table:table-cell office:value-type="float" office:value="85.970812499999994" table:formula="of:=[.$F$11]*[.N30]" table:style-name="ce8">
            <text:p>8.60E+001</text:p>
          </table:table-cell>
          <table:table-cell office:value-type="float" office:value="46.078574999999987" table:formula="of:=[.P30]-[.O30]" table:style-name="ce9">
            <text:p>4.61E+01</text:p>
          </table:table-cell>
          <table:table-cell table:number-columns-repeated="16367"/>
        </table:table-row>
        <table:table-row table:style-name="ro2">
          <table:table-cell/>
          <table:table-cell office:value-type="string" table:style-name="ce10">
            <text:p>Step 8 Graph</text:p>
          </table:table-cell>
          <table:table-cell table:number-columns-repeated="5" table:style-name="ce3"/>
          <table:table-cell table:style-name="ce4"/>
          <table:table-cell table:style-name="ce5"/>
          <table:table-cell table:style-name="ce1"/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80000" table:style-name="ce6">
            <text:p>80000</text:p>
          </table:table-cell>
          <table:table-cell office:value-type="float" office:value="6400000000" table:formula="of:=[.M31]*[.M31]" table:style-name="ce7">
            <text:p>6.40E+09</text:p>
          </table:table-cell>
          <table:table-cell office:value-type="float" office:value="48.465199999999996" table:formula="of:=[.N31]*[.$F$10]+[.M31]*[.$F$9]+[.$F$8]*[.E31]" table:style-name="ce7">
            <text:p>4.85E+01</text:p>
          </table:table-cell>
          <table:table-cell office:value-type="float" office:value="97.81568" table:formula="of:=[.$F$11]*[.N31]" table:style-name="ce8">
            <text:p>9.78E+001</text:p>
          </table:table-cell>
          <table:table-cell office:value-type="float" office:value="49.350480000000005" table:formula="of:=[.P31]-[.O31]" table:style-name="ce9">
            <text:p>4.94E+01</text:p>
          </table:table-cell>
          <table:table-cell table:number-columns-repeated="16367"/>
        </table:table-row>
        <table:table-row table:style-name="ro2">
          <table:table-cell/>
          <table:table-cell table:style-name="ce1">
            <draw:frame draw:z-index="1" draw:id="id2" draw:style-name="a2" draw:name="Chart 1" svg:x="0.04688in" svg:y="0.03924in" svg:width="7.5218in" svg:height="6.282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 table:style-name="ce3"/>
          <table:table-cell table:style-name="ce4"/>
          <table:table-cell table:style-name="ce5"/>
          <table:table-cell table:style-name="ce1"/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85000" table:style-name="ce6">
            <text:p>85000</text:p>
          </table:table-cell>
          <table:table-cell office:value-type="float" office:value="7225000000" table:formula="of:=[.M32]*[.M32]" table:style-name="ce7">
            <text:p>7.23E+09</text:p>
          </table:table-cell>
          <table:table-cell office:value-type="float" office:value="57.777347500000005" table:formula="of:=[.N32]*[.$F$10]+[.M32]*[.$F$9]+[.$F$8]*[.E32]" table:style-name="ce7">
            <text:p>5.78E+01</text:p>
          </table:table-cell>
          <table:table-cell office:value-type="float" office:value="110.4247325" table:formula="of:=[.$F$11]*[.N32]" table:style-name="ce8">
            <text:p>1.10E+002</text:p>
          </table:table-cell>
          <table:table-cell office:value-type="float" office:value="52.647385" table:formula="of:=[.P32]-[.O32]" table:style-name="ce9">
            <text:p>5.26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90000" table:style-name="ce6">
            <text:p>90000</text:p>
          </table:table-cell>
          <table:table-cell office:value-type="float" office:value="8100000000" table:formula="of:=[.M33]*[.M33]" table:style-name="ce7">
            <text:p>8.10E+09</text:p>
          </table:table-cell>
          <table:table-cell office:value-type="float" office:value="67.828680000000006" table:formula="of:=[.N33]*[.$F$10]+[.M33]*[.$F$9]+[.$F$8]*[.E33]" table:style-name="ce7">
            <text:p>6.78E+01</text:p>
          </table:table-cell>
          <table:table-cell office:value-type="float" office:value="123.79797000000001" table:formula="of:=[.$F$11]*[.N33]" table:style-name="ce8">
            <text:p>1.24E+002</text:p>
          </table:table-cell>
          <table:table-cell office:value-type="float" office:value="55.969290000000001" table:formula="of:=[.P33]-[.O33]" table:style-name="ce9">
            <text:p>5.60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95000" table:style-name="ce6">
            <text:p>95000</text:p>
          </table:table-cell>
          <table:table-cell office:value-type="float" office:value="9025000000" table:formula="of:=[.M34]*[.M34]" table:style-name="ce7">
            <text:p>9.03E+09</text:p>
          </table:table-cell>
          <table:table-cell office:value-type="float" office:value="78.619197500000013" table:formula="of:=[.N34]*[.$F$10]+[.M34]*[.$F$9]+[.$F$8]*[.E34]" table:style-name="ce7">
            <text:p>7.86E+01</text:p>
          </table:table-cell>
          <table:table-cell office:value-type="float" office:value="137.93539250000001" table:formula="of:=[.$F$11]*[.N34]" table:style-name="ce8">
            <text:p>1.38E+002</text:p>
          </table:table-cell>
          <table:table-cell office:value-type="float" office:value="59.316194999999993" table:formula="of:=[.P34]-[.O34]" table:style-name="ce9">
            <text:p>5.93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100000" table:style-name="ce6">
            <text:p>100000</text:p>
          </table:table-cell>
          <table:table-cell office:value-type="float" office:value="10000000000" table:formula="of:=[.M35]*[.M35]" table:style-name="ce7">
            <text:p>1.00E+10</text:p>
          </table:table-cell>
          <table:table-cell office:value-type="float" office:value="90.148900000000026" table:formula="of:=[.N35]*[.$F$10]+[.M35]*[.$F$9]+[.$F$8]*[.E35]" table:style-name="ce7">
            <text:p>9.01E+01</text:p>
          </table:table-cell>
          <table:table-cell office:value-type="float" office:value="152.83699999999999" table:formula="of:=[.$F$11]*[.N35]" table:style-name="ce8">
            <text:p>1.53E+002</text:p>
          </table:table-cell>
          <table:table-cell office:value-type="float" office:value="62.688099999999963" table:formula="of:=[.P35]-[.O35]" table:style-name="ce9">
            <text:p>6.27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105000" table:style-name="ce6">
            <text:p>105000</text:p>
          </table:table-cell>
          <table:table-cell office:value-type="float" office:value="11025000000" table:formula="of:=[.M36]*[.M36]" table:style-name="ce7">
            <text:p>1.10E+10</text:p>
          </table:table-cell>
          <table:table-cell office:value-type="float" office:value="102.4177875" table:formula="of:=[.N36]*[.$F$10]+[.M36]*[.$F$9]+[.$F$8]*[.E36]" table:style-name="ce7">
            <text:p>1.02E+02</text:p>
          </table:table-cell>
          <table:table-cell office:value-type="float" office:value="168.5027925" table:formula="of:=[.$F$11]*[.N36]" table:style-name="ce8">
            <text:p>1.69E+002</text:p>
          </table:table-cell>
          <table:table-cell office:value-type="float" office:value="66.085004999999995" table:formula="of:=[.P36]-[.O36]" table:style-name="ce9">
            <text:p>6.61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10000" table:style-name="ce6">
            <text:p>110000</text:p>
          </table:table-cell>
          <table:table-cell office:value-type="float" office:value="12100000000" table:formula="of:=[.M37]*[.M37]" table:style-name="ce7">
            <text:p>1.21E+10</text:p>
          </table:table-cell>
          <table:table-cell office:value-type="float" office:value="115.42586" table:formula="of:=[.N37]*[.$F$10]+[.M37]*[.$F$9]+[.$F$8]*[.E37]" table:style-name="ce7">
            <text:p>1.15E+02</text:p>
          </table:table-cell>
          <table:table-cell office:value-type="float" office:value="184.93277" table:formula="of:=[.$F$11]*[.N37]" table:style-name="ce8">
            <text:p>1.85E+002</text:p>
          </table:table-cell>
          <table:table-cell office:value-type="float" office:value="69.506910000000005" table:formula="of:=[.P37]-[.O37]" table:style-name="ce9">
            <text:p>6.95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115000" table:style-name="ce6">
            <text:p>115000</text:p>
          </table:table-cell>
          <table:table-cell office:value-type="float" office:value="13225000000" table:formula="of:=[.M38]*[.M38]" table:style-name="ce7">
            <text:p>1.32E+10</text:p>
          </table:table-cell>
          <table:table-cell office:value-type="float" office:value="129.17311749999999" table:formula="of:=[.N38]*[.$F$10]+[.M38]*[.$F$9]+[.$F$8]*[.E38]" table:style-name="ce7">
            <text:p>1.29E+02</text:p>
          </table:table-cell>
          <table:table-cell office:value-type="float" office:value="202.12693250000001" table:formula="of:=[.$F$11]*[.N38]" table:style-name="ce8">
            <text:p>2.02E+002</text:p>
          </table:table-cell>
          <table:table-cell office:value-type="float" office:value="72.95381500000002" table:formula="of:=[.P38]-[.O38]" table:style-name="ce9">
            <text:p>7.30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120000" table:style-name="ce6">
            <text:p>120000</text:p>
          </table:table-cell>
          <table:table-cell office:value-type="float" office:value="14400000000" table:formula="of:=[.M39]*[.M39]" table:style-name="ce7">
            <text:p>1.44E+10</text:p>
          </table:table-cell>
          <table:table-cell office:value-type="float" office:value="143.65956" table:formula="of:=[.N39]*[.$F$10]+[.M39]*[.$F$9]+[.$F$8]*[.E39]" table:style-name="ce7">
            <text:p>1.44E+02</text:p>
          </table:table-cell>
          <table:table-cell office:value-type="float" office:value="220.08528000000001" table:formula="of:=[.$F$11]*[.N39]" table:style-name="ce8">
            <text:p>2.20E+002</text:p>
          </table:table-cell>
          <table:table-cell office:value-type="float" office:value="76.425720000000013" table:formula="of:=[.P39]-[.O39]" table:style-name="ce9">
            <text:p>7.64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125000" table:style-name="ce6">
            <text:p>125000</text:p>
          </table:table-cell>
          <table:table-cell office:value-type="float" office:value="15625000000" table:formula="of:=[.M40]*[.M40]" table:style-name="ce7">
            <text:p>1.56E+10</text:p>
          </table:table-cell>
          <table:table-cell office:value-type="float" office:value="158.88518750000003" table:formula="of:=[.N40]*[.$F$10]+[.M40]*[.$F$9]+[.$F$8]*[.E40]" table:style-name="ce7">
            <text:p>1.59E+02</text:p>
          </table:table-cell>
          <table:table-cell office:value-type="float" office:value="238.80781250000001" table:formula="of:=[.$F$11]*[.N40]" table:style-name="ce8">
            <text:p>2.39E+002</text:p>
          </table:table-cell>
          <table:table-cell office:value-type="float" office:value="79.922624999999982" table:formula="of:=[.P40]-[.O40]" table:style-name="ce9">
            <text:p>7.99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130000" table:style-name="ce6">
            <text:p>130000</text:p>
          </table:table-cell>
          <table:table-cell office:value-type="float" office:value="16900000000" table:formula="of:=[.M41]*[.M41]" table:style-name="ce7">
            <text:p>1.69E+10</text:p>
          </table:table-cell>
          <table:table-cell office:value-type="float" office:value="174.85000000000002" table:formula="of:=[.N41]*[.$F$10]+[.M41]*[.$F$9]+[.$F$8]*[.E41]" table:style-name="ce7">
            <text:p>1.75E+02</text:p>
          </table:table-cell>
          <table:table-cell office:value-type="float" office:value="258.29453000000001" table:formula="of:=[.$F$11]*[.N41]" table:style-name="ce8">
            <text:p>2.58E+002</text:p>
          </table:table-cell>
          <table:table-cell office:value-type="float" office:value="83.444529999999986" table:formula="of:=[.P41]-[.O41]" table:style-name="ce9">
            <text:p>8.34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135000" table:style-name="ce6">
            <text:p>135000</text:p>
          </table:table-cell>
          <table:table-cell office:value-type="float" office:value="18225000000" table:formula="of:=[.M42]*[.M42]" table:style-name="ce7">
            <text:p>1.82E+10</text:p>
          </table:table-cell>
          <table:table-cell office:value-type="float" office:value="191.55399749999998" table:formula="of:=[.N42]*[.$F$10]+[.M42]*[.$F$9]+[.$F$8]*[.E42]" table:style-name="ce7">
            <text:p>1.92E+02</text:p>
          </table:table-cell>
          <table:table-cell office:value-type="float" office:value="278.5454325" table:formula="of:=[.$F$11]*[.N42]" table:style-name="ce8">
            <text:p>2.79E+002</text:p>
          </table:table-cell>
          <table:table-cell office:value-type="float" office:value="86.991435000000024" table:formula="of:=[.P42]-[.O42]" table:style-name="ce9">
            <text:p>8.70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140000" table:style-name="ce6">
            <text:p>140000</text:p>
          </table:table-cell>
          <table:table-cell office:value-type="float" office:value="19600000000" table:formula="of:=[.M43]*[.M43]" table:style-name="ce7">
            <text:p>1.96E+10</text:p>
          </table:table-cell>
          <table:table-cell office:value-type="float" office:value="208.99717999999999" table:formula="of:=[.N43]*[.$F$10]+[.M43]*[.$F$9]+[.$F$8]*[.E43]" table:style-name="ce7">
            <text:p>2.09E+02</text:p>
          </table:table-cell>
          <table:table-cell office:value-type="float" office:value="299.56052" table:formula="of:=[.$F$11]*[.N43]" table:style-name="ce8">
            <text:p>3.00E+002</text:p>
          </table:table-cell>
          <table:table-cell office:value-type="float" office:value="90.563340000000011" table:formula="of:=[.P43]-[.O43]" table:style-name="ce9">
            <text:p>9.06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145000" table:style-name="ce6">
            <text:p>145000</text:p>
          </table:table-cell>
          <table:table-cell office:value-type="float" office:value="21025000000" table:formula="of:=[.M44]*[.M44]" table:style-name="ce7">
            <text:p>2.10E+10</text:p>
          </table:table-cell>
          <table:table-cell office:value-type="float" office:value="227.17954750000001" table:formula="of:=[.N44]*[.$F$10]+[.M44]*[.$F$9]+[.$F$8]*[.E44]" table:style-name="ce7">
            <text:p>2.27E+02</text:p>
          </table:table-cell>
          <table:table-cell office:value-type="float" office:value="321.33979249999999" table:formula="of:=[.$F$11]*[.N44]" table:style-name="ce8">
            <text:p>3.21E+002</text:p>
          </table:table-cell>
          <table:table-cell office:value-type="float" office:value="94.160244999999975" table:formula="of:=[.P44]-[.O44]" table:style-name="ce9">
            <text:p>9.42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150000" table:style-name="ce6">
            <text:p>150000</text:p>
          </table:table-cell>
          <table:table-cell office:value-type="float" office:value="22500000000" table:formula="of:=[.M45]*[.M45]" table:style-name="ce7">
            <text:p>2.25E+10</text:p>
          </table:table-cell>
          <table:table-cell office:value-type="float" office:value="246.10110000000003" table:formula="of:=[.N45]*[.$F$10]+[.M45]*[.$F$9]+[.$F$8]*[.E45]" table:style-name="ce7">
            <text:p>2.46E+02</text:p>
          </table:table-cell>
          <table:table-cell office:value-type="float" office:value="343.88324999999998" table:formula="of:=[.$F$11]*[.N45]" table:style-name="ce8">
            <text:p>3.44E+002</text:p>
          </table:table-cell>
          <table:table-cell office:value-type="float" office:value="97.782149999999945" table:formula="of:=[.P45]-[.O45]" table:style-name="ce9">
            <text:p>9.78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9" table:style-name="ce3">
            <text:p>29</text:p>
          </table:table-cell>
          <table:table-cell office:value-type="float" office:value="1" table:style-name="ce3">
            <text:p>1</text:p>
          </table:table-cell>
          <table:table-cell office:value-type="float" office:value="155000" table:style-name="ce6">
            <text:p>155000</text:p>
          </table:table-cell>
          <table:table-cell office:value-type="float" office:value="24025000000" table:formula="of:=[.M46]*[.M46]" table:style-name="ce7">
            <text:p>2.40E+10</text:p>
          </table:table-cell>
          <table:table-cell office:value-type="float" office:value="265.76183750000001" table:formula="of:=[.N46]*[.$F$10]+[.M46]*[.$F$9]+[.$F$8]*[.E46]" table:style-name="ce7">
            <text:p>2.66E+02</text:p>
          </table:table-cell>
          <table:table-cell office:value-type="float" office:value="367.19089250000002" table:formula="of:=[.$F$11]*[.N46]" table:style-name="ce8">
            <text:p>3.67E+002</text:p>
          </table:table-cell>
          <table:table-cell office:value-type="float" office:value="101.42905500000001" table:formula="of:=[.P46]-[.O46]" table:style-name="ce9">
            <text:p>1.01E+02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160000" table:style-name="ce6">
            <text:p>160000</text:p>
          </table:table-cell>
          <table:table-cell office:value-type="float" office:value="25600000000" table:formula="of:=[.M47]*[.M47]" table:style-name="ce7">
            <text:p>2.56E+10</text:p>
          </table:table-cell>
          <table:table-cell office:value-type="float" office:value="286.16175999999996" table:formula="of:=[.N47]*[.$F$10]+[.M47]*[.$F$9]+[.$F$8]*[.E47]" table:style-name="ce7">
            <text:p>2.86E+02</text:p>
          </table:table-cell>
          <table:table-cell office:value-type="float" office:value="391.26272" table:formula="of:=[.$F$11]*[.N47]" table:style-name="ce8">
            <text:p>3.91E+002</text:p>
          </table:table-cell>
          <table:table-cell office:value-type="float" office:value="105.10096000000004" table:formula="of:=[.P47]-[.O47]" table:style-name="ce9">
            <text:p>1.05E+02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office:value-type="float" office:value="165000" table:style-name="ce6">
            <text:p>165000</text:p>
          </table:table-cell>
          <table:table-cell office:value-type="float" office:value="27225000000" table:formula="of:=[.M48]*[.M48]" table:style-name="ce7">
            <text:p>2.72E+10</text:p>
          </table:table-cell>
          <table:table-cell office:value-type="float" office:value="307.30086750000004" table:formula="of:=[.N48]*[.$F$10]+[.M48]*[.$F$9]+[.$F$8]*[.E48]" table:style-name="ce7">
            <text:p>3.07E+02</text:p>
          </table:table-cell>
          <table:table-cell office:value-type="float" office:value="416.09873249999998" table:formula="of:=[.$F$11]*[.N48]" table:style-name="ce8">
            <text:p>4.16E+002</text:p>
          </table:table-cell>
          <table:table-cell office:value-type="float" office:value="108.79786499999994" table:formula="of:=[.P48]-[.O48]" table:style-name="ce9">
            <text:p>1.09E+02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170000" table:style-name="ce6">
            <text:p>170000</text:p>
          </table:table-cell>
          <table:table-cell office:value-type="float" office:value="28900000000" table:formula="of:=[.M49]*[.M49]" table:style-name="ce7">
            <text:p>2.89E+10</text:p>
          </table:table-cell>
          <table:table-cell office:value-type="float" office:value="329.17916000000002" table:formula="of:=[.N49]*[.$F$10]+[.M49]*[.$F$9]+[.$F$8]*[.E49]" table:style-name="ce7">
            <text:p>3.29E+02</text:p>
          </table:table-cell>
          <table:table-cell office:value-type="float" office:value="441.69893000000002" table:formula="of:=[.$F$11]*[.N49]" table:style-name="ce8">
            <text:p>4.42E+002</text:p>
          </table:table-cell>
          <table:table-cell office:value-type="float" office:value="112.51976999999999" table:formula="of:=[.P49]-[.O49]" table:style-name="ce9">
            <text:p>1.13E+02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float" office:value="175000" table:style-name="ce6">
            <text:p>175000</text:p>
          </table:table-cell>
          <table:table-cell office:value-type="float" office:value="30625000000" table:formula="of:=[.M50]*[.M50]" table:style-name="ce7">
            <text:p>3.06E+10</text:p>
          </table:table-cell>
          <table:table-cell office:value-type="float" office:value="351.79663749999997" table:formula="of:=[.N50]*[.$F$10]+[.M50]*[.$F$9]+[.$F$8]*[.E50]" table:style-name="ce7">
            <text:p>3.52E+02</text:p>
          </table:table-cell>
          <table:table-cell office:value-type="float" office:value="468.06331249999999" table:formula="of:=[.$F$11]*[.N50]" table:style-name="ce8">
            <text:p>4.68E+002</text:p>
          </table:table-cell>
          <table:table-cell office:value-type="float" office:value="116.26667500000002" table:formula="of:=[.P50]-[.O50]" table:style-name="ce9">
            <text:p>1.16E+02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float" office:value="180000" table:style-name="ce6">
            <text:p>180000</text:p>
          </table:table-cell>
          <table:table-cell office:value-type="float" office:value="32400000000" table:formula="of:=[.M51]*[.M51]" table:style-name="ce7">
            <text:p>3.24E+10</text:p>
          </table:table-cell>
          <table:table-cell office:value-type="float" office:value="375.15330000000006" table:formula="of:=[.N51]*[.$F$10]+[.M51]*[.$F$9]+[.$F$8]*[.E51]" table:style-name="ce7">
            <text:p>3.75E+02</text:p>
          </table:table-cell>
          <table:table-cell office:value-type="float" office:value="495.19188000000003" table:formula="of:=[.$F$11]*[.N51]" table:style-name="ce8">
            <text:p>4.95E+002</text:p>
          </table:table-cell>
          <table:table-cell office:value-type="float" office:value="120.03857999999997" table:formula="of:=[.P51]-[.O51]" table:style-name="ce9">
            <text:p>1.20E+02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85000" table:style-name="ce6">
            <text:p>185000</text:p>
          </table:table-cell>
          <table:table-cell office:value-type="float" office:value="34225000000" table:formula="of:=[.M52]*[.M52]" table:style-name="ce7">
            <text:p>3.42E+10</text:p>
          </table:table-cell>
          <table:table-cell office:value-type="float" office:value="399.24914750000005" table:formula="of:=[.N52]*[.$F$10]+[.M52]*[.$F$9]+[.$F$8]*[.E52]" table:style-name="ce7">
            <text:p>3.99E+02</text:p>
          </table:table-cell>
          <table:table-cell office:value-type="float" office:value="523.0846325" table:formula="of:=[.$F$11]*[.N52]" table:style-name="ce8">
            <text:p>5.23E+002</text:p>
          </table:table-cell>
          <table:table-cell office:value-type="float" office:value="123.83548499999995" table:formula="of:=[.P52]-[.O52]" table:style-name="ce9">
            <text:p>1.24E+02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190000" table:style-name="ce6">
            <text:p>190000</text:p>
          </table:table-cell>
          <table:table-cell office:value-type="float" office:value="36100000000" table:formula="of:=[.M53]*[.M53]" table:style-name="ce7">
            <text:p>3.61E+10</text:p>
          </table:table-cell>
          <table:table-cell office:value-type="float" office:value="424.08418000000006" table:formula="of:=[.N53]*[.$F$10]+[.M53]*[.$F$9]+[.$F$8]*[.E53]" table:style-name="ce7">
            <text:p>4.24E+02</text:p>
          </table:table-cell>
          <table:table-cell office:value-type="float" office:value="551.74157000000002" table:formula="of:=[.$F$11]*[.N53]" table:style-name="ce8">
            <text:p>5.52E+002</text:p>
          </table:table-cell>
          <table:table-cell office:value-type="float" office:value="127.65738999999996" table:formula="of:=[.P53]-[.O53]" table:style-name="ce9">
            <text:p>1.28E+02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7" table:style-name="ce3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195000" table:style-name="ce6">
            <text:p>195000</text:p>
          </table:table-cell>
          <table:table-cell office:value-type="float" office:value="38025000000" table:formula="of:=[.M54]*[.M54]" table:style-name="ce7">
            <text:p>3.80E+10</text:p>
          </table:table-cell>
          <table:table-cell office:value-type="float" office:value="449.65839749999998" table:formula="of:=[.N54]*[.$F$10]+[.M54]*[.$F$9]+[.$F$8]*[.E54]" table:style-name="ce7">
            <text:p>4.50E+02</text:p>
          </table:table-cell>
          <table:table-cell office:value-type="float" office:value="581.16269250000005" table:formula="of:=[.$F$11]*[.N54]" table:style-name="ce8">
            <text:p>5.81E+002</text:p>
          </table:table-cell>
          <table:table-cell office:value-type="float" office:value="131.50429500000007" table:formula="of:=[.P54]-[.O54]" table:style-name="ce9">
            <text:p>1.32E+02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8" table:style-name="ce3">
            <text:p>38</text:p>
          </table:table-cell>
          <table:table-cell office:value-type="float" office:value="1" table:style-name="ce3">
            <text:p>1</text:p>
          </table:table-cell>
          <table:table-cell office:value-type="float" office:value="200000" table:style-name="ce6">
            <text:p>200000</text:p>
          </table:table-cell>
          <table:table-cell office:value-type="float" office:value="40000000000" table:formula="of:=[.M55]*[.M55]" table:style-name="ce7">
            <text:p>4.00E+10</text:p>
          </table:table-cell>
          <table:table-cell office:value-type="float" office:value="475.97180000000009" table:formula="of:=[.N55]*[.$F$10]+[.M55]*[.$F$9]+[.$F$8]*[.E55]" table:style-name="ce7">
            <text:p>4.76E+02</text:p>
          </table:table-cell>
          <table:table-cell office:value-type="float" office:value="611.34799999999996" table:formula="of:=[.$F$11]*[.N55]" table:style-name="ce8">
            <text:p>6.11E+002</text:p>
          </table:table-cell>
          <table:table-cell office:value-type="float" office:value="135.37619999999987" table:formula="of:=[.P55]-[.O55]" table:style-name="ce9">
            <text:p>1.35E+02</text:p>
          </table:table-cell>
          <table:table-cell table:number-columns-repeated="16367"/>
        </table:table-row>
        <table:table-row table:number-rows-repeated="20" table:style-name="ro2">
          <table:table-cell table:number-columns-repeated="10"/>
          <table:table-cell table:number-columns-repeated="2" table:style-name="ce3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number-columns-repeated="16367"/>
        </table:table-row>
        <table:table-row table:style-name="ro2">
          <table:table-cell table:number-columns-repeated="10"/>
          <table:table-cell table:number-columns-repeated="3" table:style-name="ce3"/>
          <table:table-cell table:number-columns-repeated="2" table:style-name="ce7"/>
          <table:table-cell table:style-name="ce8"/>
          <table:table-cell table:style-name="ce9"/>
          <table:table-cell table:number-columns-repeated="16367"/>
        </table:table-row>
        <table:table-row table:number-rows-repeated="1048500" table:style-name="ro2">
          <table:table-cell table:number-columns-repeated="16384"/>
        </table:table-row>
      </table:table>
      <table:table table:name="selection_Tim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4"/>
        <table:table-column table:style-name="co4" table:default-cell-style-name="ce5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3" table:default-cell-style-name="ce6"/>
        <table:table-column table:style-name="co9" table:default-cell-style-name="ce7"/>
        <table:table-column table:style-name="co4" table:default-cell-style-name="ce7"/>
        <table:table-column table:style-name="co10" table:default-cell-style-name="ce1"/>
        <table:table-column table:style-name="co8" table:number-columns-repeated="16368" table:default-cell-style-name="ce1"/>
        <table:table-row table:style-name="ro1"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 table:style-name="ce11">
            <text:p>Timing Analysis</text:p>
          </table:table-cell>
          <table:covered-table-cell table:number-columns-repeated="15"/>
          <table:table-cell table:number-columns-repeated="16368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3"/>
          <table:table-cell office:value-type="string" table:style-name="ce13">
            <text:p>Step 3a</text:p>
          </table:table-cell>
          <table:table-cell office:value-type="string" table:number-columns-spanned="5" table:number-rows-spanned="1" table:style-name="ce56">
            <text:p>Plug Step1b and Step 2 CurveFit c++ program</text:p>
          </table:table-cell>
          <table:covered-table-cell table:number-columns-repeated="4"/>
          <table:table-cell table:number-columns-repeated="3" table:style-name="ce1"/>
          <table:table-cell table:style-name="ce6"/>
          <table:table-cell table:number-columns-repeated="2" table:style-name="ce7"/>
          <table:table-cell table:number-columns-repeated="16369" table:style-name="ce1"/>
        </table:table-row>
        <table:table-row table:style-name="ro3">
          <table:table-cell table:number-columns-repeated="2" table:style-name="ce1"/>
          <table:table-cell table:style-name="ce3"/>
          <table:table-cell office:value-type="string" table:style-name="ce13">
            <text:p>Step 3b</text:p>
          </table:table-cell>
          <table:table-cell office:value-type="string" table:number-columns-spanned="5" table:number-rows-spanned="1" table:style-name="ce57">
            <text:p>Fill in coefficients</text:p>
          </table:table-cell>
          <table:covered-table-cell table:number-columns-repeated="4"/>
          <table:table-cell table:number-columns-repeated="3" table:style-name="ce1"/>
          <table:table-cell table:style-name="ce6"/>
          <table:table-cell office:value-type="string" table:style-name="ce16">
            <text:p>Curve Fit</text:p>
          </table:table-cell>
          <table:table-cell table:number-columns-repeated="3" table:style-name="ce68"/>
          <table:table-cell table:number-columns-repeated="16367" table:style-name="ce1"/>
        </table:table-row>
        <table:table-row table:style-name="ro3">
          <table:table-cell table:number-columns-repeated="2" table:style-name="ce1"/>
          <table:table-cell table:style-name="ce3"/>
          <table:table-cell office:value-type="string" table:number-columns-spanned="3" table:number-rows-spanned="1" table:style-name="ce58">
            <text:p>Selection Sort Coefficients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number-columns-repeated="3" table:style-name="ce1"/>
          <table:table-cell table:style-name="ce6"/>
          <table:table-cell table:style-name="ce16"/>
          <table:table-cell table:number-columns-repeated="3" table:style-name="ce68"/>
          <table:table-cell table:number-columns-repeated="16367" table:style-name="ce1"/>
        </table:table-row>
        <table:table-row table:style-name="ro2">
          <table:table-cell table:number-columns-repeated="2" table:style-name="ce1"/>
          <table:table-cell table:style-name="ce3"/>
          <table:table-cell table:style-name="ce1"/>
          <table:table-cell office:value-type="string" table:style-name="ce3">
            <text:p>C0 =</text:p>
          </table:table-cell>
          <table:table-cell office:value-type="float" office:value="1.7785599999999999" table:style-name="ce3">
            <text:p>1.77856</text:p>
          </table:table-cell>
          <table:table-cell table:style-name="ce69"/>
          <table:table-cell table:style-name="ce70"/>
          <table:table-cell table:style-name="ce5"/>
          <table:table-cell table:number-columns-repeated="3" table:style-name="ce1"/>
          <table:table-cell table:style-name="ce6"/>
          <table:table-cell office:value-type="string" table:number-columns-spanned="4" table:number-rows-spanned="1" table:style-name="ce60">
            <text:p><text:s text:c="2"/>= C0+C1*N^1+C2*n^2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table-cell table:number-columns-repeated="2" table:style-name="ce1"/>
          <table:table-cell table:style-name="ce3"/>
          <table:table-cell table:style-name="ce17"/>
          <table:table-cell office:value-type="string" table:style-name="ce3">
            <text:p>C1 =</text:p>
          </table:table-cell>
          <table:table-cell office:value-type="float" office:value="-1.06026E-4" table:style-name="ce18">
            <text:p>-1.06E-004</text:p>
          </table:table-cell>
          <table:table-cell table:style-name="ce71"/>
          <table:table-cell table:style-name="ce70"/>
          <table:table-cell table:style-name="ce5"/>
          <table:table-cell table:number-columns-repeated="3" table:style-name="ce1"/>
          <table:table-cell table:style-name="ce6"/>
          <table:table-cell office:value-type="string" table:number-columns-spanned="4" table:number-rows-spanned="1" table:style-name="ce61">
            <text:p><text:s/>=N14*$F$6+M14*$F$5+$F$4*L14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table-cell table:number-columns-repeated="2" table:style-name="ce1"/>
          <table:table-cell table:style-name="ce3"/>
          <table:table-cell table:style-name="ce17"/>
          <table:table-cell office:value-type="string" table:style-name="ce3">
            <text:p>C2 =</text:p>
          </table:table-cell>
          <table:table-cell office:value-type="float" office:value="3.4833299999999998E-9" table:style-name="ce9">
            <text:p>3.48E-09</text:p>
          </table:table-cell>
          <table:table-cell table:style-name="ce71"/>
          <table:table-cell table:style-name="ce70"/>
          <table:table-cell table:style-name="ce5"/>
          <table:table-cell table:number-columns-repeated="3" table:style-name="ce1"/>
          <table:table-cell table:style-name="ce4"/>
          <table:table-cell table:number-columns-repeated="2" table:style-name="ce7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3"/>
          <table:table-cell office:value-type="string" table:number-columns-spanned="2" table:number-rows-spanned="1" table:style-name="ce62">
            <text:p><text:s/>C''' for O(N^2) =<text:s/></text:p>
          </table:table-cell>
          <table:covered-table-cell/>
          <table:table-cell office:value-type="float" office:value="3.9833300000000001E-9" table:formula="of:=[.F10]+0.0000000005" table:style-name="ce3">
            <text:p>3.98333E-09</text:p>
          </table:table-cell>
          <table:table-cell table:number-columns-spanned="2" table:number-rows-spanned="1" table:style-name="ce86"/>
          <table:covered-table-cell/>
          <table:table-cell table:style-name="ce5"/>
          <table:table-cell table:number-columns-repeated="3" table:style-name="ce1"/>
          <table:table-cell table:style-name="ce20"/>
          <table:table-cell table:number-columns-repeated="2" table:style-name="ce7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3"/>
          <table:table-cell table:number-columns-repeated="2" table:style-name="ce21"/>
          <table:table-cell table:number-columns-repeated="2" table:style-name="ce3"/>
          <table:table-cell table:style-name="ce19"/>
          <table:table-cell table:number-columns-repeated="3" table:style-name="ce22"/>
          <table:table-cell table:style-name="ce23"/>
          <table:table-cell table:style-name="ce20"/>
          <table:table-cell table:number-columns-repeated="2" table:style-name="ce7"/>
          <table:table-cell table:number-columns-repeated="16369" table:style-name="ce1"/>
        </table:table-row>
        <table:table-row table:style-name="ro6">
          <table:table-cell table:number-columns-repeated="2" table:style-name="ce1"/>
          <table:table-cell table:style-name="ce3"/>
          <table:table-cell table:style-name="ce24"/>
          <table:table-cell table:number-columns-repeated="4" table:style-name="ce3"/>
          <table:table-cell table:number-columns-repeated="2" table:style-name="ce5"/>
          <table:table-cell office:value-type="string" table:number-columns-spanned="7" table:number-rows-spanned="1" table:style-name="ce63">
            <text:p>Simulate to find the C''' with N^2 <text:s/>to show O(N^2)</text:p>
          </table:table-cell>
          <table:covered-table-cell table:number-columns-repeated="6"/>
          <table:table-cell table:number-columns-repeated="16367" table:style-name="ce1"/>
        </table:table-row>
        <table:table-row table:style-name="ro7">
          <table:table-cell table:number-columns-repeated="2" table:style-name="ce1"/>
          <table:table-cell table:style-name="ce3"/>
          <table:table-cell office:value-type="string" table:style-name="ce72">
            <text:p>Step 2</text:p>
          </table:table-cell>
          <table:table-cell table:style-name="ce73"/>
          <table:table-cell table:number-columns-repeated="2" table:style-name="ce3"/>
          <table:table-cell table:style-name="ce4"/>
          <table:table-cell table:style-name="ce5"/>
          <table:table-cell table:style-name="ce1"/>
          <table:table-cell office:value-type="string" table:number-columns-spanned="4" table:number-rows-spanned="3" table:style-name="ce65">
            <text:p>Step 5</text:p>
          </table:table-cell>
          <table:covered-table-cell table:number-columns-repeated="3"/>
          <table:table-cell table:style-name="ce26"/>
          <table:table-cell office:value-type="string" table:style-name="ce27">
            <text:p>Step 6</text:p>
          </table:table-cell>
          <table:table-cell table:number-columns-repeated="16368" table:style-name="ce1"/>
        </table:table-row>
        <table:table-row table:style-name="ro4">
          <table:table-cell table:number-columns-repeated="2" table:style-name="ce1"/>
          <table:table-cell table:style-name="ce3"/>
          <table:table-cell office:value-type="string" table:style-name="ce74">
            <text:p>y`Selection</text:p>
          </table:table-cell>
          <table:table-cell office:value-type="string" table:style-name="ce75">
            <text:p>Step 1b</text:p>
          </table:table-cell>
          <table:table-cell table:number-columns-repeated="2" table:style-name="ce75"/>
          <table:table-cell table:style-name="ce4"/>
          <table:table-cell table:style-name="ce5"/>
          <table:table-cell table:style-name="ce1"/>
          <table:covered-table-cell/>
          <table:covered-table-cell table:number-columns-repeated="3"/>
          <table:table-cell office:value-type="string" table:style-name="ce29">
            <text:p>Simulated</text:p>
          </table:table-cell>
          <table:table-cell office:value-type="string" table:number-columns-spanned="1" table:number-rows-spanned="2" table:style-name="ce66">
            <text:p><text:s/>C'''*g(N^2)</text:p>
          </table:table-cell>
          <table:table-cell office:value-type="string" table:style-name="ce30">
            <text:p><text:s/>Step 7</text:p>
          </table:table-cell>
          <table:table-cell table:number-columns-repeated="16367" table:style-name="ce1"/>
        </table:table-row>
        <table:table-row table:style-name="ro7">
          <table:table-cell table:number-columns-repeated="2" table:style-name="ce1"/>
          <table:table-cell office:value-type="string" table:style-name="ce13">
            <text:p>Step 1a</text:p>
          </table:table-cell>
          <table:table-cell office:value-type="string" table:style-name="ce76">
            <text:p>f.dat file</text:p>
          </table:table-cell>
          <table:table-cell office:value-type="string" table:style-name="ce77">
            <text:p>r.dat file</text:p>
          </table:table-cell>
          <table:table-cell table:style-name="ce77"/>
          <table:table-cell table:style-name="ce78"/>
          <table:table-cell table:style-name="ce4"/>
          <table:table-cell table:style-name="ce5"/>
          <table:table-cell table:style-name="ce1"/>
          <table:covered-table-cell/>
          <table:covered-table-cell table:number-columns-repeated="3"/>
          <table:table-cell office:value-type="string" table:style-name="ce33">
            <text:p>Time</text:p>
          </table:table-cell>
          <table:covered-table-cell/>
          <table:table-cell office:value-type="string" table:style-name="ce10">
            <text:p><text:s/>= BigO-Simulated</text:p>
          </table:table-cell>
          <table:table-cell table:number-columns-repeated="16367" table:style-name="ce1"/>
        </table:table-row>
        <table:table-row table:style-name="ro9">
          <table:table-cell/>
          <table:table-cell office:value-type="string" table:style-name="ce79">
            <text:p>Count</text:p>
          </table:table-cell>
          <table:table-cell office:value-type="string" table:style-name="ce80">
            <text:p>N</text:p>
          </table:table-cell>
          <table:table-cell office:value-type="string" table:style-name="ce81">
            <text:p>Time(secs)</text:p>
          </table:table-cell>
          <table:table-cell office:value-type="string" table:style-name="ce82">
            <text:p>N^0</text:p>
          </table:table-cell>
          <table:table-cell office:value-type="string" table:style-name="ce83">
            <text:p>N^1</text:p>
          </table:table-cell>
          <table:table-cell office:value-type="string" table:style-name="ce84">
            <text:p>N^2</text:p>
          </table:table-cell>
          <table:table-cell table:style-name="ce4"/>
          <table:table-cell table:style-name="ce5"/>
          <table:table-cell table:style-name="ce1"/>
          <table:table-cell office:value-type="string" table:style-name="ce41">
            <text:p>Count</text:p>
          </table:table-cell>
          <table:table-cell office:value-type="string" table:style-name="ce42">
            <text:p>N^0</text:p>
          </table:table-cell>
          <table:table-cell office:value-type="string" table:style-name="ce42">
            <text:p>N = N^1</text:p>
          </table:table-cell>
          <table:table-cell office:value-type="string" table:style-name="ce43">
            <text:p>N^2</text:p>
          </table:table-cell>
          <table:table-cell office:value-type="string" table:style-name="ce44">
            <text:p>Curve Fit Selection Sort</text:p>
          </table:table-cell>
          <table:table-cell office:value-type="string" table:style-name="ce100">
            <text:p>Big O Selection Sort</text:p>
          </table:table-cell>
          <table:table-cell office:value-type="string" table:style-name="ce45">
            <text:p>Deviation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15000" table:style-name="ce3">
            <text:p>150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000" table:formula="of:=[.C18]" table:style-name="ce3">
            <text:p>15000</text:p>
          </table:table-cell>
          <table:table-cell office:value-type="float" office:value="225000000" table:formula="of:=[.F18]*[.F18]" table:style-name="ce85">
            <text:p>2.250E+08</text:p>
          </table:table-cell>
          <table:table-cell table:style-name="ce4"/>
          <table:table-cell table:style-name="ce5"/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25000000" table:formula="of:=[.M18]*[.M18]" table:style-name="ce7">
            <text:p>2.25E+08</text:p>
          </table:table-cell>
          <table:table-cell office:value-type="float" office:value="0.9719192499999999" table:formula="of:=[.N18]*[.$F$10]+[.M18]*[.$F$9]+[.$F$8]*[.L18]" table:style-name="ce7">
            <text:p>9.72E-01</text:p>
          </table:table-cell>
          <table:table-cell office:value-type="float" office:value="0.89624925" table:formula="of:=[.$F$11]*[.N18]" table:style-name="ce8">
            <text:p>8.96E-001</text:p>
          </table:table-cell>
          <table:table-cell office:value-type="float" office:value="-7.5669999999999904E-2" table:formula="of:=[.P18]-[.O18]" table:style-name="ce9">
            <text:p>-7.57E-02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float" office:value="20000" table:style-name="ce3">
            <text:p>200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000" table:formula="of:=[.C19]" table:style-name="ce3">
            <text:p>20000</text:p>
          </table:table-cell>
          <table:table-cell office:value-type="float" office:value="400000000" table:formula="of:=[.F19]*[.F19]" table:style-name="ce85">
            <text:p>4.000E+08</text:p>
          </table:table-cell>
          <table:table-cell table:style-name="ce4"/>
          <table:table-cell table:style-name="ce5"/>
          <table:table-cell table:style-name="ce5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0000" table:formula="of:=[.M18]+5000" table:style-name="ce6">
            <text:p>20000</text:p>
          </table:table-cell>
          <table:table-cell office:value-type="float" office:value="400000000" table:formula="of:=[.M19]*[.M19]" table:style-name="ce7">
            <text:p>4.00E+08</text:p>
          </table:table-cell>
          <table:table-cell office:value-type="float" office:value="1.051372" table:formula="of:=[.N19]*[.$F$10]+[.M19]*[.$F$9]+[.$F$8]*[.L19]" table:style-name="ce7">
            <text:p>1.05E+00</text:p>
          </table:table-cell>
          <table:table-cell office:value-type="float" office:value="1.593332" table:formula="of:=[.$F$11]*[.N19]" table:style-name="ce8">
            <text:p>1.59E+000</text:p>
          </table:table-cell>
          <table:table-cell office:value-type="float" office:value="0.54196" table:formula="of:=[.P19]-[.O19]" table:style-name="ce9">
            <text:p>5.42E-01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" table:style-name="ce3">
            <text:p>3</text:p>
          </table:table-cell>
          <table:table-cell office:value-type="float" office:value="25000" table:style-name="ce3">
            <text:p>250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5000" table:formula="of:=[.C20]" table:style-name="ce3">
            <text:p>25000</text:p>
          </table:table-cell>
          <table:table-cell office:value-type="float" office:value="625000000" table:formula="of:=[.F20]*[.F20]" table:style-name="ce85">
            <text:p>6.250E+08</text:p>
          </table:table-cell>
          <table:table-cell table:style-name="ce4"/>
          <table:table-cell table:style-name="ce5"/>
          <table:table-cell table:style-name="ce1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5000" table:formula="of:=[.M19]+5000" table:style-name="ce6">
            <text:p>25000</text:p>
          </table:table-cell>
          <table:table-cell office:value-type="float" office:value="625000000" table:formula="of:=[.M20]*[.M20]" table:style-name="ce7">
            <text:p>6.25E+08</text:p>
          </table:table-cell>
          <table:table-cell office:value-type="float" office:value="1.3049912499999998" table:formula="of:=[.N20]*[.$F$10]+[.M20]*[.$F$9]+[.$F$8]*[.L20]" table:style-name="ce7">
            <text:p>1.30E+00</text:p>
          </table:table-cell>
          <table:table-cell office:value-type="float" office:value="2.4895812500000001" table:formula="of:=[.$F$11]*[.N20]" table:style-name="ce8">
            <text:p>2.49E+000</text:p>
          </table:table-cell>
          <table:table-cell office:value-type="float" office:value="1.1845900000000003" table:formula="of:=[.P20]-[.O20]" table:style-name="ce9">
            <text:p>1.18E+0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float" office:value="30000" table:style-name="ce3">
            <text:p>300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0000" table:formula="of:=[.C21]" table:style-name="ce3">
            <text:p>30000</text:p>
          </table:table-cell>
          <table:table-cell office:value-type="float" office:value="900000000" table:formula="of:=[.F21]*[.F21]" table:style-name="ce85">
            <text:p>9.000E+08</text:p>
          </table:table-cell>
          <table:table-cell table:style-name="ce4"/>
          <table:table-cell table:style-name="ce5"/>
          <table:table-cell table:style-name="ce1"/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30000" table:formula="of:=[.M20]+5000" table:style-name="ce6">
            <text:p>30000</text:p>
          </table:table-cell>
          <table:table-cell office:value-type="float" office:value="900000000" table:formula="of:=[.M21]*[.M21]" table:style-name="ce7">
            <text:p>9.00E+08</text:p>
          </table:table-cell>
          <table:table-cell office:value-type="float" office:value="1.7327769999999998" table:formula="of:=[.N21]*[.$F$10]+[.M21]*[.$F$9]+[.$F$8]*[.L21]" table:style-name="ce7">
            <text:p>1.73E+00</text:p>
          </table:table-cell>
          <table:table-cell office:value-type="float" office:value="3.584997" table:formula="of:=[.$F$11]*[.N21]" table:style-name="ce8">
            <text:p>3.58E+000</text:p>
          </table:table-cell>
          <table:table-cell office:value-type="float" office:value="1.8522200000000002" table:formula="of:=[.P21]-[.O21]" table:style-name="ce9">
            <text:p>1.85E+0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" table:style-name="ce3">
            <text:p>5</text:p>
          </table:table-cell>
          <table:table-cell office:value-type="float" office:value="35000" table:style-name="ce3">
            <text:p>350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5000" table:formula="of:=[.C22]" table:style-name="ce3">
            <text:p>35000</text:p>
          </table:table-cell>
          <table:table-cell office:value-type="float" office:value="1225000000" table:formula="of:=[.F22]*[.F22]" table:style-name="ce85">
            <text:p>1.225E+09</text:p>
          </table:table-cell>
          <table:table-cell table:style-name="ce4"/>
          <table:table-cell table:style-name="ce5"/>
          <table:table-cell table:style-name="ce1"/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35000" table:formula="of:=[.M21]+5000" table:style-name="ce6">
            <text:p>35000</text:p>
          </table:table-cell>
          <table:table-cell office:value-type="float" office:value="1225000000" table:formula="of:=[.M22]*[.M22]" table:style-name="ce7">
            <text:p>1.23E+09</text:p>
          </table:table-cell>
          <table:table-cell office:value-type="float" office:value="2.3347292499999996" table:formula="of:=[.N22]*[.$F$10]+[.M22]*[.$F$9]+[.$F$8]*[.L22]" table:style-name="ce7">
            <text:p>2.33E+00</text:p>
          </table:table-cell>
          <table:table-cell office:value-type="float" office:value="4.8795792499999999" table:formula="of:=[.$F$11]*[.N22]" table:style-name="ce8">
            <text:p>4.88E+000</text:p>
          </table:table-cell>
          <table:table-cell office:value-type="float" office:value="2.5448500000000003" table:formula="of:=[.P22]-[.O22]" table:style-name="ce9">
            <text:p>2.54E+0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6" table:style-name="ce3">
            <text:p>6</text:p>
          </table:table-cell>
          <table:table-cell office:value-type="float" office:value="40000" table:style-name="ce3">
            <text:p>4000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0000" table:formula="of:=[.C23]" table:style-name="ce3">
            <text:p>40000</text:p>
          </table:table-cell>
          <table:table-cell office:value-type="float" office:value="1600000000" table:formula="of:=[.F23]*[.F23]" table:style-name="ce85">
            <text:p>1.600E+09</text:p>
          </table:table-cell>
          <table:table-cell table:style-name="ce4"/>
          <table:table-cell table:style-name="ce5"/>
          <table:table-cell table:style-name="ce1"/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40000" table:formula="of:=[.M22]+5000" table:style-name="ce6">
            <text:p>40000</text:p>
          </table:table-cell>
          <table:table-cell office:value-type="float" office:value="1600000000" table:formula="of:=[.M23]*[.M23]" table:style-name="ce7">
            <text:p>1.60E+09</text:p>
          </table:table-cell>
          <table:table-cell office:value-type="float" office:value="3.1108479999999998" table:formula="of:=[.N23]*[.$F$10]+[.M23]*[.$F$9]+[.$F$8]*[.L23]" table:style-name="ce7">
            <text:p>3.11E+00</text:p>
          </table:table-cell>
          <table:table-cell office:value-type="float" office:value="6.3733279999999999" table:formula="of:=[.$F$11]*[.N23]" table:style-name="ce8">
            <text:p>6.37E+000</text:p>
          </table:table-cell>
          <table:table-cell office:value-type="float" office:value="3.26248" table:formula="of:=[.P23]-[.O23]" table:style-name="ce9">
            <text:p>3.26E+0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7" table:style-name="ce3">
            <text:p>7</text:p>
          </table:table-cell>
          <table:table-cell office:value-type="float" office:value="45000" table:style-name="ce3">
            <text:p>4500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45000" table:formula="of:=[.C24]" table:style-name="ce3">
            <text:p>45000</text:p>
          </table:table-cell>
          <table:table-cell office:value-type="float" office:value="2025000000" table:formula="of:=[.F24]*[.F24]" table:style-name="ce85">
            <text:p>2.025E+09</text:p>
          </table:table-cell>
          <table:table-cell table:style-name="ce4"/>
          <table:table-cell table:style-name="ce5"/>
          <table:table-cell table:style-name="ce1"/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45000" table:formula="of:=[.M23]+5000" table:style-name="ce6">
            <text:p>45000</text:p>
          </table:table-cell>
          <table:table-cell office:value-type="float" office:value="2025000000" table:formula="of:=[.M24]*[.M24]" table:style-name="ce7">
            <text:p>2.03E+09</text:p>
          </table:table-cell>
          <table:table-cell office:value-type="float" office:value="4.0611332499999984" table:formula="of:=[.N24]*[.$F$10]+[.M24]*[.$F$9]+[.$F$8]*[.L24]" table:style-name="ce7">
            <text:p>4.06E+00</text:p>
          </table:table-cell>
          <table:table-cell office:value-type="float" office:value="8.0662432499999994" table:formula="of:=[.$F$11]*[.N24]" table:style-name="ce8">
            <text:p>8.07E+000</text:p>
          </table:table-cell>
          <table:table-cell office:value-type="float" office:value="4.0051100000000011" table:formula="of:=[.P24]-[.O24]" table:style-name="ce9">
            <text:p>4.01E+0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float" office:value="60000" table:style-name="ce3">
            <text:p>60000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60000" table:formula="of:=[.C25]" table:style-name="ce3">
            <text:p>60000</text:p>
          </table:table-cell>
          <table:table-cell office:value-type="float" office:value="3600000000" table:formula="of:=[.F25]*[.F25]" table:style-name="ce85">
            <text:p>3.600E+09</text:p>
          </table:table-cell>
          <table:table-cell table:style-name="ce4"/>
          <table:table-cell table:style-name="ce5"/>
          <table:table-cell table:style-name="ce1"/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50000" table:formula="of:=[.M24]+5000" table:style-name="ce6">
            <text:p>50000</text:p>
          </table:table-cell>
          <table:table-cell office:value-type="float" office:value="2500000000" table:formula="of:=[.M25]*[.M25]" table:style-name="ce7">
            <text:p>2.50E+09</text:p>
          </table:table-cell>
          <table:table-cell office:value-type="float" office:value="5.1855849999999997" table:formula="of:=[.N25]*[.$F$10]+[.M25]*[.$F$9]+[.$F$8]*[.L25]" table:style-name="ce7">
            <text:p>5.19E+00</text:p>
          </table:table-cell>
          <table:table-cell office:value-type="float" office:value="9.9583250000000003" table:formula="of:=[.$F$11]*[.N25]" table:style-name="ce8">
            <text:p>9.96E+000</text:p>
          </table:table-cell>
          <table:table-cell office:value-type="float" office:value="4.7727400000000006" table:formula="of:=[.P25]-[.O25]" table:style-name="ce9">
            <text:p>4.77E+0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9" table:style-name="ce3">
            <text:p>9</text:p>
          </table:table-cell>
          <table:table-cell office:value-type="float" office:value="70000" table:style-name="ce3">
            <text:p>7000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70000" table:formula="of:=[.C26]" table:style-name="ce3">
            <text:p>70000</text:p>
          </table:table-cell>
          <table:table-cell office:value-type="float" office:value="4900000000" table:formula="of:=[.F26]*[.F26]" table:style-name="ce85">
            <text:p>4.900E+09</text:p>
          </table:table-cell>
          <table:table-cell table:style-name="ce4"/>
          <table:table-cell table:style-name="ce5"/>
          <table:table-cell table:style-name="ce1"/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55000" table:formula="of:=[.M25]+5000" table:style-name="ce6">
            <text:p>55000</text:p>
          </table:table-cell>
          <table:table-cell office:value-type="float" office:value="3025000000" table:formula="of:=[.M26]*[.M26]" table:style-name="ce7">
            <text:p>3.03E+09</text:p>
          </table:table-cell>
          <table:table-cell office:value-type="float" office:value="6.4842032499999984" table:formula="of:=[.N26]*[.$F$10]+[.M26]*[.$F$9]+[.$F$8]*[.L26]" table:style-name="ce7">
            <text:p>6.48E+00</text:p>
          </table:table-cell>
          <table:table-cell office:value-type="float" office:value="12.04957325" table:formula="of:=[.$F$11]*[.N26]" table:style-name="ce8">
            <text:p>1.20E+001</text:p>
          </table:table-cell>
          <table:table-cell office:value-type="float" office:value="5.5653700000000015" table:formula="of:=[.P26]-[.O26]" table:style-name="ce9">
            <text:p>5.57E+0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0" table:style-name="ce3">
            <text:p>10</text:p>
          </table:table-cell>
          <table:table-cell office:value-type="float" office:value="80000" table:formula="of:=[.C26]+10000" table:style-name="ce3">
            <text:p>80000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80000" table:formula="of:=[.C27]" table:style-name="ce3">
            <text:p>80000</text:p>
          </table:table-cell>
          <table:table-cell office:value-type="float" office:value="6400000000" table:formula="of:=[.F27]*[.F27]" table:style-name="ce85">
            <text:p>6.400E+09</text:p>
          </table:table-cell>
          <table:table-cell table:style-name="ce4"/>
          <table:table-cell table:style-name="ce5"/>
          <table:table-cell table:style-name="ce1"/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60000" table:formula="of:=[.M26]+5000" table:style-name="ce6">
            <text:p>60000</text:p>
          </table:table-cell>
          <table:table-cell office:value-type="float" office:value="3600000000" table:formula="of:=[.M27]*[.M27]" table:style-name="ce7">
            <text:p>3.60E+09</text:p>
          </table:table-cell>
          <table:table-cell office:value-type="float" office:value="7.9569879999999991" table:formula="of:=[.N27]*[.$F$10]+[.M27]*[.$F$9]+[.$F$8]*[.L27]" table:style-name="ce7">
            <text:p>7.96E+00</text:p>
          </table:table-cell>
          <table:table-cell office:value-type="float" office:value="14.339988" table:formula="of:=[.$F$11]*[.N27]" table:style-name="ce8">
            <text:p>1.43E+001</text:p>
          </table:table-cell>
          <table:table-cell office:value-type="float" office:value="6.3830000000000009" table:formula="of:=[.P27]-[.O27]" table:style-name="ce9">
            <text:p>6.38E+0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1" table:style-name="ce3">
            <text:p>11</text:p>
          </table:table-cell>
          <table:table-cell office:value-type="float" office:value="90000" table:formula="of:=[.C27]+10000" table:style-name="ce3">
            <text:p>90000</text:p>
          </table:table-cell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90000" table:formula="of:=[.C28]" table:style-name="ce3">
            <text:p>90000</text:p>
          </table:table-cell>
          <table:table-cell office:value-type="float" office:value="8100000000" table:formula="of:=[.F28]*[.F28]" table:style-name="ce85">
            <text:p>8.100E+09</text:p>
          </table:table-cell>
          <table:table-cell table:style-name="ce4"/>
          <table:table-cell table:style-name="ce5"/>
          <table:table-cell table:style-name="ce1"/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65000" table:formula="of:=[.M27]+5000" table:style-name="ce6">
            <text:p>65000</text:p>
          </table:table-cell>
          <table:table-cell office:value-type="float" office:value="4225000000" table:formula="of:=[.M28]*[.M28]" table:style-name="ce7">
            <text:p>4.23E+09</text:p>
          </table:table-cell>
          <table:table-cell office:value-type="float" office:value="9.6039392499999998" table:formula="of:=[.N28]*[.$F$10]+[.M28]*[.$F$9]+[.$F$8]*[.L28]" table:style-name="ce7">
            <text:p>9.60E+00</text:p>
          </table:table-cell>
          <table:table-cell office:value-type="float" office:value="16.829569250000002" table:formula="of:=[.$F$11]*[.N28]" table:style-name="ce8">
            <text:p>1.68E+001</text:p>
          </table:table-cell>
          <table:table-cell office:value-type="float" office:value="7.2256300000000024" table:formula="of:=[.P28]-[.O28]" table:style-name="ce9">
            <text:p>7.23E+00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2" table:style-name="ce3">
            <text:p>12</text:p>
          </table:table-cell>
          <table:table-cell office:value-type="float" office:value="100000" table:formula="of:=[.C28]+10000" table:style-name="ce3">
            <text:p>100000</text:p>
          </table:table-cell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100000" table:formula="of:=[.C29]" table:style-name="ce3">
            <text:p>100000</text:p>
          </table:table-cell>
          <table:table-cell office:value-type="float" office:value="10000000000" table:formula="of:=[.F29]*[.F29]" table:style-name="ce85">
            <text:p>1.000E+10</text:p>
          </table:table-cell>
          <table:table-cell table:style-name="ce4"/>
          <table:table-cell table:style-name="ce5"/>
          <table:table-cell table:style-name="ce1"/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70000" table:formula="of:=[.M28]+5000" table:style-name="ce6">
            <text:p>70000</text:p>
          </table:table-cell>
          <table:table-cell office:value-type="float" office:value="4900000000" table:formula="of:=[.M29]*[.M29]" table:style-name="ce7">
            <text:p>4.90E+09</text:p>
          </table:table-cell>
          <table:table-cell office:value-type="float" office:value="11.425057000000001" table:formula="of:=[.N29]*[.$F$10]+[.M29]*[.$F$9]+[.$F$8]*[.L29]" table:style-name="ce7">
            <text:p>1.14E+01</text:p>
          </table:table-cell>
          <table:table-cell office:value-type="float" office:value="19.518317" table:formula="of:=[.$F$11]*[.N29]" table:style-name="ce8">
            <text:p>1.95E+001</text:p>
          </table:table-cell>
          <table:table-cell office:value-type="float" office:value="8.093259999999999" table:formula="of:=[.P29]-[.O29]" table:style-name="ce9">
            <text:p>8.09E+00</text:p>
          </table:table-cell>
          <table:table-cell table:number-columns-repeated="16367"/>
        </table:table-row>
        <table:table-row table:style-name="ro2">
          <table:table-cell/>
          <table:table-cell table:style-name="ce1"/>
          <table:table-cell table:number-columns-repeated="5" table:style-name="ce3"/>
          <table:table-cell table:style-name="ce4"/>
          <table:table-cell table:style-name="ce5"/>
          <table:table-cell table:style-name="ce1"/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75000" table:formula="of:=[.M29]+5000" table:style-name="ce6">
            <text:p>75000</text:p>
          </table:table-cell>
          <table:table-cell office:value-type="float" office:value="5625000000" table:formula="of:=[.M30]*[.M30]" table:style-name="ce7">
            <text:p>5.63E+09</text:p>
          </table:table-cell>
          <table:table-cell office:value-type="float" office:value="13.420341249999998" table:formula="of:=[.N30]*[.$F$10]+[.M30]*[.$F$9]+[.$F$8]*[.L30]" table:style-name="ce7">
            <text:p>1.34E+01</text:p>
          </table:table-cell>
          <table:table-cell office:value-type="float" office:value="22.406231250000001" table:formula="of:=[.$F$11]*[.N30]" table:style-name="ce8">
            <text:p>2.24E+001</text:p>
          </table:table-cell>
          <table:table-cell office:value-type="float" office:value="8.985890000000003" table:formula="of:=[.P30]-[.O30]" table:style-name="ce9">
            <text:p>8.99E+00</text:p>
          </table:table-cell>
          <table:table-cell table:number-columns-repeated="16367"/>
        </table:table-row>
        <table:table-row table:style-name="ro2">
          <table:table-cell/>
          <table:table-cell office:value-type="string" table:style-name="ce10">
            <text:p>Step 8 Graph</text:p>
          </table:table-cell>
          <table:table-cell table:number-columns-repeated="5" table:style-name="ce3"/>
          <table:table-cell table:style-name="ce4"/>
          <table:table-cell table:style-name="ce5"/>
          <table:table-cell table:style-name="ce1"/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80000" table:formula="of:=[.M30]+5000" table:style-name="ce6">
            <text:p>80000</text:p>
          </table:table-cell>
          <table:table-cell office:value-type="float" office:value="6400000000" table:formula="of:=[.M31]*[.M31]" table:style-name="ce7">
            <text:p>6.40E+09</text:p>
          </table:table-cell>
          <table:table-cell office:value-type="float" office:value="15.589792000000001" table:formula="of:=[.N31]*[.$F$10]+[.M31]*[.$F$9]+[.$F$8]*[.L31]" table:style-name="ce7">
            <text:p>1.56E+01</text:p>
          </table:table-cell>
          <table:table-cell office:value-type="float" office:value="25.493312" table:formula="of:=[.$F$11]*[.N31]" table:style-name="ce8">
            <text:p>2.55E+001</text:p>
          </table:table-cell>
          <table:table-cell office:value-type="float" office:value="9.9035199999999985" table:formula="of:=[.P31]-[.O31]" table:style-name="ce9">
            <text:p>9.90E+00</text:p>
          </table:table-cell>
          <table:table-cell table:number-columns-repeated="16367"/>
        </table:table-row>
        <table:table-row table:style-name="ro2">
          <table:table-cell/>
          <table:table-cell table:style-name="ce1">
            <draw:frame draw:z-index="1" draw:id="id3" draw:style-name="a3" draw:name="Chart 1" svg:x="0.04688in" svg:y="0.03924in" svg:width="7.5218in" svg:height="6.282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5" table:style-name="ce3"/>
          <table:table-cell table:style-name="ce4"/>
          <table:table-cell table:style-name="ce5"/>
          <table:table-cell table:style-name="ce1"/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85000" table:formula="of:=[.M31]+5000" table:style-name="ce6">
            <text:p>85000</text:p>
          </table:table-cell>
          <table:table-cell office:value-type="float" office:value="7225000000" table:formula="of:=[.M32]*[.M32]" table:style-name="ce7">
            <text:p>7.23E+09</text:p>
          </table:table-cell>
          <table:table-cell office:value-type="float" office:value="17.933409249999997" table:formula="of:=[.N32]*[.$F$10]+[.M32]*[.$F$9]+[.$F$8]*[.L32]" table:style-name="ce7">
            <text:p>1.79E+01</text:p>
          </table:table-cell>
          <table:table-cell office:value-type="float" office:value="28.779559250000002" table:formula="of:=[.$F$11]*[.N32]" table:style-name="ce8">
            <text:p>2.88E+001</text:p>
          </table:table-cell>
          <table:table-cell office:value-type="float" office:value="10.846150000000005" table:formula="of:=[.P32]-[.O32]" table:style-name="ce9">
            <text:p>1.08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90000" table:formula="of:=[.M32]+5000" table:style-name="ce6">
            <text:p>90000</text:p>
          </table:table-cell>
          <table:table-cell office:value-type="float" office:value="8100000000" table:formula="of:=[.M33]*[.M33]" table:style-name="ce7">
            <text:p>8.10E+09</text:p>
          </table:table-cell>
          <table:table-cell office:value-type="float" office:value="20.451192999999996" table:formula="of:=[.N33]*[.$F$10]+[.M33]*[.$F$9]+[.$F$8]*[.L33]" table:style-name="ce7">
            <text:p>2.05E+01</text:p>
          </table:table-cell>
          <table:table-cell office:value-type="float" office:value="32.264972999999998" table:formula="of:=[.$F$11]*[.N33]" table:style-name="ce8">
            <text:p>3.23E+001</text:p>
          </table:table-cell>
          <table:table-cell office:value-type="float" office:value="11.813780000000001" table:formula="of:=[.P33]-[.O33]" table:style-name="ce9">
            <text:p>1.18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95000" table:formula="of:=[.M33]+5000" table:style-name="ce6">
            <text:p>95000</text:p>
          </table:table-cell>
          <table:table-cell office:value-type="float" office:value="9025000000" table:formula="of:=[.M34]*[.M34]" table:style-name="ce7">
            <text:p>9.03E+09</text:p>
          </table:table-cell>
          <table:table-cell office:value-type="float" office:value="23.143143249999994" table:formula="of:=[.N34]*[.$F$10]+[.M34]*[.$F$9]+[.$F$8]*[.L34]" table:style-name="ce7">
            <text:p>2.31E+01</text:p>
          </table:table-cell>
          <table:table-cell office:value-type="float" office:value="35.949553250000001" table:formula="of:=[.$F$11]*[.N34]" table:style-name="ce8">
            <text:p>3.59E+001</text:p>
          </table:table-cell>
          <table:table-cell office:value-type="float" office:value="12.806410000000007" table:formula="of:=[.P34]-[.O34]" table:style-name="ce9">
            <text:p>1.28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100000" table:formula="of:=[.M34]+5000" table:style-name="ce6">
            <text:p>100000</text:p>
          </table:table-cell>
          <table:table-cell office:value-type="float" office:value="10000000000" table:formula="of:=[.M35]*[.M35]" table:style-name="ce7">
            <text:p>1.00E+10</text:p>
          </table:table-cell>
          <table:table-cell office:value-type="float" office:value="26.009259999999998" table:formula="of:=[.N35]*[.$F$10]+[.M35]*[.$F$9]+[.$F$8]*[.L35]" table:style-name="ce7">
            <text:p>2.60E+01</text:p>
          </table:table-cell>
          <table:table-cell office:value-type="float" office:value="39.833300000000001" table:formula="of:=[.$F$11]*[.N35]" table:style-name="ce8">
            <text:p>3.98E+001</text:p>
          </table:table-cell>
          <table:table-cell office:value-type="float" office:value="13.824040000000004" table:formula="of:=[.P35]-[.O35]" table:style-name="ce9">
            <text:p>1.38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105000" table:formula="of:=[.M35]+5000" table:style-name="ce6">
            <text:p>105000</text:p>
          </table:table-cell>
          <table:table-cell office:value-type="float" office:value="11025000000" table:formula="of:=[.M36]*[.M36]" table:style-name="ce7">
            <text:p>1.10E+10</text:p>
          </table:table-cell>
          <table:table-cell office:value-type="float" office:value="29.049543249999992" table:formula="of:=[.N36]*[.$F$10]+[.M36]*[.$F$9]+[.$F$8]*[.L36]" table:style-name="ce7">
            <text:p>2.90E+01</text:p>
          </table:table-cell>
          <table:table-cell office:value-type="float" office:value="43.916213249999998" table:formula="of:=[.$F$11]*[.N36]" table:style-name="ce8">
            <text:p>4.39E+001</text:p>
          </table:table-cell>
          <table:table-cell office:value-type="float" office:value="14.866670000000006" table:formula="of:=[.P36]-[.O36]" table:style-name="ce9">
            <text:p>1.49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10000" table:formula="of:=[.M36]+5000" table:style-name="ce6">
            <text:p>110000</text:p>
          </table:table-cell>
          <table:table-cell office:value-type="float" office:value="12100000000" table:formula="of:=[.M37]*[.M37]" table:style-name="ce7">
            <text:p>1.21E+10</text:p>
          </table:table-cell>
          <table:table-cell office:value-type="float" office:value="32.263992999999992" table:formula="of:=[.N37]*[.$F$10]+[.M37]*[.$F$9]+[.$F$8]*[.L37]" table:style-name="ce7">
            <text:p>3.23E+01</text:p>
          </table:table-cell>
          <table:table-cell office:value-type="float" office:value="48.198293" table:formula="of:=[.$F$11]*[.N37]" table:style-name="ce8">
            <text:p>4.82E+001</text:p>
          </table:table-cell>
          <table:table-cell office:value-type="float" office:value="15.934300000000007" table:formula="of:=[.P37]-[.O37]" table:style-name="ce9">
            <text:p>1.59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115000" table:formula="of:=[.M37]+5000" table:style-name="ce6">
            <text:p>115000</text:p>
          </table:table-cell>
          <table:table-cell office:value-type="float" office:value="13225000000" table:formula="of:=[.M38]*[.M38]" table:style-name="ce7">
            <text:p>1.32E+10</text:p>
          </table:table-cell>
          <table:table-cell office:value-type="float" office:value="35.652609249999998" table:formula="of:=[.N38]*[.$F$10]+[.M38]*[.$F$9]+[.$F$8]*[.L38]" table:style-name="ce7">
            <text:p>3.57E+01</text:p>
          </table:table-cell>
          <table:table-cell office:value-type="float" office:value="52.679539250000005" table:formula="of:=[.$F$11]*[.N38]" table:style-name="ce8">
            <text:p>5.27E+001</text:p>
          </table:table-cell>
          <table:table-cell office:value-type="float" office:value="17.026930000000007" table:formula="of:=[.P38]-[.O38]" table:style-name="ce9">
            <text:p>1.70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120000" table:formula="of:=[.M38]+5000" table:style-name="ce6">
            <text:p>120000</text:p>
          </table:table-cell>
          <table:table-cell office:value-type="float" office:value="14400000000" table:formula="of:=[.M39]*[.M39]" table:style-name="ce7">
            <text:p>1.44E+10</text:p>
          </table:table-cell>
          <table:table-cell office:value-type="float" office:value="39.215391999999994" table:formula="of:=[.N39]*[.$F$10]+[.M39]*[.$F$9]+[.$F$8]*[.L39]" table:style-name="ce7">
            <text:p>3.92E+01</text:p>
          </table:table-cell>
          <table:table-cell office:value-type="float" office:value="57.359952" table:formula="of:=[.$F$11]*[.N39]" table:style-name="ce8">
            <text:p>5.74E+001</text:p>
          </table:table-cell>
          <table:table-cell office:value-type="float" office:value="18.144560000000006" table:formula="of:=[.P39]-[.O39]" table:style-name="ce9">
            <text:p>1.81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125000" table:formula="of:=[.M39]+5000" table:style-name="ce6">
            <text:p>125000</text:p>
          </table:table-cell>
          <table:table-cell office:value-type="float" office:value="15625000000" table:formula="of:=[.M40]*[.M40]" table:style-name="ce7">
            <text:p>1.56E+10</text:p>
          </table:table-cell>
          <table:table-cell office:value-type="float" office:value="42.952341249999996" table:formula="of:=[.N40]*[.$F$10]+[.M40]*[.$F$9]+[.$F$8]*[.L40]" table:style-name="ce7">
            <text:p>4.30E+01</text:p>
          </table:table-cell>
          <table:table-cell office:value-type="float" office:value="62.239531249999999" table:formula="of:=[.$F$11]*[.N40]" table:style-name="ce8">
            <text:p>6.22E+001</text:p>
          </table:table-cell>
          <table:table-cell office:value-type="float" office:value="19.287190000000002" table:formula="of:=[.P40]-[.O40]" table:style-name="ce9">
            <text:p>1.93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130000" table:formula="of:=[.M40]+5000" table:style-name="ce6">
            <text:p>130000</text:p>
          </table:table-cell>
          <table:table-cell office:value-type="float" office:value="16900000000" table:formula="of:=[.M41]*[.M41]" table:style-name="ce7">
            <text:p>1.69E+10</text:p>
          </table:table-cell>
          <table:table-cell office:value-type="float" office:value="46.863456999999997" table:formula="of:=[.N41]*[.$F$10]+[.M41]*[.$F$9]+[.$F$8]*[.L41]" table:style-name="ce7">
            <text:p>4.69E+01</text:p>
          </table:table-cell>
          <table:table-cell office:value-type="float" office:value="67.318277000000009" table:formula="of:=[.$F$11]*[.N41]" table:style-name="ce8">
            <text:p>6.73E+001</text:p>
          </table:table-cell>
          <table:table-cell office:value-type="float" office:value="20.454820000000012" table:formula="of:=[.P41]-[.O41]" table:style-name="ce9">
            <text:p>2.05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135000" table:formula="of:=[.M41]+5000" table:style-name="ce6">
            <text:p>135000</text:p>
          </table:table-cell>
          <table:table-cell office:value-type="float" office:value="18225000000" table:formula="of:=[.M42]*[.M42]" table:style-name="ce7">
            <text:p>1.82E+10</text:p>
          </table:table-cell>
          <table:table-cell office:value-type="float" office:value="50.948739249999996" table:formula="of:=[.N42]*[.$F$10]+[.M42]*[.$F$9]+[.$F$8]*[.L42]" table:style-name="ce7">
            <text:p>5.09E+01</text:p>
          </table:table-cell>
          <table:table-cell office:value-type="float" office:value="72.596189250000009" table:formula="of:=[.$F$11]*[.N42]" table:style-name="ce8">
            <text:p>7.26E+001</text:p>
          </table:table-cell>
          <table:table-cell office:value-type="float" office:value="21.647450000000013" table:formula="of:=[.P42]-[.O42]" table:style-name="ce9">
            <text:p>2.16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140000" table:formula="of:=[.M42]+5000" table:style-name="ce6">
            <text:p>140000</text:p>
          </table:table-cell>
          <table:table-cell office:value-type="float" office:value="19600000000" table:formula="of:=[.M43]*[.M43]" table:style-name="ce7">
            <text:p>1.96E+10</text:p>
          </table:table-cell>
          <table:table-cell office:value-type="float" office:value="55.208188" table:formula="of:=[.N43]*[.$F$10]+[.M43]*[.$F$9]+[.$F$8]*[.L43]" table:style-name="ce7">
            <text:p>5.52E+01</text:p>
          </table:table-cell>
          <table:table-cell office:value-type="float" office:value="78.073267999999999" table:formula="of:=[.$F$11]*[.N43]" table:style-name="ce8">
            <text:p>7.81E+001</text:p>
          </table:table-cell>
          <table:table-cell office:value-type="float" office:value="22.865079999999999" table:formula="of:=[.P43]-[.O43]" table:style-name="ce9">
            <text:p>2.29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145000" table:formula="of:=[.M43]+5000" table:style-name="ce6">
            <text:p>145000</text:p>
          </table:table-cell>
          <table:table-cell office:value-type="float" office:value="21025000000" table:formula="of:=[.M44]*[.M44]" table:style-name="ce7">
            <text:p>2.10E+10</text:p>
          </table:table-cell>
          <table:table-cell office:value-type="float" office:value="59.641803249999988" table:formula="of:=[.N44]*[.$F$10]+[.M44]*[.$F$9]+[.$F$8]*[.L44]" table:style-name="ce7">
            <text:p>5.96E+01</text:p>
          </table:table-cell>
          <table:table-cell office:value-type="float" office:value="83.749513250000007" table:formula="of:=[.$F$11]*[.N44]" table:style-name="ce8">
            <text:p>8.37E+001</text:p>
          </table:table-cell>
          <table:table-cell office:value-type="float" office:value="24.107710000000019" table:formula="of:=[.P44]-[.O44]" table:style-name="ce9">
            <text:p>2.41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150000" table:formula="of:=[.M44]+5000" table:style-name="ce6">
            <text:p>150000</text:p>
          </table:table-cell>
          <table:table-cell office:value-type="float" office:value="22500000000" table:formula="of:=[.M45]*[.M45]" table:style-name="ce7">
            <text:p>2.25E+10</text:p>
          </table:table-cell>
          <table:table-cell office:value-type="float" office:value="64.249584999999996" table:formula="of:=[.N45]*[.$F$10]+[.M45]*[.$F$9]+[.$F$8]*[.L45]" table:style-name="ce7">
            <text:p>6.42E+01</text:p>
          </table:table-cell>
          <table:table-cell office:value-type="float" office:value="89.624925000000005" table:formula="of:=[.$F$11]*[.N45]" table:style-name="ce8">
            <text:p>8.96E+001</text:p>
          </table:table-cell>
          <table:table-cell office:value-type="float" office:value="25.375340000000008" table:formula="of:=[.P45]-[.O45]" table:style-name="ce9">
            <text:p>2.54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9" table:style-name="ce3">
            <text:p>29</text:p>
          </table:table-cell>
          <table:table-cell office:value-type="float" office:value="1" table:style-name="ce3">
            <text:p>1</text:p>
          </table:table-cell>
          <table:table-cell office:value-type="float" office:value="155000" table:formula="of:=[.M45]+5000" table:style-name="ce6">
            <text:p>155000</text:p>
          </table:table-cell>
          <table:table-cell office:value-type="float" office:value="24025000000" table:formula="of:=[.M46]*[.M46]" table:style-name="ce7">
            <text:p>2.40E+10</text:p>
          </table:table-cell>
          <table:table-cell office:value-type="float" office:value="69.031533249999995" table:formula="of:=[.N46]*[.$F$10]+[.M46]*[.$F$9]+[.$F$8]*[.L46]" table:style-name="ce7">
            <text:p>6.90E+01</text:p>
          </table:table-cell>
          <table:table-cell office:value-type="float" office:value="95.699503250000006" table:formula="of:=[.$F$11]*[.N46]" table:style-name="ce8">
            <text:p>9.57E+001</text:p>
          </table:table-cell>
          <table:table-cell office:value-type="float" office:value="26.667970000000011" table:formula="of:=[.P46]-[.O46]" table:style-name="ce9">
            <text:p>2.67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160000" table:formula="of:=[.M46]+5000" table:style-name="ce6">
            <text:p>160000</text:p>
          </table:table-cell>
          <table:table-cell office:value-type="float" office:value="25600000000" table:formula="of:=[.M47]*[.M47]" table:style-name="ce7">
            <text:p>2.56E+10</text:p>
          </table:table-cell>
          <table:table-cell office:value-type="float" office:value="73.987648000000007" table:formula="of:=[.N47]*[.$F$10]+[.M47]*[.$F$9]+[.$F$8]*[.L47]" table:style-name="ce7">
            <text:p>7.40E+01</text:p>
          </table:table-cell>
          <table:table-cell office:value-type="float" office:value="101.973248" table:formula="of:=[.$F$11]*[.N47]" table:style-name="ce8">
            <text:p>1.02E+002</text:p>
          </table:table-cell>
          <table:table-cell office:value-type="float" office:value="27.985599999999991" table:formula="of:=[.P47]-[.O47]" table:style-name="ce9">
            <text:p>2.80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office:value-type="float" office:value="165000" table:formula="of:=[.M47]+5000" table:style-name="ce6">
            <text:p>165000</text:p>
          </table:table-cell>
          <table:table-cell office:value-type="float" office:value="27225000000" table:formula="of:=[.M48]*[.M48]" table:style-name="ce7">
            <text:p>2.72E+10</text:p>
          </table:table-cell>
          <table:table-cell office:value-type="float" office:value="79.117929250000003" table:formula="of:=[.N48]*[.$F$10]+[.M48]*[.$F$9]+[.$F$8]*[.L48]" table:style-name="ce7">
            <text:p>7.91E+01</text:p>
          </table:table-cell>
          <table:table-cell office:value-type="float" office:value="108.44615925000001" table:formula="of:=[.$F$11]*[.N48]" table:style-name="ce8">
            <text:p>1.08E+002</text:p>
          </table:table-cell>
          <table:table-cell office:value-type="float" office:value="29.328230000000005" table:formula="of:=[.P48]-[.O48]" table:style-name="ce9">
            <text:p>2.93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170000" table:formula="of:=[.M48]+5000" table:style-name="ce6">
            <text:p>170000</text:p>
          </table:table-cell>
          <table:table-cell office:value-type="float" office:value="28900000000" table:formula="of:=[.M49]*[.M49]" table:style-name="ce7">
            <text:p>2.89E+10</text:p>
          </table:table-cell>
          <table:table-cell office:value-type="float" office:value="84.422376999999983" table:formula="of:=[.N49]*[.$F$10]+[.M49]*[.$F$9]+[.$F$8]*[.L49]" table:style-name="ce7">
            <text:p>8.44E+01</text:p>
          </table:table-cell>
          <table:table-cell office:value-type="float" office:value="115.11823700000001" table:formula="of:=[.$F$11]*[.N49]" table:style-name="ce8">
            <text:p>1.15E+002</text:p>
          </table:table-cell>
          <table:table-cell office:value-type="float" office:value="30.695860000000025" table:formula="of:=[.P49]-[.O49]" table:style-name="ce9">
            <text:p>3.07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float" office:value="175000" table:formula="of:=[.M49]+5000" table:style-name="ce6">
            <text:p>175000</text:p>
          </table:table-cell>
          <table:table-cell office:value-type="float" office:value="30625000000" table:formula="of:=[.M50]*[.M50]" table:style-name="ce7">
            <text:p>3.06E+10</text:p>
          </table:table-cell>
          <table:table-cell office:value-type="float" office:value="89.900991250000004" table:formula="of:=[.N50]*[.$F$10]+[.M50]*[.$F$9]+[.$F$8]*[.L50]" table:style-name="ce7">
            <text:p>8.99E+01</text:p>
          </table:table-cell>
          <table:table-cell office:value-type="float" office:value="121.98948125" table:formula="of:=[.$F$11]*[.N50]" table:style-name="ce8">
            <text:p>1.22E+002</text:p>
          </table:table-cell>
          <table:table-cell office:value-type="float" office:value="32.088489999999993" table:formula="of:=[.P50]-[.O50]" table:style-name="ce9">
            <text:p>3.21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float" office:value="180000" table:formula="of:=[.M50]+5000" table:style-name="ce6">
            <text:p>180000</text:p>
          </table:table-cell>
          <table:table-cell office:value-type="float" office:value="32400000000" table:formula="of:=[.M51]*[.M51]" table:style-name="ce7">
            <text:p>3.24E+10</text:p>
          </table:table-cell>
          <table:table-cell office:value-type="float" office:value="95.553771999999981" table:formula="of:=[.N51]*[.$F$10]+[.M51]*[.$F$9]+[.$F$8]*[.L51]" table:style-name="ce7">
            <text:p>9.56E+01</text:p>
          </table:table-cell>
          <table:table-cell office:value-type="float" office:value="129.05989199999999" table:formula="of:=[.$F$11]*[.N51]" table:style-name="ce8">
            <text:p>1.29E+002</text:p>
          </table:table-cell>
          <table:table-cell office:value-type="float" office:value="33.50612000000001" table:formula="of:=[.P51]-[.O51]" table:style-name="ce9">
            <text:p>3.35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85000" table:formula="of:=[.M51]+5000" table:style-name="ce6">
            <text:p>185000</text:p>
          </table:table-cell>
          <table:table-cell office:value-type="float" office:value="34225000000" table:formula="of:=[.M52]*[.M52]" table:style-name="ce7">
            <text:p>3.42E+10</text:p>
          </table:table-cell>
          <table:table-cell office:value-type="float" office:value="101.38071924999998" table:formula="of:=[.N52]*[.$F$10]+[.M52]*[.$F$9]+[.$F$8]*[.L52]" table:style-name="ce7">
            <text:p>1.01E+02</text:p>
          </table:table-cell>
          <table:table-cell office:value-type="float" office:value="136.32946925000002" table:formula="of:=[.$F$11]*[.N52]" table:style-name="ce8">
            <text:p>1.36E+002</text:p>
          </table:table-cell>
          <table:table-cell office:value-type="float" office:value="34.948750000000032" table:formula="of:=[.P52]-[.O52]" table:style-name="ce9">
            <text:p>3.49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190000" table:formula="of:=[.M52]+5000" table:style-name="ce6">
            <text:p>190000</text:p>
          </table:table-cell>
          <table:table-cell office:value-type="float" office:value="36100000000" table:formula="of:=[.M53]*[.M53]" table:style-name="ce7">
            <text:p>3.61E+10</text:p>
          </table:table-cell>
          <table:table-cell office:value-type="float" office:value="107.38183299999999" table:formula="of:=[.N53]*[.$F$10]+[.M53]*[.$F$9]+[.$F$8]*[.L53]" table:style-name="ce7">
            <text:p>1.07E+02</text:p>
          </table:table-cell>
          <table:table-cell office:value-type="float" office:value="143.798213" table:formula="of:=[.$F$11]*[.N53]" table:style-name="ce8">
            <text:p>1.44E+002</text:p>
          </table:table-cell>
          <table:table-cell office:value-type="float" office:value="36.416380000000018" table:formula="of:=[.P53]-[.O53]" table:style-name="ce9">
            <text:p>3.64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7" table:style-name="ce3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195000" table:formula="of:=[.M53]+5000" table:style-name="ce6">
            <text:p>195000</text:p>
          </table:table-cell>
          <table:table-cell office:value-type="float" office:value="38025000000" table:formula="of:=[.M54]*[.M54]" table:style-name="ce7">
            <text:p>3.80E+10</text:p>
          </table:table-cell>
          <table:table-cell office:value-type="float" office:value="113.55711324999999" table:formula="of:=[.N54]*[.$F$10]+[.M54]*[.$F$9]+[.$F$8]*[.L54]" table:style-name="ce7">
            <text:p>1.14E+02</text:p>
          </table:table-cell>
          <table:table-cell office:value-type="float" office:value="151.46612325000001" table:formula="of:=[.$F$11]*[.N54]" table:style-name="ce8">
            <text:p>1.51E+002</text:p>
          </table:table-cell>
          <table:table-cell office:value-type="float" office:value="37.909010000000023" table:formula="of:=[.P54]-[.O54]" table:style-name="ce9">
            <text:p>3.79E+01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38" table:style-name="ce3">
            <text:p>38</text:p>
          </table:table-cell>
          <table:table-cell office:value-type="float" office:value="1" table:style-name="ce3">
            <text:p>1</text:p>
          </table:table-cell>
          <table:table-cell office:value-type="float" office:value="200000" table:formula="of:=[.M54]+5000" table:style-name="ce6">
            <text:p>200000</text:p>
          </table:table-cell>
          <table:table-cell office:value-type="float" office:value="40000000000" table:formula="of:=[.M55]*[.M55]" table:style-name="ce7">
            <text:p>4.00E+10</text:p>
          </table:table-cell>
          <table:table-cell office:value-type="float" office:value="119.90656" table:formula="of:=[.N55]*[.$F$10]+[.M55]*[.$F$9]+[.$F$8]*[.L55]" table:style-name="ce7">
            <text:p>1.20E+02</text:p>
          </table:table-cell>
          <table:table-cell office:value-type="float" office:value="159.33320000000001" table:formula="of:=[.$F$11]*[.N55]" table:style-name="ce8">
            <text:p>1.59E+002</text:p>
          </table:table-cell>
          <table:table-cell office:value-type="float" office:value="39.426640000000006" table:formula="of:=[.P55]-[.O55]" table:style-name="ce9">
            <text:p>3.94E+01</text:p>
          </table:table-cell>
          <table:table-cell table:number-columns-repeated="16367"/>
        </table:table-row>
        <table:table-row table:number-rows-repeated="20" table:style-name="ro2">
          <table:table-cell table:number-columns-repeated="10"/>
          <table:table-cell table:number-columns-repeated="2" table:style-name="ce3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number-columns-repeated="16367"/>
        </table:table-row>
        <table:table-row table:style-name="ro2">
          <table:table-cell table:number-columns-repeated="10"/>
          <table:table-cell table:number-columns-repeated="3" table:style-name="ce3"/>
          <table:table-cell table:number-columns-repeated="2" table:style-name="ce7"/>
          <table:table-cell table:style-name="ce8"/>
          <table:table-cell table:style-name="ce9"/>
          <table:table-cell table:number-columns-repeated="16367"/>
        </table:table-row>
        <table:table-row table:number-rows-repeated="1048500" table:style-name="ro2">
          <table:table-cell table:number-columns-repeated="16384"/>
        </table:table-row>
      </table:table>
      <table:table table:name="bubble_Operatio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4"/>
        <table:table-column table:style-name="co4" table:default-cell-style-name="ce5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3" table:default-cell-style-name="ce6"/>
        <table:table-column table:style-name="co9" table:default-cell-style-name="ce7"/>
        <table:table-column table:style-name="co4" table:default-cell-style-name="ce7"/>
        <table:table-column table:style-name="co10" table:default-cell-style-name="ce1"/>
        <table:table-column table:style-name="co13" table:default-cell-style-name="ce1"/>
        <table:table-column table:style-name="co8" table:number-columns-repeated="16367" table:default-cell-style-name="ce1"/>
        <table:table-row table:style-name="ro1">
          <table:table-cell office:value-type="string" table:number-columns-spanned="16" table:number-rows-spanned="1" table:style-name="ce11">
            <text:p>Bubble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</table:table-row>
        <table:table-row table:style-name="ro1"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number-columns-repeated="2" table:style-name="ce3"/>
          <table:table-cell office:value-type="string" table:style-name="ce13">
            <text:p>Step 3a</text:p>
          </table:table-cell>
          <table:table-cell office:value-type="string" table:style-name="ce14">
            <text:p>Plug Step1b and Step 2 CurveFit prgm</text:p>
          </table:table-cell>
          <table:table-cell table:style-name="ce3"/>
          <table:table-cell table:style-name="ce4"/>
          <table:table-cell table:style-name="ce5"/>
          <table:table-cell table:number-columns-repeated="3" table:style-name="ce1"/>
          <table:table-cell table:style-name="ce6"/>
          <table:table-cell table:number-columns-repeated="2" table:style-name="ce7"/>
          <table:table-cell table:number-columns-repeated="16369" table:style-name="ce1"/>
        </table:table-row>
        <table:table-row table:style-name="ro3">
          <table:table-cell table:number-columns-repeated="2" table:style-name="ce1"/>
          <table:table-cell table:number-columns-repeated="2" table:style-name="ce3"/>
          <table:table-cell office:value-type="string" table:style-name="ce13">
            <text:p>Step 3b</text:p>
          </table:table-cell>
          <table:table-cell office:value-type="string" table:style-name="ce15">
            <text:p>Fill coeffs</text:p>
          </table:table-cell>
          <table:table-cell table:style-name="ce3"/>
          <table:table-cell table:style-name="ce4"/>
          <table:table-cell table:style-name="ce5"/>
          <table:table-cell table:number-columns-repeated="3" table:style-name="ce1"/>
          <table:table-cell table:style-name="ce6"/>
          <table:table-cell table:number-columns-repeated="2" table:style-name="ce7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3"/>
          <table:table-cell table:style-name="ce1"/>
          <table:table-cell office:value-type="string" table:style-name="ce3">
            <text:p>C0 =</text:p>
          </table:table-cell>
          <table:table-cell office:value-type="float" office:value="-45825.5" table:style-name="ce3">
            <text:p>-45825.5</text:p>
          </table:table-cell>
          <table:table-cell table:style-name="ce3"/>
          <table:table-cell table:style-name="ce4"/>
          <table:table-cell table:style-name="ce5"/>
          <table:table-cell table:number-columns-repeated="3" table:style-name="ce1"/>
          <table:table-cell table:style-name="ce6"/>
          <table:table-cell table:number-columns-repeated="2" table:style-name="ce7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3"/>
          <table:table-cell table:style-name="ce17"/>
          <table:table-cell office:value-type="string" table:style-name="ce3">
            <text:p>C1 =</text:p>
          </table:table-cell>
          <table:table-cell office:value-type="float" office:value="287.07600000000002" table:style-name="ce18">
            <text:p>2.87E+002</text:p>
          </table:table-cell>
          <table:table-cell table:style-name="ce3"/>
          <table:table-cell table:style-name="ce4"/>
          <table:table-cell office:value-type="string" table:number-columns-spanned="4" table:number-rows-spanned="1" table:style-name="ce59">
            <text:p>Curve Fit</text:p>
          </table:table-cell>
          <table:covered-table-cell table:number-columns-repeated="3"/>
          <table:table-cell table:style-name="ce6"/>
          <table:table-cell table:number-columns-repeated="2" table:style-name="ce7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3"/>
          <table:table-cell table:style-name="ce17"/>
          <table:table-cell office:value-type="string" table:style-name="ce3">
            <text:p>C2 =</text:p>
          </table:table-cell>
          <table:table-cell office:value-type="float" office:value="6.4106699999999996" table:style-name="ce9">
            <text:p>6.41E+00</text:p>
          </table:table-cell>
          <table:table-cell table:style-name="ce3"/>
          <table:table-cell table:style-name="ce4"/>
          <table:table-cell office:value-type="string" table:number-columns-spanned="4" table:number-rows-spanned="1" table:style-name="ce60">
            <text:p><text:s text:c="2"/>= C0+C1*N^1+C2*n^2</text:p>
          </table:table-cell>
          <table:covered-table-cell table:number-columns-repeated="3"/>
          <table:table-cell table:style-name="ce4"/>
          <table:table-cell table:number-columns-repeated="2" table:style-name="ce7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3"/>
          <table:table-cell office:value-type="string" table:number-columns-spanned="2" table:number-rows-spanned="1" table:style-name="ce62">
            <text:p><text:s/>C''' for O(N^2) =<text:s/></text:p>
          </table:table-cell>
          <table:covered-table-cell/>
          <table:table-cell office:value-type="float" office:value="8.0106699999999993" table:formula="of:=[.F9]+1.6" table:style-name="ce9">
            <text:p>8.01E+00</text:p>
          </table:table-cell>
          <table:table-cell table:style-name="ce3"/>
          <table:table-cell table:style-name="ce19"/>
          <table:table-cell table:number-columns-spanned="4" table:number-rows-spanned="1" table:style-name="ce61"/>
          <table:covered-table-cell table:number-columns-repeated="3"/>
          <table:table-cell table:style-name="ce20"/>
          <table:table-cell table:number-columns-repeated="2" table:style-name="ce7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3"/>
          <table:table-cell table:number-columns-repeated="2" table:style-name="ce21"/>
          <table:table-cell table:number-columns-repeated="2" table:style-name="ce3"/>
          <table:table-cell table:style-name="ce19"/>
          <table:table-cell table:number-columns-repeated="3" table:style-name="ce22"/>
          <table:table-cell table:style-name="ce23"/>
          <table:table-cell table:style-name="ce20"/>
          <table:table-cell table:number-columns-repeated="2" table:style-name="ce7"/>
          <table:table-cell table:number-columns-repeated="16369" table:style-name="ce1"/>
        </table:table-row>
        <table:table-row table:style-name="ro6">
          <table:table-cell table:number-columns-repeated="2" table:style-name="ce1"/>
          <table:table-cell table:style-name="ce3"/>
          <table:table-cell table:style-name="ce24"/>
          <table:table-cell table:number-columns-repeated="4" table:style-name="ce3"/>
          <table:table-cell table:number-columns-repeated="2" table:style-name="ce5"/>
          <table:table-cell office:value-type="string" table:number-columns-spanned="8" table:number-rows-spanned="1" table:style-name="ce63">
            <text:p>Simulate to find the C''' with N^2 <text:s/>to show O(N^2)</text:p>
          </table:table-cell>
          <table:covered-table-cell table:number-columns-repeated="7"/>
          <table:table-cell table:number-columns-repeated="16366" table:style-name="ce1"/>
        </table:table-row>
        <table:table-row table:style-name="ro7">
          <table:table-cell table:number-columns-repeated="2" table:style-name="ce1"/>
          <table:table-cell table:style-name="ce3"/>
          <table:table-cell office:value-type="string" table:style-name="ce72">
            <text:p>Step 2</text:p>
          </table:table-cell>
          <table:table-cell table:style-name="ce73"/>
          <table:table-cell table:number-columns-repeated="2" table:style-name="ce3"/>
          <table:table-cell table:style-name="ce4"/>
          <table:table-cell table:style-name="ce5"/>
          <table:table-cell table:style-name="ce1"/>
          <table:table-cell office:value-type="string" table:number-columns-spanned="4" table:number-rows-spanned="3" table:style-name="ce65">
            <text:p>Step 5</text:p>
          </table:table-cell>
          <table:covered-table-cell table:number-columns-repeated="3"/>
          <table:table-cell table:style-name="ce26"/>
          <table:table-cell office:value-type="string" table:style-name="ce27">
            <text:p>Step 6</text:p>
          </table:table-cell>
          <table:table-cell office:value-type="string" table:style-name="ce87">
            <text:p><text:s/>Step 7</text:p>
          </table:table-cell>
          <table:table-cell table:style-name="ce88"/>
          <table:table-cell table:number-columns-repeated="16366" table:style-name="ce1"/>
        </table:table-row>
        <table:table-row table:style-name="ro4">
          <table:table-cell table:number-columns-repeated="2" table:style-name="ce1"/>
          <table:table-cell table:style-name="ce3"/>
          <table:table-cell office:value-type="string" table:style-name="ce74">
            <text:p>y`</text:p>
          </table:table-cell>
          <table:table-cell office:value-type="string" table:number-columns-spanned="3" table:number-rows-spanned="1" table:style-name="ce97">
            <text:p>Step 1b</text:p>
          </table:table-cell>
          <table:covered-table-cell table:number-columns-repeated="2"/>
          <table:table-cell table:style-name="ce4"/>
          <table:table-cell table:style-name="ce5"/>
          <table:table-cell table:style-name="ce1"/>
          <table:covered-table-cell/>
          <table:covered-table-cell table:number-columns-repeated="3"/>
          <table:table-cell office:value-type="string" table:style-name="ce29">
            <text:p>Simulated</text:p>
          </table:table-cell>
          <table:table-cell office:value-type="string" table:number-columns-spanned="1" table:number-rows-spanned="2" table:style-name="ce66">
            <text:p><text:s/>C'''*g(N^2)</text:p>
          </table:table-cell>
          <table:table-cell table:style-name="ce89"/>
          <table:table-cell table:style-name="ce90"/>
          <table:table-cell table:number-columns-repeated="16366" table:style-name="ce1"/>
        </table:table-row>
        <table:table-row table:style-name="ro7">
          <table:table-cell table:number-columns-repeated="2" table:style-name="ce1"/>
          <table:table-cell office:value-type="string" table:style-name="ce13">
            <text:p>Step 1a</text:p>
          </table:table-cell>
          <table:table-cell office:value-type="string" table:style-name="ce76">
            <text:p>f.dat file</text:p>
          </table:table-cell>
          <table:table-cell office:value-type="string" table:number-columns-spanned="3" table:number-rows-spanned="1" table:style-name="ce98">
            <text:p>r.dat file</text:p>
          </table:table-cell>
          <table:covered-table-cell table:number-columns-repeated="2"/>
          <table:table-cell table:style-name="ce32"/>
          <table:table-cell table:style-name="ce5"/>
          <table:table-cell table:style-name="ce1"/>
          <table:covered-table-cell/>
          <table:covered-table-cell table:number-columns-repeated="3"/>
          <table:table-cell office:value-type="string" table:style-name="ce33">
            <text:p>Time</text:p>
          </table:table-cell>
          <table:covered-table-cell/>
          <table:table-cell office:value-type="string" table:number-columns-spanned="2" table:number-rows-spanned="1" table:style-name="ce99">
            <text:p><text:s/>= BigO-Simulated</text:p>
          </table:table-cell>
          <table:covered-table-cell/>
          <table:table-cell table:number-columns-repeated="16366" table:style-name="ce1"/>
        </table:table-row>
        <table:table-row table:style-name="ro8">
          <table:table-cell table:style-name="ce1"/>
          <table:table-cell office:value-type="string" table:style-name="ce91">
            <text:p>Count</text:p>
          </table:table-cell>
          <table:table-cell office:value-type="string" table:style-name="ce92">
            <text:p>N</text:p>
          </table:table-cell>
          <table:table-cell office:value-type="string" table:style-name="ce93">
            <text:p>Sum of Operators</text:p>
          </table:table-cell>
          <table:table-cell office:value-type="string" table:style-name="ce37">
            <text:p>N^0</text:p>
          </table:table-cell>
          <table:table-cell office:value-type="string" table:style-name="ce38">
            <text:p>N^1</text:p>
          </table:table-cell>
          <table:table-cell office:value-type="string" table:style-name="ce39">
            <text:p>N^2</text:p>
          </table:table-cell>
          <table:table-cell table:style-name="ce40"/>
          <table:table-cell table:style-name="ce5"/>
          <table:table-cell table:style-name="ce1"/>
          <table:table-cell office:value-type="string" table:style-name="ce41">
            <text:p>Count</text:p>
          </table:table-cell>
          <table:table-cell office:value-type="string" table:style-name="ce42">
            <text:p>N^0</text:p>
          </table:table-cell>
          <table:table-cell office:value-type="string" table:style-name="ce42">
            <text:p>N = N^1</text:p>
          </table:table-cell>
          <table:table-cell office:value-type="string" table:style-name="ce43">
            <text:p>N^2</text:p>
          </table:table-cell>
          <table:table-cell office:value-type="string" table:style-name="ce44">
            <text:p>Curve Fit Bubble Sort</text:p>
          </table:table-cell>
          <table:table-cell office:value-type="string" table:style-name="ce100">
            <text:p>Big O Bubble Sort</text:p>
          </table:table-cell>
          <table:table-cell office:value-type="string" table:style-name="ce45">
            <text:p>Deviation</text:p>
          </table:table-cell>
          <table:table-cell table:style-name="ce94"/>
          <table:table-cell table:number-columns-repeated="16366" table:style-name="ce1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64513" table:style-name="ce3">
            <text:p>64513</text:p>
          </table:table-cell>
          <table:table-cell office:value-type="float" office:value="1" table:style-name="ce3">
            <text:p>1</text:p>
          </table:table-cell>
          <table:table-cell office:value-type="float" office:value="100" table:formula="of:=[.C17]" table:style-name="ce3">
            <text:p>100</text:p>
          </table:table-cell>
          <table:table-cell office:value-type="float" office:value="10000" table:formula="of:=[.F17]*[.F17]" table:style-name="ce9">
            <text:p>1.00E+04</text:p>
          </table:table-cell>
          <table:table-cell table:style-name="ce52"/>
          <table:table-cell table:style-name="ce5"/>
          <table:table-cell table:style-name="ce1"/>
          <table:table-cell office:value-type="float" office:value="1" table:style-name="ce6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95">
            <text:p>100</text:p>
          </table:table-cell>
          <table:table-cell office:value-type="float" office:value="10000" table:formula="of:=[.M17]*[.M17]" table:style-name="ce7">
            <text:p>1.00E+04</text:p>
          </table:table-cell>
          <table:table-cell office:value-type="float" office:value="46988.800000000003" table:formula="of:=[.N17]*[.$F$9]+[.M17]*[.$F$8]+[.$F$7]*[.L17]" table:style-name="ce7">
            <text:p>4.70E+04</text:p>
          </table:table-cell>
          <table:table-cell office:value-type="float" office:value="80106.7" table:formula="of:=[.$F$10]*[.N17]" table:style-name="ce8">
            <text:p>8.01E+004</text:p>
          </table:table-cell>
          <table:table-cell office:value-type="float" office:value="33117.899999999994" table:formula="of:=[.P17]-[.O17]" table:style-name="ce9">
            <text:p>3.31E+04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float" office:value="100" table:style-name="ce3">
            <text:p>100</text:p>
          </table:table-cell>
          <table:table-cell office:value-type="float" office:value="62171" table:style-name="ce3">
            <text:p>62171</text:p>
          </table:table-cell>
          <table:table-cell office:value-type="float" office:value="1" table:style-name="ce3">
            <text:p>1</text:p>
          </table:table-cell>
          <table:table-cell office:value-type="float" office:value="100" table:formula="of:=[.C18]" table:style-name="ce3">
            <text:p>100</text:p>
          </table:table-cell>
          <table:table-cell office:value-type="float" office:value="10000" table:formula="of:=[.F18]*[.F18]" table:style-name="ce9">
            <text:p>1.00E+04</text:p>
          </table:table-cell>
          <table:table-cell table:style-name="ce52"/>
          <table:table-cell table:style-name="ce5"/>
          <table:table-cell table:style-name="ce53"/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25" table:formula="of:=[.M17]+25" table:style-name="ce96">
            <text:p>125</text:p>
          </table:table-cell>
          <table:table-cell office:value-type="float" office:value="15625" table:formula="of:=[.M18]*[.M18]" table:style-name="ce7">
            <text:p>1.56E+04</text:p>
          </table:table-cell>
          <table:table-cell office:value-type="float" office:value="90225.71875" table:formula="of:=[.N18]*[.$F$9]+[.M18]*[.$F$8]+[.$F$7]*[.L18]" table:style-name="ce7">
            <text:p>9.02E+04</text:p>
          </table:table-cell>
          <table:table-cell office:value-type="float" office:value="125166.71874999999" table:formula="of:=[.$F$10]*[.N18]" table:style-name="ce8">
            <text:p>1.25E+005</text:p>
          </table:table-cell>
          <table:table-cell office:value-type="float" office:value="34940.999999999985" table:formula="of:=[.P18]-[.O18]" table:style-name="ce9">
            <text:p>3.49E+04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" table:style-name="ce3">
            <text:p>3</text:p>
          </table:table-cell>
          <table:table-cell office:value-type="float" office:value="150" table:style-name="ce3">
            <text:p>150</text:p>
          </table:table-cell>
          <table:table-cell office:value-type="float" office:value="143530" table:style-name="ce3">
            <text:p>143530</text:p>
          </table:table-cell>
          <table:table-cell office:value-type="float" office:value="1" table:style-name="ce3">
            <text:p>1</text:p>
          </table:table-cell>
          <table:table-cell office:value-type="float" office:value="150" table:formula="of:=[.C19]" table:style-name="ce3">
            <text:p>150</text:p>
          </table:table-cell>
          <table:table-cell office:value-type="float" office:value="22500" table:formula="of:=[.F19]*[.F19]" table:style-name="ce9">
            <text:p>2.25E+04</text:p>
          </table:table-cell>
          <table:table-cell table:style-name="ce52"/>
          <table:table-cell table:style-name="ce5"/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50" table:formula="of:=[.M18]+25" table:style-name="ce96">
            <text:p>150</text:p>
          </table:table-cell>
          <table:table-cell office:value-type="float" office:value="22500" table:formula="of:=[.M19]*[.M19]" table:style-name="ce7">
            <text:p>2.25E+04</text:p>
          </table:table-cell>
          <table:table-cell office:value-type="float" office:value="141475.97499999998" table:formula="of:=[.N19]*[.$F$9]+[.M19]*[.$F$8]+[.$F$7]*[.L19]" table:style-name="ce7">
            <text:p>1.41E+05</text:p>
          </table:table-cell>
          <table:table-cell office:value-type="float" office:value="180240.07499999998" table:formula="of:=[.$F$10]*[.N19]" table:style-name="ce8">
            <text:p>1.80E+005</text:p>
          </table:table-cell>
          <table:table-cell office:value-type="float" office:value="38764.100000000006" table:formula="of:=[.P19]-[.O19]" table:style-name="ce9">
            <text:p>3.88E+04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float" office:value="200" table:style-name="ce3">
            <text:p>200</text:p>
          </table:table-cell>
          <table:table-cell office:value-type="float" office:value="256540" table:style-name="ce3">
            <text:p>256540</text:p>
          </table:table-cell>
          <table:table-cell office:value-type="float" office:value="1" table:style-name="ce3">
            <text:p>1</text:p>
          </table:table-cell>
          <table:table-cell office:value-type="float" office:value="200" table:formula="of:=[.C20]" table:style-name="ce3">
            <text:p>200</text:p>
          </table:table-cell>
          <table:table-cell office:value-type="float" office:value="40000" table:formula="of:=[.F20]*[.F20]" table:style-name="ce9">
            <text:p>4.00E+04</text:p>
          </table:table-cell>
          <table:table-cell table:style-name="ce52"/>
          <table:table-cell table:style-name="ce5"/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75" table:formula="of:=[.M19]+25" table:style-name="ce96">
            <text:p>175</text:p>
          </table:table-cell>
          <table:table-cell office:value-type="float" office:value="30625" table:formula="of:=[.M20]*[.M20]" table:style-name="ce7">
            <text:p>3.06E+04</text:p>
          </table:table-cell>
          <table:table-cell office:value-type="float" office:value="200739.56874999998" table:formula="of:=[.N20]*[.$F$9]+[.M20]*[.$F$8]+[.$F$7]*[.L20]" table:style-name="ce7">
            <text:p>2.01E+05</text:p>
          </table:table-cell>
          <table:table-cell office:value-type="float" office:value="245326.76874999999" table:formula="of:=[.$F$10]*[.N20]" table:style-name="ce8">
            <text:p>2.45E+005</text:p>
          </table:table-cell>
          <table:table-cell office:value-type="float" office:value="44587.200000000012" table:formula="of:=[.P20]-[.O20]" table:style-name="ce9">
            <text:p>4.46E+04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" table:style-name="ce3">
            <text:p>5</text:p>
          </table:table-cell>
          <table:table-cell office:value-type="float" office:value="300" table:style-name="ce3">
            <text:p>300</text:p>
          </table:table-cell>
          <table:table-cell office:value-type="float" office:value="562721" table:style-name="ce3">
            <text:p>562721</text:p>
          </table:table-cell>
          <table:table-cell office:value-type="float" office:value="1" table:style-name="ce3">
            <text:p>1</text:p>
          </table:table-cell>
          <table:table-cell office:value-type="float" office:value="300" table:formula="of:=[.C21]" table:style-name="ce3">
            <text:p>300</text:p>
          </table:table-cell>
          <table:table-cell office:value-type="float" office:value="90000" table:formula="of:=[.F21]*[.F21]" table:style-name="ce9">
            <text:p>9.00E+04</text:p>
          </table:table-cell>
          <table:table-cell table:style-name="ce52"/>
          <table:table-cell table:style-name="ce5"/>
          <table:table-cell table:style-name="ce1"/>
          <table:table-cell office:value-type="float" office:value="5" table:style-name="ce6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200" table:formula="of:=[.M20]+25" table:style-name="ce96">
            <text:p>200</text:p>
          </table:table-cell>
          <table:table-cell office:value-type="float" office:value="40000" table:formula="of:=[.M21]*[.M21]" table:style-name="ce7">
            <text:p>4.00E+04</text:p>
          </table:table-cell>
          <table:table-cell office:value-type="float" office:value="268016.5" table:formula="of:=[.N21]*[.$F$9]+[.M21]*[.$F$8]+[.$F$7]*[.L21]" table:style-name="ce7">
            <text:p>2.68E+05</text:p>
          </table:table-cell>
          <table:table-cell office:value-type="float" office:value="320426.8" table:formula="of:=[.$F$10]*[.N21]" table:style-name="ce8">
            <text:p>3.20E+005</text:p>
          </table:table-cell>
          <table:table-cell office:value-type="float" office:value="52410.299999999988" table:formula="of:=[.P21]-[.O21]" table:style-name="ce9">
            <text:p>5.24E+04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6" table:style-name="ce3">
            <text:p>6</text:p>
          </table:table-cell>
          <table:table-cell office:value-type="float" office:value="400" table:style-name="ce3">
            <text:p>400</text:p>
          </table:table-cell>
          <table:table-cell office:value-type="float" office:value="1109573" table:style-name="ce3">
            <text:p>1109573</text:p>
          </table:table-cell>
          <table:table-cell office:value-type="float" office:value="1" table:style-name="ce3">
            <text:p>1</text:p>
          </table:table-cell>
          <table:table-cell office:value-type="float" office:value="400" table:formula="of:=[.C22]" table:style-name="ce3">
            <text:p>400</text:p>
          </table:table-cell>
          <table:table-cell office:value-type="float" office:value="160000" table:formula="of:=[.F22]*[.F22]" table:style-name="ce9">
            <text:p>1.60E+05</text:p>
          </table:table-cell>
          <table:table-cell table:style-name="ce52"/>
          <table:table-cell table:style-name="ce5"/>
          <table:table-cell table:style-name="ce1"/>
          <table:table-cell office:value-type="float" office:value="6" table:style-name="ce6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225" table:formula="of:=[.M21]+25" table:style-name="ce96">
            <text:p>225</text:p>
          </table:table-cell>
          <table:table-cell office:value-type="float" office:value="50625" table:formula="of:=[.M22]*[.M22]" table:style-name="ce7">
            <text:p>5.06E+04</text:p>
          </table:table-cell>
          <table:table-cell office:value-type="float" office:value="343306.76874999993" table:formula="of:=[.N22]*[.$F$9]+[.M22]*[.$F$8]+[.$F$7]*[.L22]" table:style-name="ce7">
            <text:p>3.43E+05</text:p>
          </table:table-cell>
          <table:table-cell office:value-type="float" office:value="405540.16874999995" table:formula="of:=[.$F$10]*[.N22]" table:style-name="ce8">
            <text:p>4.06E+005</text:p>
          </table:table-cell>
          <table:table-cell office:value-type="float" office:value="62233.400000000023" table:formula="of:=[.P22]-[.O22]" table:style-name="ce9">
            <text:p>6.22E+04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7" table:style-name="ce3">
            <text:p>7</text:p>
          </table:table-cell>
          <table:table-cell office:value-type="float" office:value="500" table:style-name="ce3">
            <text:p>500</text:p>
          </table:table-cell>
          <table:table-cell office:value-type="float" office:value="1661676" table:style-name="ce3">
            <text:p>1661676</text:p>
          </table:table-cell>
          <table:table-cell office:value-type="float" office:value="1" table:style-name="ce3">
            <text:p>1</text:p>
          </table:table-cell>
          <table:table-cell office:value-type="float" office:value="500" table:formula="of:=[.C23]" table:style-name="ce3">
            <text:p>500</text:p>
          </table:table-cell>
          <table:table-cell office:value-type="float" office:value="250000" table:formula="of:=[.F23]*[.F23]" table:style-name="ce9">
            <text:p>2.50E+05</text:p>
          </table:table-cell>
          <table:table-cell table:style-name="ce52"/>
          <table:table-cell table:style-name="ce5"/>
          <table:table-cell table:style-name="ce1"/>
          <table:table-cell office:value-type="float" office:value="7" table:style-name="ce6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250" table:formula="of:=[.M22]+25" table:style-name="ce96">
            <text:p>250</text:p>
          </table:table-cell>
          <table:table-cell office:value-type="float" office:value="62500" table:formula="of:=[.M23]*[.M23]" table:style-name="ce7">
            <text:p>6.25E+04</text:p>
          </table:table-cell>
          <table:table-cell office:value-type="float" office:value="426610.375" table:formula="of:=[.N23]*[.$F$9]+[.M23]*[.$F$8]+[.$F$7]*[.L23]" table:style-name="ce7">
            <text:p>4.27E+05</text:p>
          </table:table-cell>
          <table:table-cell office:value-type="float" office:value="500666.87499999994" table:formula="of:=[.$F$10]*[.N23]" table:style-name="ce8">
            <text:p>5.01E+005</text:p>
          </table:table-cell>
          <table:table-cell office:value-type="float" office:value="74056.499999999942" table:formula="of:=[.P23]-[.O23]" table:style-name="ce9">
            <text:p>7.41E+04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float" office:value="600" table:style-name="ce3">
            <text:p>600</text:p>
          </table:table-cell>
          <table:table-cell office:value-type="float" office:value="2455192" table:style-name="ce3">
            <text:p>2455192</text:p>
          </table:table-cell>
          <table:table-cell office:value-type="float" office:value="1" table:style-name="ce3">
            <text:p>1</text:p>
          </table:table-cell>
          <table:table-cell office:value-type="float" office:value="600" table:formula="of:=[.C24]" table:style-name="ce3">
            <text:p>600</text:p>
          </table:table-cell>
          <table:table-cell office:value-type="float" office:value="360000" table:formula="of:=[.F24]*[.F24]" table:style-name="ce9">
            <text:p>3.60E+05</text:p>
          </table:table-cell>
          <table:table-cell table:style-name="ce52"/>
          <table:table-cell table:style-name="ce5"/>
          <table:table-cell table:style-name="ce1"/>
          <table:table-cell office:value-type="float" office:value="8" table:style-name="ce6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275" table:formula="of:=[.M23]+25" table:style-name="ce96">
            <text:p>275</text:p>
          </table:table-cell>
          <table:table-cell office:value-type="float" office:value="75625" table:formula="of:=[.M24]*[.M24]" table:style-name="ce7">
            <text:p>7.56E+04</text:p>
          </table:table-cell>
          <table:table-cell office:value-type="float" office:value="517927.31874999998" table:formula="of:=[.N24]*[.$F$9]+[.M24]*[.$F$8]+[.$F$7]*[.L24]" table:style-name="ce7">
            <text:p>5.18E+05</text:p>
          </table:table-cell>
          <table:table-cell office:value-type="float" office:value="605806.91874999995" table:formula="of:=[.$F$10]*[.N24]" table:style-name="ce8">
            <text:p>6.06E+005</text:p>
          </table:table-cell>
          <table:table-cell office:value-type="float" office:value="87879.599999999977" table:formula="of:=[.P24]-[.O24]" table:style-name="ce9">
            <text:p>8.79E+04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9" table:style-name="ce3">
            <text:p>9</text:p>
          </table:table-cell>
          <table:table-cell office:value-type="float" office:value="700" table:style-name="ce3">
            <text:p>700</text:p>
          </table:table-cell>
          <table:table-cell office:value-type="float" office:value="3410425" table:style-name="ce6">
            <text:p>3410425</text:p>
          </table:table-cell>
          <table:table-cell office:value-type="float" office:value="1" table:style-name="ce3">
            <text:p>1</text:p>
          </table:table-cell>
          <table:table-cell office:value-type="float" office:value="700" table:formula="of:=[.C25]" table:style-name="ce3">
            <text:p>700</text:p>
          </table:table-cell>
          <table:table-cell office:value-type="float" office:value="490000" table:formula="of:=[.F25]*[.F25]" table:style-name="ce9">
            <text:p>4.90E+05</text:p>
          </table:table-cell>
          <table:table-cell table:style-name="ce52"/>
          <table:table-cell table:style-name="ce5"/>
          <table:table-cell table:style-name="ce1"/>
          <table:table-cell office:value-type="float" office:value="9" table:style-name="ce6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300" table:formula="of:=[.M24]+25" table:style-name="ce96">
            <text:p>300</text:p>
          </table:table-cell>
          <table:table-cell office:value-type="float" office:value="90000" table:formula="of:=[.M25]*[.M25]" table:style-name="ce7">
            <text:p>9.00E+04</text:p>
          </table:table-cell>
          <table:table-cell office:value-type="float" office:value="617257.6" table:formula="of:=[.N25]*[.$F$9]+[.M25]*[.$F$8]+[.$F$7]*[.L25]" table:style-name="ce7">
            <text:p>6.17E+05</text:p>
          </table:table-cell>
          <table:table-cell office:value-type="float" office:value="720960.29999999993" table:formula="of:=[.$F$10]*[.N25]" table:style-name="ce8">
            <text:p>7.21E+005</text:p>
          </table:table-cell>
          <table:table-cell office:value-type="float" office:value="103702.69999999995" table:formula="of:=[.P25]-[.O25]" table:style-name="ce9">
            <text:p>1.04E+05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0" table:style-name="ce3">
            <text:p>10</text:p>
          </table:table-cell>
          <table:table-cell office:value-type="float" office:value="800" table:style-name="ce3">
            <text:p>800</text:p>
          </table:table-cell>
          <table:table-cell office:value-type="float" office:value="4206769" table:style-name="ce3">
            <text:p>4206769</text:p>
          </table:table-cell>
          <table:table-cell office:value-type="float" office:value="1" table:style-name="ce3">
            <text:p>1</text:p>
          </table:table-cell>
          <table:table-cell office:value-type="float" office:value="800" table:formula="of:=[.C26]" table:style-name="ce3">
            <text:p>800</text:p>
          </table:table-cell>
          <table:table-cell office:value-type="float" office:value="640000" table:formula="of:=[.F26]*[.F26]" table:style-name="ce9">
            <text:p>6.40E+05</text:p>
          </table:table-cell>
          <table:table-cell table:style-name="ce55"/>
          <table:table-cell table:style-name="ce5"/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325" table:formula="of:=[.M25]+25" table:style-name="ce96">
            <text:p>325</text:p>
          </table:table-cell>
          <table:table-cell office:value-type="float" office:value="105625" table:formula="of:=[.M26]*[.M26]" table:style-name="ce7">
            <text:p>1.06E+05</text:p>
          </table:table-cell>
          <table:table-cell office:value-type="float" office:value="724601.21875" table:formula="of:=[.N26]*[.$F$9]+[.M26]*[.$F$8]+[.$F$7]*[.L26]" table:style-name="ce7">
            <text:p>7.25E+05</text:p>
          </table:table-cell>
          <table:table-cell office:value-type="float" office:value="846127.01874999993" table:formula="of:=[.$F$10]*[.N26]" table:style-name="ce8">
            <text:p>8.46E+005</text:p>
          </table:table-cell>
          <table:table-cell office:value-type="float" office:value="121525.79999999993" table:formula="of:=[.P26]-[.O26]" table:style-name="ce9">
            <text:p>1.22E+05</text:p>
          </table:table-cell>
          <table:table-cell table:number-columns-repeated="16367"/>
        </table:table-row>
        <table:table-row table:style-name="ro2">
          <table:table-cell/>
          <table:table-cell table:number-columns-repeated="6" table:style-name="ce3"/>
          <table:table-cell table:style-name="ce4"/>
          <table:table-cell table:style-name="ce5"/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350" table:formula="of:=[.M26]+25" table:style-name="ce96">
            <text:p>350</text:p>
          </table:table-cell>
          <table:table-cell office:value-type="float" office:value="122500" table:formula="of:=[.M27]*[.M27]" table:style-name="ce7">
            <text:p>1.23E+05</text:p>
          </table:table-cell>
          <table:table-cell office:value-type="float" office:value="839958.17499999993" table:formula="of:=[.N27]*[.$F$9]+[.M27]*[.$F$8]+[.$F$7]*[.L27]" table:style-name="ce7">
            <text:p>8.40E+05</text:p>
          </table:table-cell>
          <table:table-cell office:value-type="float" office:value="981307.07499999995" table:formula="of:=[.$F$10]*[.N27]" table:style-name="ce8">
            <text:p>9.81E+005</text:p>
          </table:table-cell>
          <table:table-cell office:value-type="float" office:value="141348.90000000002" table:formula="of:=[.P27]-[.O27]" table:style-name="ce9">
            <text:p>1.41E+05</text:p>
          </table:table-cell>
          <table:table-cell table:number-columns-repeated="16367"/>
        </table:table-row>
        <table:table-row table:style-name="ro2">
          <table:table-cell/>
          <table:table-cell table:number-columns-repeated="5" table:style-name="ce3"/>
          <table:table-cell table:style-name="ce9"/>
          <table:table-cell table:style-name="ce4"/>
          <table:table-cell table:style-name="ce5"/>
          <table:table-cell table:style-name="ce1"/>
          <table:table-cell office:value-type="float" office:value="12" table:style-name="ce6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375" table:formula="of:=[.M27]+25" table:style-name="ce96">
            <text:p>375</text:p>
          </table:table-cell>
          <table:table-cell office:value-type="float" office:value="140625" table:formula="of:=[.M28]*[.M28]" table:style-name="ce7">
            <text:p>1.41E+05</text:p>
          </table:table-cell>
          <table:table-cell office:value-type="float" office:value="963328.46875" table:formula="of:=[.N28]*[.$F$9]+[.M28]*[.$F$8]+[.$F$7]*[.L28]" table:style-name="ce7">
            <text:p>9.63E+05</text:p>
          </table:table-cell>
          <table:table-cell office:value-type="float" office:value="1126500.46875" table:formula="of:=[.$F$10]*[.N28]" table:style-name="ce8">
            <text:p>1.13E+006</text:p>
          </table:table-cell>
          <table:table-cell office:value-type="float" office:value="163172" table:formula="of:=[.P28]-[.O28]" table:style-name="ce9">
            <text:p>1.63E+05</text:p>
          </table:table-cell>
          <table:table-cell table:number-columns-repeated="16367"/>
        </table:table-row>
        <table:table-row table:style-name="ro2">
          <table:table-cell/>
          <table:table-cell table:number-columns-repeated="6" table:style-name="ce3"/>
          <table:table-cell table:style-name="ce4"/>
          <table:table-cell table:style-name="ce5"/>
          <table:table-cell table:style-name="ce1"/>
          <table:table-cell office:value-type="float" office:value="13" table:style-name="ce6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400" table:formula="of:=[.M28]+25" table:style-name="ce96">
            <text:p>400</text:p>
          </table:table-cell>
          <table:table-cell office:value-type="float" office:value="160000" table:formula="of:=[.M29]*[.M29]" table:style-name="ce7">
            <text:p>1.60E+05</text:p>
          </table:table-cell>
          <table:table-cell office:value-type="float" office:value="1094712.0999999999" table:formula="of:=[.N29]*[.$F$9]+[.M29]*[.$F$8]+[.$F$7]*[.L29]" table:style-name="ce7">
            <text:p>1.09E+06</text:p>
          </table:table-cell>
          <table:table-cell office:value-type="float" office:value="1281707.2" table:formula="of:=[.$F$10]*[.N29]" table:style-name="ce8">
            <text:p>1.28E+006</text:p>
          </table:table-cell>
          <table:table-cell office:value-type="float" office:value="186995.10000000009" table:formula="of:=[.P29]-[.O29]" table:style-name="ce9">
            <text:p>1.87E+05</text:p>
          </table:table-cell>
          <table:table-cell table:number-columns-repeated="16367"/>
        </table:table-row>
        <table:table-row table:style-name="ro2">
          <table:table-cell/>
          <table:table-cell table:number-columns-repeated="5" table:style-name="ce3"/>
          <table:table-cell table:style-name="ce9"/>
          <table:table-cell table:style-name="ce4"/>
          <table:table-cell table:style-name="ce5"/>
          <table:table-cell table:style-name="ce1"/>
          <table:table-cell office:value-type="float" office:value="14" table:style-name="ce6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425" table:formula="of:=[.M29]+25" table:style-name="ce96">
            <text:p>425</text:p>
          </table:table-cell>
          <table:table-cell office:value-type="float" office:value="180625" table:formula="of:=[.M30]*[.M30]" table:style-name="ce7">
            <text:p>1.81E+05</text:p>
          </table:table-cell>
          <table:table-cell office:value-type="float" office:value="1234109.0687500001" table:formula="of:=[.N30]*[.$F$9]+[.M30]*[.$F$8]+[.$F$7]*[.L30]" table:style-name="ce7">
            <text:p>1.23E+06</text:p>
          </table:table-cell>
          <table:table-cell office:value-type="float" office:value="1446927.2687499998" table:formula="of:=[.$F$10]*[.N30]" table:style-name="ce8">
            <text:p>1.45E+006</text:p>
          </table:table-cell>
          <table:table-cell office:value-type="float" office:value="212818.19999999972" table:formula="of:=[.P30]-[.O30]" table:style-name="ce9">
            <text:p>2.13E+05</text:p>
          </table:table-cell>
          <table:table-cell table:number-columns-repeated="16367"/>
        </table:table-row>
        <table:table-row table:style-name="ro2">
          <table:table-cell/>
          <table:table-cell table:number-columns-repeated="6" table:style-name="ce3"/>
          <table:table-cell table:style-name="ce4"/>
          <table:table-cell table:style-name="ce5"/>
          <table:table-cell table:style-name="ce1"/>
          <table:table-cell office:value-type="float" office:value="15" table:style-name="ce6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450" table:formula="of:=[.M30]+25" table:style-name="ce96">
            <text:p>450</text:p>
          </table:table-cell>
          <table:table-cell office:value-type="float" office:value="202500" table:formula="of:=[.M31]*[.M31]" table:style-name="ce7">
            <text:p>2.03E+05</text:p>
          </table:table-cell>
          <table:table-cell office:value-type="float" office:value="1381519.3749999998" table:formula="of:=[.N31]*[.$F$9]+[.M31]*[.$F$8]+[.$F$7]*[.L31]" table:style-name="ce7">
            <text:p>1.38E+06</text:p>
          </table:table-cell>
          <table:table-cell office:value-type="float" office:value="1622160.6749999998" table:formula="of:=[.$F$10]*[.N31]" table:style-name="ce8">
            <text:p>1.62E+006</text:p>
          </table:table-cell>
          <table:table-cell office:value-type="float" office:value="240641.30000000005" table:formula="of:=[.P31]-[.O31]" table:style-name="ce9">
            <text:p>2.41E+05</text:p>
          </table:table-cell>
          <table:table-cell table:number-columns-repeated="16367"/>
        </table:table-row>
        <table:table-row table:style-name="ro2">
          <table:table-cell/>
          <table:table-cell table:number-columns-repeated="5" table:style-name="ce3"/>
          <table:table-cell table:style-name="ce9"/>
          <table:table-cell table:style-name="ce4"/>
          <table:table-cell table:style-name="ce5"/>
          <table:table-cell table:style-name="ce1"/>
          <table:table-cell office:value-type="float" office:value="16" table:style-name="ce6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475" table:formula="of:=[.M31]+25" table:style-name="ce96">
            <text:p>475</text:p>
          </table:table-cell>
          <table:table-cell office:value-type="float" office:value="225625" table:formula="of:=[.M32]*[.M32]" table:style-name="ce7">
            <text:p>2.26E+05</text:p>
          </table:table-cell>
          <table:table-cell office:value-type="float" office:value="1536943.01875" table:formula="of:=[.N32]*[.$F$9]+[.M32]*[.$F$8]+[.$F$7]*[.L32]" table:style-name="ce7">
            <text:p>1.54E+06</text:p>
          </table:table-cell>
          <table:table-cell office:value-type="float" office:value="1807407.41875" table:formula="of:=[.$F$10]*[.N32]" table:style-name="ce8">
            <text:p>1.81E+006</text:p>
          </table:table-cell>
          <table:table-cell office:value-type="float" office:value="270464.39999999991" table:formula="of:=[.P32]-[.O32]" table:style-name="ce9">
            <text:p>2.70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17" table:style-name="ce6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500" table:formula="of:=[.M32]+25" table:style-name="ce96">
            <text:p>500</text:p>
          </table:table-cell>
          <table:table-cell office:value-type="float" office:value="250000" table:formula="of:=[.M33]*[.M33]" table:style-name="ce7">
            <text:p>2.50E+05</text:p>
          </table:table-cell>
          <table:table-cell office:value-type="float" office:value="1700380" table:formula="of:=[.N33]*[.$F$9]+[.M33]*[.$F$8]+[.$F$7]*[.L33]" table:style-name="ce7">
            <text:p>1.70E+06</text:p>
          </table:table-cell>
          <table:table-cell office:value-type="float" office:value="2002667.4999999998" table:formula="of:=[.$F$10]*[.N33]" table:style-name="ce8">
            <text:p>2.00E+006</text:p>
          </table:table-cell>
          <table:table-cell office:value-type="float" office:value="302287.49999999977" table:formula="of:=[.P33]-[.O33]" table:style-name="ce9">
            <text:p>3.02E+05</text:p>
          </table:table-cell>
          <table:table-cell table:number-columns-repeated="16367"/>
        </table:table-row>
        <table:table-row table:style-name="ro2">
          <table:table-cell/>
          <table:table-cell table:style-name="ce1">
            <draw:frame draw:z-index="1" draw:id="id4" draw:style-name="a4" draw:name="Chart 1" svg:x="0.00521in" svg:y="0.0132in" svg:width="7.5218in" svg:height="6.282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8"/>
          <table:table-cell office:value-type="float" office:value="18" table:style-name="ce6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525" table:formula="of:=[.M33]+25" table:style-name="ce96">
            <text:p>525</text:p>
          </table:table-cell>
          <table:table-cell office:value-type="float" office:value="275625" table:formula="of:=[.M34]*[.M34]" table:style-name="ce7">
            <text:p>2.76E+05</text:p>
          </table:table-cell>
          <table:table-cell office:value-type="float" office:value="1871830.3187500001" table:formula="of:=[.N34]*[.$F$9]+[.M34]*[.$F$8]+[.$F$7]*[.L34]" table:style-name="ce7">
            <text:p>1.87E+06</text:p>
          </table:table-cell>
          <table:table-cell office:value-type="float" office:value="2207940.9187499997" table:formula="of:=[.$F$10]*[.N34]" table:style-name="ce8">
            <text:p>2.21E+006</text:p>
          </table:table-cell>
          <table:table-cell office:value-type="float" office:value="336110.59999999963" table:formula="of:=[.P34]-[.O34]" table:style-name="ce9">
            <text:p>3.36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19" table:style-name="ce6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550" table:formula="of:=[.M34]+25" table:style-name="ce96">
            <text:p>550</text:p>
          </table:table-cell>
          <table:table-cell office:value-type="float" office:value="302500" table:formula="of:=[.M35]*[.M35]" table:style-name="ce7">
            <text:p>3.03E+05</text:p>
          </table:table-cell>
          <table:table-cell office:value-type="float" office:value="2051293.9749999999" table:formula="of:=[.N35]*[.$F$9]+[.M35]*[.$F$8]+[.$F$7]*[.L35]" table:style-name="ce7">
            <text:p>2.05E+06</text:p>
          </table:table-cell>
          <table:table-cell office:value-type="float" office:value="2423227.6749999998" table:formula="of:=[.$F$10]*[.N35]" table:style-name="ce8">
            <text:p>2.42E+006</text:p>
          </table:table-cell>
          <table:table-cell office:value-type="float" office:value="371933.69999999995" table:formula="of:=[.P35]-[.O35]" table:style-name="ce9">
            <text:p>3.72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0" table:style-name="ce6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575" table:formula="of:=[.M35]+25" table:style-name="ce96">
            <text:p>575</text:p>
          </table:table-cell>
          <table:table-cell office:value-type="float" office:value="330625" table:formula="of:=[.M36]*[.M36]" table:style-name="ce7">
            <text:p>3.31E+05</text:p>
          </table:table-cell>
          <table:table-cell office:value-type="float" office:value="2238770.96875" table:formula="of:=[.N36]*[.$F$9]+[.M36]*[.$F$8]+[.$F$7]*[.L36]" table:style-name="ce7">
            <text:p>2.24E+06</text:p>
          </table:table-cell>
          <table:table-cell office:value-type="float" office:value="2648527.7687499998" table:formula="of:=[.$F$10]*[.N36]" table:style-name="ce8">
            <text:p>2.65E+006</text:p>
          </table:table-cell>
          <table:table-cell office:value-type="float" office:value="409756.79999999981" table:formula="of:=[.P36]-[.O36]" table:style-name="ce9">
            <text:p>4.10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1" table:style-name="ce6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600" table:formula="of:=[.M36]+25" table:style-name="ce96">
            <text:p>600</text:p>
          </table:table-cell>
          <table:table-cell office:value-type="float" office:value="360000" table:formula="of:=[.M37]*[.M37]" table:style-name="ce7">
            <text:p>3.60E+05</text:p>
          </table:table-cell>
          <table:table-cell office:value-type="float" office:value="2434261.2999999998" table:formula="of:=[.N37]*[.$F$9]+[.M37]*[.$F$8]+[.$F$7]*[.L37]" table:style-name="ce7">
            <text:p>2.43E+06</text:p>
          </table:table-cell>
          <table:table-cell office:value-type="float" office:value="2883841.1999999997" table:formula="of:=[.$F$10]*[.N37]" table:style-name="ce8">
            <text:p>2.88E+006</text:p>
          </table:table-cell>
          <table:table-cell office:value-type="float" office:value="449579.89999999991" table:formula="of:=[.P37]-[.O37]" table:style-name="ce9">
            <text:p>4.50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2" table:style-name="ce6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625" table:formula="of:=[.M37]+25" table:style-name="ce96">
            <text:p>625</text:p>
          </table:table-cell>
          <table:table-cell office:value-type="float" office:value="390625" table:formula="of:=[.M38]*[.M38]" table:style-name="ce7">
            <text:p>3.91E+05</text:p>
          </table:table-cell>
          <table:table-cell office:value-type="float" office:value="2637764.96875" table:formula="of:=[.N38]*[.$F$9]+[.M38]*[.$F$8]+[.$F$7]*[.L38]" table:style-name="ce7">
            <text:p>2.64E+06</text:p>
          </table:table-cell>
          <table:table-cell office:value-type="float" office:value="3129167.9687499995" table:formula="of:=[.$F$10]*[.N38]" table:style-name="ce8">
            <text:p>3.13E+006</text:p>
          </table:table-cell>
          <table:table-cell office:value-type="float" office:value="491402.99999999953" table:formula="of:=[.P38]-[.O38]" table:style-name="ce9">
            <text:p>4.91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3" table:style-name="ce6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650" table:formula="of:=[.M38]+25" table:style-name="ce96">
            <text:p>650</text:p>
          </table:table-cell>
          <table:table-cell office:value-type="float" office:value="422500" table:formula="of:=[.M39]*[.M39]" table:style-name="ce7">
            <text:p>4.23E+05</text:p>
          </table:table-cell>
          <table:table-cell office:value-type="float" office:value="2849281.9749999996" table:formula="of:=[.N39]*[.$F$9]+[.M39]*[.$F$8]+[.$F$7]*[.L39]" table:style-name="ce7">
            <text:p>2.85E+06</text:p>
          </table:table-cell>
          <table:table-cell office:value-type="float" office:value="3384508.0749999997" table:formula="of:=[.$F$10]*[.N39]" table:style-name="ce8">
            <text:p>3.38E+006</text:p>
          </table:table-cell>
          <table:table-cell office:value-type="float" office:value="535226.10000000009" table:formula="of:=[.P39]-[.O39]" table:style-name="ce9">
            <text:p>5.35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4" table:style-name="ce6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675" table:formula="of:=[.M39]+25" table:style-name="ce96">
            <text:p>675</text:p>
          </table:table-cell>
          <table:table-cell office:value-type="float" office:value="455625" table:formula="of:=[.M40]*[.M40]" table:style-name="ce7">
            <text:p>4.56E+05</text:p>
          </table:table-cell>
          <table:table-cell office:value-type="float" office:value="3068812.3187499996" table:formula="of:=[.N40]*[.$F$9]+[.M40]*[.$F$8]+[.$F$7]*[.L40]" table:style-name="ce7">
            <text:p>3.07E+06</text:p>
          </table:table-cell>
          <table:table-cell office:value-type="float" office:value="3649861.5187499998" table:formula="of:=[.$F$10]*[.N40]" table:style-name="ce8">
            <text:p>3.65E+006</text:p>
          </table:table-cell>
          <table:table-cell office:value-type="float" office:value="581049.20000000019" table:formula="of:=[.P40]-[.O40]" table:style-name="ce9">
            <text:p>5.81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5" table:style-name="ce6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700" table:formula="of:=[.M40]+25" table:style-name="ce96">
            <text:p>700</text:p>
          </table:table-cell>
          <table:table-cell office:value-type="float" office:value="490000" table:formula="of:=[.M41]*[.M41]" table:style-name="ce7">
            <text:p>4.90E+05</text:p>
          </table:table-cell>
          <table:table-cell office:value-type="float" office:value="3296356" table:formula="of:=[.N41]*[.$F$9]+[.M41]*[.$F$8]+[.$F$7]*[.L41]" table:style-name="ce7">
            <text:p>3.30E+06</text:p>
          </table:table-cell>
          <table:table-cell office:value-type="float" office:value="3925228.3" table:formula="of:=[.$F$10]*[.N41]" table:style-name="ce8">
            <text:p>3.93E+006</text:p>
          </table:table-cell>
          <table:table-cell office:value-type="float" office:value="628872.29999999981" table:formula="of:=[.P41]-[.O41]" table:style-name="ce9">
            <text:p>6.29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6" table:style-name="ce6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725" table:formula="of:=[.M41]+25" table:style-name="ce96">
            <text:p>725</text:p>
          </table:table-cell>
          <table:table-cell office:value-type="float" office:value="525625" table:formula="of:=[.M42]*[.M42]" table:style-name="ce7">
            <text:p>5.26E+05</text:p>
          </table:table-cell>
          <table:table-cell office:value-type="float" office:value="3531913.0187499998" table:formula="of:=[.N42]*[.$F$9]+[.M42]*[.$F$8]+[.$F$7]*[.L42]" table:style-name="ce7">
            <text:p>3.53E+06</text:p>
          </table:table-cell>
          <table:table-cell office:value-type="float" office:value="4210608.4187499993" table:formula="of:=[.$F$10]*[.N42]" table:style-name="ce8">
            <text:p>4.21E+006</text:p>
          </table:table-cell>
          <table:table-cell office:value-type="float" office:value="678695.39999999944" table:formula="of:=[.P42]-[.O42]" table:style-name="ce9">
            <text:p>6.79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7" table:style-name="ce6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750" table:formula="of:=[.M42]+25" table:style-name="ce96">
            <text:p>750</text:p>
          </table:table-cell>
          <table:table-cell office:value-type="float" office:value="562500" table:formula="of:=[.M43]*[.M43]" table:style-name="ce7">
            <text:p>5.63E+05</text:p>
          </table:table-cell>
          <table:table-cell office:value-type="float" office:value="3775483.375" table:formula="of:=[.N43]*[.$F$9]+[.M43]*[.$F$8]+[.$F$7]*[.L43]" table:style-name="ce7">
            <text:p>3.78E+06</text:p>
          </table:table-cell>
          <table:table-cell office:value-type="float" office:value="4506001.875" table:formula="of:=[.$F$10]*[.N43]" table:style-name="ce8">
            <text:p>4.51E+006</text:p>
          </table:table-cell>
          <table:table-cell office:value-type="float" office:value="730518.5" table:formula="of:=[.P43]-[.O43]" table:style-name="ce9">
            <text:p>7.31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8" table:style-name="ce6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775" table:formula="of:=[.M43]+25" table:style-name="ce96">
            <text:p>775</text:p>
          </table:table-cell>
          <table:table-cell office:value-type="float" office:value="600625" table:formula="of:=[.M44]*[.M44]" table:style-name="ce7">
            <text:p>6.01E+05</text:p>
          </table:table-cell>
          <table:table-cell office:value-type="float" office:value="4027067.0687499996" table:formula="of:=[.N44]*[.$F$9]+[.M44]*[.$F$8]+[.$F$7]*[.L44]" table:style-name="ce7">
            <text:p>4.03E+06</text:p>
          </table:table-cell>
          <table:table-cell office:value-type="float" office:value="4811408.6687499993" table:formula="of:=[.$F$10]*[.N44]" table:style-name="ce8">
            <text:p>4.81E+006</text:p>
          </table:table-cell>
          <table:table-cell office:value-type="float" office:value="784341.59999999963" table:formula="of:=[.P44]-[.O44]" table:style-name="ce9">
            <text:p>7.84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9" table:style-name="ce6">
            <text:p>29</text:p>
          </table:table-cell>
          <table:table-cell office:value-type="float" office:value="1" table:style-name="ce3">
            <text:p>1</text:p>
          </table:table-cell>
          <table:table-cell office:value-type="float" office:value="800" table:formula="of:=[.M44]+25" table:style-name="ce96">
            <text:p>800</text:p>
          </table:table-cell>
          <table:table-cell office:value-type="float" office:value="640000" table:formula="of:=[.M45]*[.M45]" table:style-name="ce7">
            <text:p>6.40E+05</text:p>
          </table:table-cell>
          <table:table-cell office:value-type="float" office:value="4286664.0999999996" table:formula="of:=[.N45]*[.$F$9]+[.M45]*[.$F$8]+[.$F$7]*[.L45]" table:style-name="ce7">
            <text:p>4.29E+06</text:p>
          </table:table-cell>
          <table:table-cell office:value-type="float" office:value="5126828.8" table:formula="of:=[.$F$10]*[.N45]" table:style-name="ce8">
            <text:p>5.13E+006</text:p>
          </table:table-cell>
          <table:table-cell office:value-type="float" office:value="840164.70000000019" table:formula="of:=[.P45]-[.O45]" table:style-name="ce9">
            <text:p>8.40E+05</text:p>
          </table:table-cell>
          <table:table-cell table:number-columns-repeated="16367"/>
        </table:table-row>
        <table:table-row table:number-rows-repeated="2" table:style-name="ro2">
          <table:table-cell table:number-columns-repeated="10"/>
          <table:table-cell table:style-name="ce6"/>
          <table:table-cell table:style-name="ce3"/>
          <table:table-cell table:style-name="ce96"/>
          <table:table-cell table:number-columns-repeated="2" table:style-name="ce7"/>
          <table:table-cell table:style-name="ce8"/>
          <table:table-cell table:style-name="ce9"/>
          <table:table-cell table:number-columns-repeated="16367"/>
        </table:table-row>
        <table:table-row table:number-rows-repeated="27" table:style-name="ro2">
          <table:table-cell table:number-columns-repeated="10"/>
          <table:table-cell table:number-columns-repeated="2" table:style-name="ce3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number-columns-repeated="16367"/>
        </table:table-row>
        <table:table-row table:style-name="ro2">
          <table:table-cell table:number-columns-repeated="10"/>
          <table:table-cell table:number-columns-repeated="3" table:style-name="ce3"/>
          <table:table-cell table:number-columns-repeated="2" table:style-name="ce7"/>
          <table:table-cell table:style-name="ce8"/>
          <table:table-cell table:style-name="ce9"/>
          <table:table-cell table:number-columns-repeated="16367"/>
        </table:table-row>
        <table:table-row table:number-rows-repeated="1048501" table:style-name="ro2">
          <table:table-cell table:number-columns-repeated="16384"/>
        </table:table-row>
      </table:table>
      <table:table table:name="selection_Operatio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4"/>
        <table:table-column table:style-name="co4" table:default-cell-style-name="ce5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3" table:default-cell-style-name="ce6"/>
        <table:table-column table:style-name="co9" table:default-cell-style-name="ce7"/>
        <table:table-column table:style-name="co4" table:default-cell-style-name="ce7"/>
        <table:table-column table:style-name="co10" table:default-cell-style-name="ce1"/>
        <table:table-column table:style-name="co13" table:default-cell-style-name="ce1"/>
        <table:table-column table:style-name="co8" table:number-columns-repeated="16367" table:default-cell-style-name="ce1"/>
        <table:table-row table:style-name="ro1">
          <table:table-cell office:value-type="string" table:number-columns-spanned="16" table:number-rows-spanned="1" table:style-name="ce11">
            <text:p>Selection Sort</text:p>
          </table:table-cell>
          <table:covered-table-cell table:number-columns-repeated="15"/>
          <table:table-cell table:number-columns-repeated="16368" table:style-name="ce1"/>
        </table:table-row>
        <table:table-row table:style-name="ro1">
          <table:table-cell office:value-type="string" table:number-columns-spanned="16" table:number-rows-spanned="1" table:style-name="ce11">
            <text:p>Big O(N^2)</text:p>
          </table:table-cell>
          <table:covered-table-cell table:number-columns-repeated="15"/>
          <table:table-cell table:number-columns-repeated="16368" table:style-name="ce1"/>
        </table:table-row>
        <table:table-row table:style-name="ro1">
          <table:table-cell office:value-type="string" table:number-columns-spanned="16" table:number-rows-spanned="1" table:style-name="ce11">
            <text:p>Operational Analysis</text:p>
          </table:table-cell>
          <table:covered-table-cell table:number-columns-repeated="15"/>
          <table:table-cell table:number-columns-repeated="16368" table:style-name="ce1"/>
        </table:table-row>
        <table:table-row table:style-name="ro2">
          <table:table-cell table:number-columns-spanned="16384" table:number-rows-spanned="1" table:style-name="ce101"/>
          <table:covered-table-cell table:number-columns-repeated="16383"/>
        </table:table-row>
        <table:table-row table:style-name="ro2">
          <table:table-cell table:number-columns-repeated="2" table:style-name="ce1"/>
          <table:table-cell table:number-columns-repeated="2" table:style-name="ce3"/>
          <table:table-cell office:value-type="string" table:style-name="ce13">
            <text:p>Step 3a</text:p>
          </table:table-cell>
          <table:table-cell office:value-type="string" table:style-name="ce14">
            <text:p>Plug Step1b and Step 2 CurveFit prgm</text:p>
          </table:table-cell>
          <table:table-cell table:style-name="ce3"/>
          <table:table-cell table:style-name="ce4"/>
          <table:table-cell table:style-name="ce5"/>
          <table:table-cell table:number-columns-repeated="3" table:style-name="ce1"/>
          <table:table-cell table:style-name="ce6"/>
          <table:table-cell table:number-columns-repeated="2" table:style-name="ce7"/>
          <table:table-cell table:number-columns-repeated="16369" table:style-name="ce1"/>
        </table:table-row>
        <table:table-row table:style-name="ro3">
          <table:table-cell table:number-columns-repeated="2" table:style-name="ce1"/>
          <table:table-cell table:number-columns-repeated="2" table:style-name="ce3"/>
          <table:table-cell office:value-type="string" table:style-name="ce13">
            <text:p>Step 3b</text:p>
          </table:table-cell>
          <table:table-cell office:value-type="string" table:style-name="ce15">
            <text:p>Fill coeffs</text:p>
          </table:table-cell>
          <table:table-cell table:style-name="ce3"/>
          <table:table-cell table:style-name="ce4"/>
          <table:table-cell table:style-name="ce5"/>
          <table:table-cell table:number-columns-repeated="3" table:style-name="ce1"/>
          <table:table-cell table:style-name="ce6"/>
          <table:table-cell table:number-columns-repeated="2" table:style-name="ce7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3"/>
          <table:table-cell table:style-name="ce1"/>
          <table:table-cell office:value-type="string" table:style-name="ce3">
            <text:p>C0 =</text:p>
          </table:table-cell>
          <table:table-cell office:value-type="float" office:value="-234.221" table:style-name="ce3">
            <text:p>-234.221</text:p>
          </table:table-cell>
          <table:table-cell table:style-name="ce3"/>
          <table:table-cell table:style-name="ce4"/>
          <table:table-cell table:style-name="ce5"/>
          <table:table-cell table:number-columns-repeated="3" table:style-name="ce1"/>
          <table:table-cell table:style-name="ce6"/>
          <table:table-cell table:number-columns-repeated="2" table:style-name="ce7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3"/>
          <table:table-cell table:style-name="ce17"/>
          <table:table-cell office:value-type="string" table:style-name="ce3">
            <text:p>C1 =</text:p>
          </table:table-cell>
          <table:table-cell office:value-type="float" office:value="18.381900000000002" table:style-name="ce18">
            <text:p>1.84E+001</text:p>
          </table:table-cell>
          <table:table-cell table:style-name="ce3"/>
          <table:table-cell table:style-name="ce4"/>
          <table:table-cell office:value-type="string" table:number-columns-spanned="4" table:number-rows-spanned="1" table:style-name="ce59">
            <text:p>Curve Fit</text:p>
          </table:table-cell>
          <table:covered-table-cell table:number-columns-repeated="3"/>
          <table:table-cell table:style-name="ce6"/>
          <table:table-cell table:number-columns-repeated="2" table:style-name="ce7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3"/>
          <table:table-cell table:style-name="ce17"/>
          <table:table-cell office:value-type="string" table:style-name="ce3">
            <text:p>C2 =</text:p>
          </table:table-cell>
          <table:table-cell office:value-type="float" office:value="2.5006200000000001" table:style-name="ce9">
            <text:p>2.50E+00</text:p>
          </table:table-cell>
          <table:table-cell table:style-name="ce3"/>
          <table:table-cell table:style-name="ce4"/>
          <table:table-cell office:value-type="string" table:number-columns-spanned="4" table:number-rows-spanned="1" table:style-name="ce60">
            <text:p><text:s text:c="2"/>= C0+C1*N^1+C2*n^2</text:p>
          </table:table-cell>
          <table:covered-table-cell table:number-columns-repeated="3"/>
          <table:table-cell table:style-name="ce4"/>
          <table:table-cell table:number-columns-repeated="2" table:style-name="ce7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3"/>
          <table:table-cell office:value-type="string" table:number-columns-spanned="2" table:number-rows-spanned="1" table:style-name="ce62">
            <text:p><text:s/>C''' for O(N^2) =<text:s/></text:p>
          </table:table-cell>
          <table:covered-table-cell/>
          <table:table-cell office:value-type="float" office:value="4.2506199999999996" table:formula="of:=[.F9]+1.75" table:style-name="ce9">
            <text:p>4.25E+00</text:p>
          </table:table-cell>
          <table:table-cell table:style-name="ce3"/>
          <table:table-cell table:style-name="ce19"/>
          <table:table-cell office:value-type="string" table:number-columns-spanned="4" table:number-rows-spanned="1" table:style-name="ce61">
            <text:p><text:s/>=N14*$F$6+M14*$F$5+$F$4*L14</text:p>
          </table:table-cell>
          <table:covered-table-cell table:number-columns-repeated="3"/>
          <table:table-cell table:style-name="ce20"/>
          <table:table-cell table:number-columns-repeated="2" table:style-name="ce7"/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table:style-name="ce3"/>
          <table:table-cell table:number-columns-repeated="2" table:style-name="ce21"/>
          <table:table-cell table:number-columns-repeated="2" table:style-name="ce3"/>
          <table:table-cell table:style-name="ce19"/>
          <table:table-cell table:number-columns-repeated="3" table:style-name="ce22"/>
          <table:table-cell table:style-name="ce23"/>
          <table:table-cell table:style-name="ce20"/>
          <table:table-cell table:number-columns-repeated="2" table:style-name="ce7"/>
          <table:table-cell table:number-columns-repeated="16369" table:style-name="ce1"/>
        </table:table-row>
        <table:table-row table:style-name="ro6">
          <table:table-cell table:number-columns-repeated="2" table:style-name="ce1"/>
          <table:table-cell table:style-name="ce3"/>
          <table:table-cell table:style-name="ce24"/>
          <table:table-cell table:number-columns-repeated="4" table:style-name="ce3"/>
          <table:table-cell table:number-columns-repeated="2" table:style-name="ce5"/>
          <table:table-cell office:value-type="string" table:number-columns-spanned="8" table:number-rows-spanned="1" table:style-name="ce63">
            <text:p>Simulate to find the C''' with N^2 <text:s/>to show O(N^2)</text:p>
          </table:table-cell>
          <table:covered-table-cell table:number-columns-repeated="7"/>
          <table:table-cell table:number-columns-repeated="16366"/>
        </table:table-row>
        <table:table-row table:style-name="ro7">
          <table:table-cell table:number-columns-repeated="2" table:style-name="ce1"/>
          <table:table-cell table:style-name="ce3"/>
          <table:table-cell office:value-type="string" table:style-name="ce72">
            <text:p>Step 2</text:p>
          </table:table-cell>
          <table:table-cell table:style-name="ce73"/>
          <table:table-cell table:number-columns-repeated="2" table:style-name="ce3"/>
          <table:table-cell table:style-name="ce4"/>
          <table:table-cell table:style-name="ce5"/>
          <table:table-cell table:style-name="ce1"/>
          <table:table-cell office:value-type="string" table:number-columns-spanned="4" table:number-rows-spanned="3" table:style-name="ce65">
            <text:p>Step 5</text:p>
          </table:table-cell>
          <table:covered-table-cell table:number-columns-repeated="3"/>
          <table:table-cell table:style-name="ce26"/>
          <table:table-cell office:value-type="string" table:style-name="ce27">
            <text:p>Step 6</text:p>
          </table:table-cell>
          <table:table-cell office:value-type="string" table:style-name="ce87">
            <text:p><text:s/>Step 7</text:p>
          </table:table-cell>
          <table:table-cell table:style-name="ce88"/>
          <table:table-cell table:number-columns-repeated="16366"/>
        </table:table-row>
        <table:table-row table:style-name="ro4">
          <table:table-cell table:number-columns-repeated="2" table:style-name="ce1"/>
          <table:table-cell table:style-name="ce3"/>
          <table:table-cell office:value-type="string" table:style-name="ce74">
            <text:p>y`</text:p>
          </table:table-cell>
          <table:table-cell office:value-type="string" table:number-columns-spanned="3" table:number-rows-spanned="1" table:style-name="ce97">
            <text:p>Step 1b</text:p>
          </table:table-cell>
          <table:covered-table-cell table:number-columns-repeated="2"/>
          <table:table-cell table:style-name="ce4"/>
          <table:table-cell table:style-name="ce5"/>
          <table:table-cell table:style-name="ce1"/>
          <table:covered-table-cell/>
          <table:covered-table-cell table:number-columns-repeated="3"/>
          <table:table-cell office:value-type="string" table:style-name="ce29">
            <text:p>Simulated</text:p>
          </table:table-cell>
          <table:table-cell office:value-type="string" table:number-columns-spanned="1" table:number-rows-spanned="2" table:style-name="ce66">
            <text:p><text:s/>C'''*g(N^2)</text:p>
          </table:table-cell>
          <table:table-cell table:style-name="ce89"/>
          <table:table-cell table:style-name="ce90"/>
          <table:table-cell table:number-columns-repeated="16366"/>
        </table:table-row>
        <table:table-row table:style-name="ro7">
          <table:table-cell table:number-columns-repeated="2" table:style-name="ce1"/>
          <table:table-cell office:value-type="string" table:style-name="ce13">
            <text:p>Step 1a</text:p>
          </table:table-cell>
          <table:table-cell office:value-type="string" table:style-name="ce76">
            <text:p>f.dat file</text:p>
          </table:table-cell>
          <table:table-cell office:value-type="string" table:number-columns-spanned="3" table:number-rows-spanned="1" table:style-name="ce98">
            <text:p>r.dat file</text:p>
          </table:table-cell>
          <table:covered-table-cell table:number-columns-repeated="2"/>
          <table:table-cell table:style-name="ce32"/>
          <table:table-cell table:style-name="ce5"/>
          <table:table-cell table:style-name="ce1"/>
          <table:covered-table-cell/>
          <table:covered-table-cell table:number-columns-repeated="3"/>
          <table:table-cell office:value-type="string" table:style-name="ce33">
            <text:p>Time</text:p>
          </table:table-cell>
          <table:covered-table-cell/>
          <table:table-cell office:value-type="string" table:number-columns-spanned="2" table:number-rows-spanned="1" table:style-name="ce99">
            <text:p><text:s/>= BigO-Simulated</text:p>
          </table:table-cell>
          <table:covered-table-cell/>
          <table:table-cell table:number-columns-repeated="16366"/>
        </table:table-row>
        <table:table-row table:style-name="ro8">
          <table:table-cell table:style-name="ce1"/>
          <table:table-cell office:value-type="string" table:style-name="ce91">
            <text:p>Count</text:p>
          </table:table-cell>
          <table:table-cell office:value-type="string" table:style-name="ce92">
            <text:p>N</text:p>
          </table:table-cell>
          <table:table-cell office:value-type="string" table:style-name="ce93">
            <text:p>Sum of Operators</text:p>
          </table:table-cell>
          <table:table-cell office:value-type="string" table:style-name="ce37">
            <text:p>N^0</text:p>
          </table:table-cell>
          <table:table-cell office:value-type="string" table:style-name="ce38">
            <text:p>N^1</text:p>
          </table:table-cell>
          <table:table-cell office:value-type="string" table:style-name="ce39">
            <text:p>N^2</text:p>
          </table:table-cell>
          <table:table-cell table:style-name="ce40"/>
          <table:table-cell table:style-name="ce5"/>
          <table:table-cell table:style-name="ce1"/>
          <table:table-cell office:value-type="string" table:style-name="ce41">
            <text:p>Count</text:p>
          </table:table-cell>
          <table:table-cell office:value-type="string" table:style-name="ce42">
            <text:p>N^0</text:p>
          </table:table-cell>
          <table:table-cell office:value-type="string" table:style-name="ce42">
            <text:p>N = N^1</text:p>
          </table:table-cell>
          <table:table-cell office:value-type="string" table:style-name="ce43">
            <text:p>N^2</text:p>
          </table:table-cell>
          <table:table-cell office:value-type="string" table:style-name="ce44">
            <text:p>Curve Fit Selection Sort</text:p>
          </table:table-cell>
          <table:table-cell office:value-type="string" table:style-name="ce100">
            <text:p>Big O Selection Sort</text:p>
          </table:table-cell>
          <table:table-cell office:value-type="string" table:style-name="ce45">
            <text:p>Deviation</text:p>
          </table:table-cell>
          <table:table-cell table:style-name="ce94"/>
          <table:table-cell table:number-columns-repeated="16366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26646" table:style-name="ce3">
            <text:p>26646</text:p>
          </table:table-cell>
          <table:table-cell office:value-type="float" office:value="1" table:style-name="ce3">
            <text:p>1</text:p>
          </table:table-cell>
          <table:table-cell office:value-type="float" office:value="100" table:formula="of:=[.C17]" table:style-name="ce3">
            <text:p>100</text:p>
          </table:table-cell>
          <table:table-cell office:value-type="float" office:value="10000" table:formula="of:=[.F17]*[.F17]" table:style-name="ce9">
            <text:p>1.00E+04</text:p>
          </table:table-cell>
          <table:table-cell table:style-name="ce52"/>
          <table:table-cell table:style-name="ce5"/>
          <table:table-cell table:style-name="ce1"/>
          <table:table-cell office:value-type="float" office:value="1" table:style-name="ce6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95">
            <text:p>100</text:p>
          </table:table-cell>
          <table:table-cell office:value-type="float" office:value="10000" table:formula="of:=[.M17]*[.M17]" table:style-name="ce7">
            <text:p>1.00E+04</text:p>
          </table:table-cell>
          <table:table-cell office:value-type="float" office:value="26610.168999999998" table:formula="of:=[.N17]*[.$F$9]+[.M17]*[.$F$8]+[.$F$7]*[.L17]" table:style-name="ce7">
            <text:p>2.66E+04</text:p>
          </table:table-cell>
          <table:table-cell office:value-type="float" office:value="42506.2" table:formula="of:=[.$F$10]*[.N17]" table:style-name="ce8">
            <text:p>4.25E+004</text:p>
          </table:table-cell>
          <table:table-cell office:value-type="float" office:value="15896.030999999999" table:formula="of:=[.P17]-[.O17]" table:style-name="ce9">
            <text:p>1.59E+04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float" office:value="100" table:style-name="ce3">
            <text:p>100</text:p>
          </table:table-cell>
          <table:table-cell office:value-type="float" office:value="26508" table:style-name="ce3">
            <text:p>26508</text:p>
          </table:table-cell>
          <table:table-cell office:value-type="float" office:value="1" table:style-name="ce3">
            <text:p>1</text:p>
          </table:table-cell>
          <table:table-cell office:value-type="float" office:value="100" table:formula="of:=[.C18]" table:style-name="ce3">
            <text:p>100</text:p>
          </table:table-cell>
          <table:table-cell office:value-type="float" office:value="10000" table:formula="of:=[.F18]*[.F18]" table:style-name="ce9">
            <text:p>1.00E+04</text:p>
          </table:table-cell>
          <table:table-cell table:style-name="ce52"/>
          <table:table-cell table:style-name="ce5"/>
          <table:table-cell table:style-name="ce53"/>
          <table:table-cell office:value-type="float" office:value="2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25" table:formula="of:=[.M17]+25" table:style-name="ce96">
            <text:p>125</text:p>
          </table:table-cell>
          <table:table-cell office:value-type="float" office:value="15625" table:formula="of:=[.M18]*[.M18]" table:style-name="ce7">
            <text:p>1.56E+04</text:p>
          </table:table-cell>
          <table:table-cell office:value-type="float" office:value="41135.704000000005" table:formula="of:=[.N18]*[.$F$9]+[.M18]*[.$F$8]+[.$F$7]*[.L18]" table:style-name="ce7">
            <text:p>4.11E+04</text:p>
          </table:table-cell>
          <table:table-cell office:value-type="float" office:value="66415.9375" table:formula="of:=[.$F$10]*[.N18]" table:style-name="ce8">
            <text:p>6.64E+004</text:p>
          </table:table-cell>
          <table:table-cell office:value-type="float" office:value="25280.233499999995" table:formula="of:=[.P18]-[.O18]" table:style-name="ce9">
            <text:p>2.53E+04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3" table:style-name="ce3">
            <text:p>3</text:p>
          </table:table-cell>
          <table:table-cell office:value-type="float" office:value="150" table:style-name="ce3">
            <text:p>150</text:p>
          </table:table-cell>
          <table:table-cell office:value-type="float" office:value="58722" table:style-name="ce3">
            <text:p>58722</text:p>
          </table:table-cell>
          <table:table-cell office:value-type="float" office:value="1" table:style-name="ce3">
            <text:p>1</text:p>
          </table:table-cell>
          <table:table-cell office:value-type="float" office:value="150" table:formula="of:=[.C19]" table:style-name="ce3">
            <text:p>150</text:p>
          </table:table-cell>
          <table:table-cell office:value-type="float" office:value="22500" table:formula="of:=[.F19]*[.F19]" table:style-name="ce9">
            <text:p>2.25E+04</text:p>
          </table:table-cell>
          <table:table-cell table:style-name="ce52"/>
          <table:table-cell table:style-name="ce5"/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50" table:formula="of:=[.M18]+25" table:style-name="ce96">
            <text:p>150</text:p>
          </table:table-cell>
          <table:table-cell office:value-type="float" office:value="22500" table:formula="of:=[.M19]*[.M19]" table:style-name="ce7">
            <text:p>2.25E+04</text:p>
          </table:table-cell>
          <table:table-cell office:value-type="float" office:value="58787.01400000001" table:formula="of:=[.N19]*[.$F$9]+[.M19]*[.$F$8]+[.$F$7]*[.L19]" table:style-name="ce7">
            <text:p>5.88E+04</text:p>
          </table:table-cell>
          <table:table-cell office:value-type="float" office:value="95638.95" table:formula="of:=[.$F$10]*[.N19]" table:style-name="ce8">
            <text:p>9.56E+004</text:p>
          </table:table-cell>
          <table:table-cell office:value-type="float" office:value="36851.935999999987" table:formula="of:=[.P19]-[.O19]" table:style-name="ce9">
            <text:p>3.69E+04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float" office:value="200" table:style-name="ce3">
            <text:p>200</text:p>
          </table:table-cell>
          <table:table-cell office:value-type="float" office:value="103628" table:style-name="ce3">
            <text:p>103628</text:p>
          </table:table-cell>
          <table:table-cell office:value-type="float" office:value="1" table:style-name="ce3">
            <text:p>1</text:p>
          </table:table-cell>
          <table:table-cell office:value-type="float" office:value="200" table:formula="of:=[.C20]" table:style-name="ce3">
            <text:p>200</text:p>
          </table:table-cell>
          <table:table-cell office:value-type="float" office:value="40000" table:formula="of:=[.F20]*[.F20]" table:style-name="ce9">
            <text:p>4.00E+04</text:p>
          </table:table-cell>
          <table:table-cell table:style-name="ce52"/>
          <table:table-cell table:style-name="ce5"/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75" table:formula="of:=[.M19]+25" table:style-name="ce96">
            <text:p>175</text:p>
          </table:table-cell>
          <table:table-cell office:value-type="float" office:value="30625" table:formula="of:=[.M20]*[.M20]" table:style-name="ce7">
            <text:p>3.06E+04</text:p>
          </table:table-cell>
          <table:table-cell office:value-type="float" office:value="79564.099000000002" table:formula="of:=[.N20]*[.$F$9]+[.M20]*[.$F$8]+[.$F$7]*[.L20]" table:style-name="ce7">
            <text:p>7.96E+04</text:p>
          </table:table-cell>
          <table:table-cell office:value-type="float" office:value="130175.23749999999" table:formula="of:=[.$F$10]*[.N20]" table:style-name="ce8">
            <text:p>1.30E+005</text:p>
          </table:table-cell>
          <table:table-cell office:value-type="float" office:value="50611.138499999986" table:formula="of:=[.P20]-[.O20]" table:style-name="ce9">
            <text:p>5.06E+04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5" table:style-name="ce3">
            <text:p>5</text:p>
          </table:table-cell>
          <table:table-cell office:value-type="float" office:value="300" table:style-name="ce3">
            <text:p>300</text:p>
          </table:table-cell>
          <table:table-cell office:value-type="float" office:value="230433" table:style-name="ce3">
            <text:p>230433</text:p>
          </table:table-cell>
          <table:table-cell office:value-type="float" office:value="1" table:style-name="ce3">
            <text:p>1</text:p>
          </table:table-cell>
          <table:table-cell office:value-type="float" office:value="300" table:formula="of:=[.C21]" table:style-name="ce3">
            <text:p>300</text:p>
          </table:table-cell>
          <table:table-cell office:value-type="float" office:value="90000" table:formula="of:=[.F21]*[.F21]" table:style-name="ce9">
            <text:p>9.00E+04</text:p>
          </table:table-cell>
          <table:table-cell table:style-name="ce52"/>
          <table:table-cell table:style-name="ce5"/>
          <table:table-cell table:style-name="ce1"/>
          <table:table-cell office:value-type="float" office:value="5" table:style-name="ce6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200" table:formula="of:=[.M20]+25" table:style-name="ce96">
            <text:p>200</text:p>
          </table:table-cell>
          <table:table-cell office:value-type="float" office:value="40000" table:formula="of:=[.M21]*[.M21]" table:style-name="ce7">
            <text:p>4.00E+04</text:p>
          </table:table-cell>
          <table:table-cell office:value-type="float" office:value="103466.959" table:formula="of:=[.N21]*[.$F$9]+[.M21]*[.$F$8]+[.$F$7]*[.L21]" table:style-name="ce7">
            <text:p>1.03E+05</text:p>
          </table:table-cell>
          <table:table-cell office:value-type="float" office:value="170024.8" table:formula="of:=[.$F$10]*[.N21]" table:style-name="ce8">
            <text:p>1.70E+005</text:p>
          </table:table-cell>
          <table:table-cell office:value-type="float" office:value="66557.840999999986" table:formula="of:=[.P21]-[.O21]" table:style-name="ce9">
            <text:p>6.66E+04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6" table:style-name="ce3">
            <text:p>6</text:p>
          </table:table-cell>
          <table:table-cell office:value-type="float" office:value="400" table:style-name="ce3">
            <text:p>400</text:p>
          </table:table-cell>
          <table:table-cell office:value-type="float" office:value="407181" table:style-name="ce3">
            <text:p>407181</text:p>
          </table:table-cell>
          <table:table-cell office:value-type="float" office:value="1" table:style-name="ce3">
            <text:p>1</text:p>
          </table:table-cell>
          <table:table-cell office:value-type="float" office:value="400" table:formula="of:=[.C22]" table:style-name="ce3">
            <text:p>400</text:p>
          </table:table-cell>
          <table:table-cell office:value-type="float" office:value="160000" table:formula="of:=[.F22]*[.F22]" table:style-name="ce9">
            <text:p>1.60E+05</text:p>
          </table:table-cell>
          <table:table-cell table:style-name="ce52"/>
          <table:table-cell table:style-name="ce5"/>
          <table:table-cell table:style-name="ce1"/>
          <table:table-cell office:value-type="float" office:value="6" table:style-name="ce6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225" table:formula="of:=[.M21]+25" table:style-name="ce96">
            <text:p>225</text:p>
          </table:table-cell>
          <table:table-cell office:value-type="float" office:value="50625" table:formula="of:=[.M22]*[.M22]" table:style-name="ce7">
            <text:p>5.06E+04</text:p>
          </table:table-cell>
          <table:table-cell office:value-type="float" office:value="130495.594" table:formula="of:=[.N22]*[.$F$9]+[.M22]*[.$F$8]+[.$F$7]*[.L22]" table:style-name="ce7">
            <text:p>1.30E+05</text:p>
          </table:table-cell>
          <table:table-cell office:value-type="float" office:value="215187.63749999998" table:formula="of:=[.$F$10]*[.N22]" table:style-name="ce8">
            <text:p>2.15E+005</text:p>
          </table:table-cell>
          <table:table-cell office:value-type="float" office:value="84692.043499999985" table:formula="of:=[.P22]-[.O22]" table:style-name="ce9">
            <text:p>8.47E+04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7" table:style-name="ce3">
            <text:p>7</text:p>
          </table:table-cell>
          <table:table-cell office:value-type="float" office:value="500" table:style-name="ce3">
            <text:p>500</text:p>
          </table:table-cell>
          <table:table-cell office:value-type="float" office:value="633857" table:style-name="ce3">
            <text:p>633857</text:p>
          </table:table-cell>
          <table:table-cell office:value-type="float" office:value="1" table:style-name="ce3">
            <text:p>1</text:p>
          </table:table-cell>
          <table:table-cell office:value-type="float" office:value="500" table:formula="of:=[.C23]" table:style-name="ce3">
            <text:p>500</text:p>
          </table:table-cell>
          <table:table-cell office:value-type="float" office:value="250000" table:formula="of:=[.F23]*[.F23]" table:style-name="ce9">
            <text:p>2.50E+05</text:p>
          </table:table-cell>
          <table:table-cell table:style-name="ce52"/>
          <table:table-cell table:style-name="ce5"/>
          <table:table-cell table:style-name="ce1"/>
          <table:table-cell office:value-type="float" office:value="7" table:style-name="ce6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250" table:formula="of:=[.M22]+25" table:style-name="ce96">
            <text:p>250</text:p>
          </table:table-cell>
          <table:table-cell office:value-type="float" office:value="62500" table:formula="of:=[.M23]*[.M23]" table:style-name="ce7">
            <text:p>6.25E+04</text:p>
          </table:table-cell>
          <table:table-cell office:value-type="float" office:value="160650.00400000002" table:formula="of:=[.N23]*[.$F$9]+[.M23]*[.$F$8]+[.$F$7]*[.L23]" table:style-name="ce7">
            <text:p>1.61E+05</text:p>
          </table:table-cell>
          <table:table-cell office:value-type="float" office:value="265663.75" table:formula="of:=[.$F$10]*[.N23]" table:style-name="ce8">
            <text:p>2.66E+005</text:p>
          </table:table-cell>
          <table:table-cell office:value-type="float" office:value="105013.74599999998" table:formula="of:=[.P23]-[.O23]" table:style-name="ce9">
            <text:p>1.05E+05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float" office:value="600" table:style-name="ce3">
            <text:p>600</text:p>
          </table:table-cell>
          <table:table-cell office:value-type="float" office:value="911166" table:style-name="ce3">
            <text:p>911166</text:p>
          </table:table-cell>
          <table:table-cell office:value-type="float" office:value="1" table:style-name="ce3">
            <text:p>1</text:p>
          </table:table-cell>
          <table:table-cell office:value-type="float" office:value="600" table:formula="of:=[.C24]" table:style-name="ce3">
            <text:p>600</text:p>
          </table:table-cell>
          <table:table-cell office:value-type="float" office:value="360000" table:formula="of:=[.F24]*[.F24]" table:style-name="ce9">
            <text:p>3.60E+05</text:p>
          </table:table-cell>
          <table:table-cell table:style-name="ce52"/>
          <table:table-cell table:style-name="ce5"/>
          <table:table-cell table:style-name="ce1"/>
          <table:table-cell office:value-type="float" office:value="8" table:style-name="ce6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275" table:formula="of:=[.M23]+25" table:style-name="ce96">
            <text:p>275</text:p>
          </table:table-cell>
          <table:table-cell office:value-type="float" office:value="75625" table:formula="of:=[.M24]*[.M24]" table:style-name="ce7">
            <text:p>7.56E+04</text:p>
          </table:table-cell>
          <table:table-cell office:value-type="float" office:value="193930.18900000001" table:formula="of:=[.N24]*[.$F$9]+[.M24]*[.$F$8]+[.$F$7]*[.L24]" table:style-name="ce7">
            <text:p>1.94E+05</text:p>
          </table:table-cell>
          <table:table-cell office:value-type="float" office:value="321453.13749999995" table:formula="of:=[.$F$10]*[.N24]" table:style-name="ce8">
            <text:p>3.21E+005</text:p>
          </table:table-cell>
          <table:table-cell office:value-type="float" office:value="127522.94849999994" table:formula="of:=[.P24]-[.O24]" table:style-name="ce9">
            <text:p>1.28E+05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9" table:style-name="ce3">
            <text:p>9</text:p>
          </table:table-cell>
          <table:table-cell office:value-type="float" office:value="700" table:style-name="ce3">
            <text:p>700</text:p>
          </table:table-cell>
          <table:table-cell office:value-type="float" office:value="1237983" table:style-name="ce6">
            <text:p>1237983</text:p>
          </table:table-cell>
          <table:table-cell office:value-type="float" office:value="1" table:style-name="ce3">
            <text:p>1</text:p>
          </table:table-cell>
          <table:table-cell office:value-type="float" office:value="700" table:formula="of:=[.C25]" table:style-name="ce3">
            <text:p>700</text:p>
          </table:table-cell>
          <table:table-cell office:value-type="float" office:value="490000" table:formula="of:=[.F25]*[.F25]" table:style-name="ce9">
            <text:p>4.90E+05</text:p>
          </table:table-cell>
          <table:table-cell table:style-name="ce52"/>
          <table:table-cell table:style-name="ce5"/>
          <table:table-cell table:style-name="ce1"/>
          <table:table-cell office:value-type="float" office:value="9" table:style-name="ce6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300" table:formula="of:=[.M24]+25" table:style-name="ce96">
            <text:p>300</text:p>
          </table:table-cell>
          <table:table-cell office:value-type="float" office:value="90000" table:formula="of:=[.M25]*[.M25]" table:style-name="ce7">
            <text:p>9.00E+04</text:p>
          </table:table-cell>
          <table:table-cell office:value-type="float" office:value="230336.14900000003" table:formula="of:=[.N25]*[.$F$9]+[.M25]*[.$F$8]+[.$F$7]*[.L25]" table:style-name="ce7">
            <text:p>2.30E+05</text:p>
          </table:table-cell>
          <table:table-cell office:value-type="float" office:value="382555.8" table:formula="of:=[.$F$10]*[.N25]" table:style-name="ce8">
            <text:p>3.83E+005</text:p>
          </table:table-cell>
          <table:table-cell office:value-type="float" office:value="152219.65099999995" table:formula="of:=[.P25]-[.O25]" table:style-name="ce9">
            <text:p>1.52E+05</text:p>
          </table:table-cell>
          <table:table-cell table:number-columns-repeated="16367"/>
        </table:table-row>
        <table:table-row table:style-name="ro2">
          <table:table-cell/>
          <table:table-cell office:value-type="float" office:value="10" table:style-name="ce3">
            <text:p>10</text:p>
          </table:table-cell>
          <table:table-cell office:value-type="float" office:value="800" table:style-name="ce3">
            <text:p>800</text:p>
          </table:table-cell>
          <table:table-cell office:value-type="float" office:value="1614836" table:style-name="ce3">
            <text:p>1614836</text:p>
          </table:table-cell>
          <table:table-cell office:value-type="float" office:value="1" table:style-name="ce3">
            <text:p>1</text:p>
          </table:table-cell>
          <table:table-cell office:value-type="float" office:value="800" table:formula="of:=[.C26]" table:style-name="ce3">
            <text:p>800</text:p>
          </table:table-cell>
          <table:table-cell office:value-type="float" office:value="640000" table:formula="of:=[.F26]*[.F26]" table:style-name="ce9">
            <text:p>6.40E+05</text:p>
          </table:table-cell>
          <table:table-cell table:style-name="ce55"/>
          <table:table-cell table:style-name="ce5"/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325" table:formula="of:=[.M25]+25" table:style-name="ce96">
            <text:p>325</text:p>
          </table:table-cell>
          <table:table-cell office:value-type="float" office:value="105625" table:formula="of:=[.M26]*[.M26]" table:style-name="ce7">
            <text:p>1.06E+05</text:p>
          </table:table-cell>
          <table:table-cell office:value-type="float" office:value="269867.88399999996" table:formula="of:=[.N26]*[.$F$9]+[.M26]*[.$F$8]+[.$F$7]*[.L26]" table:style-name="ce7">
            <text:p>2.70E+05</text:p>
          </table:table-cell>
          <table:table-cell office:value-type="float" office:value="448971.73749999999" table:formula="of:=[.$F$10]*[.N26]" table:style-name="ce8">
            <text:p>4.49E+005</text:p>
          </table:table-cell>
          <table:table-cell office:value-type="float" office:value="179103.85350000003" table:formula="of:=[.P26]-[.O26]" table:style-name="ce9">
            <text:p>1.79E+05</text:p>
          </table:table-cell>
          <table:table-cell table:number-columns-repeated="16367"/>
        </table:table-row>
        <table:table-row table:style-name="ro2">
          <table:table-cell/>
          <table:table-cell table:number-columns-repeated="6" table:style-name="ce3"/>
          <table:table-cell table:style-name="ce4"/>
          <table:table-cell table:style-name="ce5"/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350" table:formula="of:=[.M26]+25" table:style-name="ce96">
            <text:p>350</text:p>
          </table:table-cell>
          <table:table-cell office:value-type="float" office:value="122500" table:formula="of:=[.M27]*[.M27]" table:style-name="ce7">
            <text:p>1.23E+05</text:p>
          </table:table-cell>
          <table:table-cell office:value-type="float" office:value="312525.39399999997" table:formula="of:=[.N27]*[.$F$9]+[.M27]*[.$F$8]+[.$F$7]*[.L27]" table:style-name="ce7">
            <text:p>3.13E+05</text:p>
          </table:table-cell>
          <table:table-cell office:value-type="float" office:value="520700.94999999995" table:formula="of:=[.$F$10]*[.N27]" table:style-name="ce8">
            <text:p>5.21E+005</text:p>
          </table:table-cell>
          <table:table-cell office:value-type="float" office:value="208175.55599999998" table:formula="of:=[.P27]-[.O27]" table:style-name="ce9">
            <text:p>2.08E+05</text:p>
          </table:table-cell>
          <table:table-cell table:number-columns-repeated="16367"/>
        </table:table-row>
        <table:table-row table:style-name="ro2">
          <table:table-cell/>
          <table:table-cell table:number-columns-repeated="5" table:style-name="ce3"/>
          <table:table-cell table:style-name="ce9"/>
          <table:table-cell table:style-name="ce4"/>
          <table:table-cell table:style-name="ce5"/>
          <table:table-cell table:style-name="ce1"/>
          <table:table-cell office:value-type="float" office:value="12" table:style-name="ce6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375" table:formula="of:=[.M27]+25" table:style-name="ce96">
            <text:p>375</text:p>
          </table:table-cell>
          <table:table-cell office:value-type="float" office:value="140625" table:formula="of:=[.M28]*[.M28]" table:style-name="ce7">
            <text:p>1.41E+05</text:p>
          </table:table-cell>
          <table:table-cell office:value-type="float" office:value="358308.679" table:formula="of:=[.N28]*[.$F$9]+[.M28]*[.$F$8]+[.$F$7]*[.L28]" table:style-name="ce7">
            <text:p>3.58E+05</text:p>
          </table:table-cell>
          <table:table-cell office:value-type="float" office:value="597743.4375" table:formula="of:=[.$F$10]*[.N28]" table:style-name="ce8">
            <text:p>5.98E+005</text:p>
          </table:table-cell>
          <table:table-cell office:value-type="float" office:value="239434.7585" table:formula="of:=[.P28]-[.O28]" table:style-name="ce9">
            <text:p>2.39E+05</text:p>
          </table:table-cell>
          <table:table-cell table:number-columns-repeated="16367"/>
        </table:table-row>
        <table:table-row table:style-name="ro2">
          <table:table-cell/>
          <table:table-cell table:number-columns-repeated="6" table:style-name="ce3"/>
          <table:table-cell table:style-name="ce4"/>
          <table:table-cell table:style-name="ce5"/>
          <table:table-cell table:style-name="ce1"/>
          <table:table-cell office:value-type="float" office:value="13" table:style-name="ce6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400" table:formula="of:=[.M28]+25" table:style-name="ce96">
            <text:p>400</text:p>
          </table:table-cell>
          <table:table-cell office:value-type="float" office:value="160000" table:formula="of:=[.M29]*[.M29]" table:style-name="ce7">
            <text:p>1.60E+05</text:p>
          </table:table-cell>
          <table:table-cell office:value-type="float" office:value="407217.739" table:formula="of:=[.N29]*[.$F$9]+[.M29]*[.$F$8]+[.$F$7]*[.L29]" table:style-name="ce7">
            <text:p>4.07E+05</text:p>
          </table:table-cell>
          <table:table-cell office:value-type="float" office:value="680099.2" table:formula="of:=[.$F$10]*[.N29]" table:style-name="ce8">
            <text:p>6.80E+005</text:p>
          </table:table-cell>
          <table:table-cell office:value-type="float" office:value="272881.46099999995" table:formula="of:=[.P29]-[.O29]" table:style-name="ce9">
            <text:p>2.73E+05</text:p>
          </table:table-cell>
          <table:table-cell table:number-columns-repeated="16367"/>
        </table:table-row>
        <table:table-row table:style-name="ro2">
          <table:table-cell/>
          <table:table-cell table:number-columns-repeated="5" table:style-name="ce3"/>
          <table:table-cell table:style-name="ce9"/>
          <table:table-cell table:style-name="ce4"/>
          <table:table-cell table:style-name="ce5"/>
          <table:table-cell table:style-name="ce1"/>
          <table:table-cell office:value-type="float" office:value="14" table:style-name="ce6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425" table:formula="of:=[.M29]+25" table:style-name="ce96">
            <text:p>425</text:p>
          </table:table-cell>
          <table:table-cell office:value-type="float" office:value="180625" table:formula="of:=[.M30]*[.M30]" table:style-name="ce7">
            <text:p>1.81E+05</text:p>
          </table:table-cell>
          <table:table-cell office:value-type="float" office:value="459252.57399999996" table:formula="of:=[.N30]*[.$F$9]+[.M30]*[.$F$8]+[.$F$7]*[.L30]" table:style-name="ce7">
            <text:p>4.59E+05</text:p>
          </table:table-cell>
          <table:table-cell office:value-type="float" office:value="767768.23749999993" table:formula="of:=[.$F$10]*[.N30]" table:style-name="ce8">
            <text:p>7.68E+005</text:p>
          </table:table-cell>
          <table:table-cell office:value-type="float" office:value="308515.66349999997" table:formula="of:=[.P30]-[.O30]" table:style-name="ce9">
            <text:p>3.09E+05</text:p>
          </table:table-cell>
          <table:table-cell table:number-columns-repeated="16367"/>
        </table:table-row>
        <table:table-row table:style-name="ro2">
          <table:table-cell/>
          <table:table-cell table:number-columns-repeated="6" table:style-name="ce3"/>
          <table:table-cell table:style-name="ce4"/>
          <table:table-cell table:style-name="ce5"/>
          <table:table-cell table:style-name="ce1"/>
          <table:table-cell office:value-type="float" office:value="15" table:style-name="ce6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450" table:formula="of:=[.M30]+25" table:style-name="ce96">
            <text:p>450</text:p>
          </table:table-cell>
          <table:table-cell office:value-type="float" office:value="202500" table:formula="of:=[.M31]*[.M31]" table:style-name="ce7">
            <text:p>2.03E+05</text:p>
          </table:table-cell>
          <table:table-cell office:value-type="float" office:value="514413.18399999995" table:formula="of:=[.N31]*[.$F$9]+[.M31]*[.$F$8]+[.$F$7]*[.L31]" table:style-name="ce7">
            <text:p>5.14E+05</text:p>
          </table:table-cell>
          <table:table-cell office:value-type="float" office:value="860750.54999999993" table:formula="of:=[.$F$10]*[.N31]" table:style-name="ce8">
            <text:p>8.61E+005</text:p>
          </table:table-cell>
          <table:table-cell office:value-type="float" office:value="346337.36599999998" table:formula="of:=[.P31]-[.O31]" table:style-name="ce9">
            <text:p>3.46E+05</text:p>
          </table:table-cell>
          <table:table-cell table:number-columns-repeated="16367"/>
        </table:table-row>
        <table:table-row table:style-name="ro2">
          <table:table-cell/>
          <table:table-cell table:number-columns-repeated="5" table:style-name="ce3"/>
          <table:table-cell table:style-name="ce9"/>
          <table:table-cell table:style-name="ce4"/>
          <table:table-cell table:style-name="ce5"/>
          <table:table-cell table:style-name="ce1"/>
          <table:table-cell office:value-type="float" office:value="16" table:style-name="ce6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475" table:formula="of:=[.M31]+25" table:style-name="ce96">
            <text:p>475</text:p>
          </table:table-cell>
          <table:table-cell office:value-type="float" office:value="225625" table:formula="of:=[.M32]*[.M32]" table:style-name="ce7">
            <text:p>2.26E+05</text:p>
          </table:table-cell>
          <table:table-cell office:value-type="float" office:value="572699.56900000002" table:formula="of:=[.N32]*[.$F$9]+[.M32]*[.$F$8]+[.$F$7]*[.L32]" table:style-name="ce7">
            <text:p>5.73E+05</text:p>
          </table:table-cell>
          <table:table-cell office:value-type="float" office:value="959046.13749999995" table:formula="of:=[.$F$10]*[.N32]" table:style-name="ce8">
            <text:p>9.59E+005</text:p>
          </table:table-cell>
          <table:table-cell office:value-type="float" office:value="386346.56849999994" table:formula="of:=[.P32]-[.O32]" table:style-name="ce9">
            <text:p>3.86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17" table:style-name="ce6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500" table:formula="of:=[.M32]+25" table:style-name="ce96">
            <text:p>500</text:p>
          </table:table-cell>
          <table:table-cell office:value-type="float" office:value="250000" table:formula="of:=[.M33]*[.M33]" table:style-name="ce7">
            <text:p>2.50E+05</text:p>
          </table:table-cell>
          <table:table-cell office:value-type="float" office:value="634111.72899999993" table:formula="of:=[.N33]*[.$F$9]+[.M33]*[.$F$8]+[.$F$7]*[.L33]" table:style-name="ce7">
            <text:p>6.34E+05</text:p>
          </table:table-cell>
          <table:table-cell office:value-type="float" office:value="1062655" table:formula="of:=[.$F$10]*[.N33]" table:style-name="ce8">
            <text:p>1.06E+006</text:p>
          </table:table-cell>
          <table:table-cell office:value-type="float" office:value="428543.27100000007" table:formula="of:=[.P33]-[.O33]" table:style-name="ce9">
            <text:p>4.29E+05</text:p>
          </table:table-cell>
          <table:table-cell table:number-columns-repeated="16367"/>
        </table:table-row>
        <table:table-row table:style-name="ro2">
          <table:table-cell/>
          <table:table-cell table:style-name="ce1">
            <draw:frame draw:z-index="1" draw:id="id5" draw:style-name="a5" draw:name="Chart 1" svg:x="0.00521in" svg:y="0.0132in" svg:width="7.5218in" svg:height="6.282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8"/>
          <table:table-cell office:value-type="float" office:value="18" table:style-name="ce6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525" table:formula="of:=[.M33]+25" table:style-name="ce96">
            <text:p>525</text:p>
          </table:table-cell>
          <table:table-cell office:value-type="float" office:value="275625" table:formula="of:=[.M34]*[.M34]" table:style-name="ce7">
            <text:p>2.76E+05</text:p>
          </table:table-cell>
          <table:table-cell office:value-type="float" office:value="698649.66400000011" table:formula="of:=[.N34]*[.$F$9]+[.M34]*[.$F$8]+[.$F$7]*[.L34]" table:style-name="ce7">
            <text:p>6.99E+05</text:p>
          </table:table-cell>
          <table:table-cell office:value-type="float" office:value="1171577.1375" table:formula="of:=[.$F$10]*[.N34]" table:style-name="ce8">
            <text:p>1.17E+006</text:p>
          </table:table-cell>
          <table:table-cell office:value-type="float" office:value="472927.47349999985" table:formula="of:=[.P34]-[.O34]" table:style-name="ce9">
            <text:p>4.73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19" table:style-name="ce6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550" table:formula="of:=[.M34]+25" table:style-name="ce96">
            <text:p>550</text:p>
          </table:table-cell>
          <table:table-cell office:value-type="float" office:value="302500" table:formula="of:=[.M35]*[.M35]" table:style-name="ce7">
            <text:p>3.03E+05</text:p>
          </table:table-cell>
          <table:table-cell office:value-type="float" office:value="766313.37400000007" table:formula="of:=[.N35]*[.$F$9]+[.M35]*[.$F$8]+[.$F$7]*[.L35]" table:style-name="ce7">
            <text:p>7.66E+05</text:p>
          </table:table-cell>
          <table:table-cell office:value-type="float" office:value="1285812.5499999998" table:formula="of:=[.$F$10]*[.N35]" table:style-name="ce8">
            <text:p>1.29E+006</text:p>
          </table:table-cell>
          <table:table-cell office:value-type="float" office:value="519499.17599999974" table:formula="of:=[.P35]-[.O35]" table:style-name="ce9">
            <text:p>5.19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0" table:style-name="ce6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575" table:formula="of:=[.M35]+25" table:style-name="ce96">
            <text:p>575</text:p>
          </table:table-cell>
          <table:table-cell office:value-type="float" office:value="330625" table:formula="of:=[.M36]*[.M36]" table:style-name="ce7">
            <text:p>3.31E+05</text:p>
          </table:table-cell>
          <table:table-cell office:value-type="float" office:value="837102.85900000005" table:formula="of:=[.N36]*[.$F$9]+[.M36]*[.$F$8]+[.$F$7]*[.L36]" table:style-name="ce7">
            <text:p>8.37E+05</text:p>
          </table:table-cell>
          <table:table-cell office:value-type="float" office:value="1405361.2374999998" table:formula="of:=[.$F$10]*[.N36]" table:style-name="ce8">
            <text:p>1.41E+006</text:p>
          </table:table-cell>
          <table:table-cell office:value-type="float" office:value="568258.37849999976" table:formula="of:=[.P36]-[.O36]" table:style-name="ce9">
            <text:p>5.68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1" table:style-name="ce6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600" table:formula="of:=[.M36]+25" table:style-name="ce96">
            <text:p>600</text:p>
          </table:table-cell>
          <table:table-cell office:value-type="float" office:value="360000" table:formula="of:=[.M37]*[.M37]" table:style-name="ce7">
            <text:p>3.60E+05</text:p>
          </table:table-cell>
          <table:table-cell office:value-type="float" office:value="911018.11900000006" table:formula="of:=[.N37]*[.$F$9]+[.M37]*[.$F$8]+[.$F$7]*[.L37]" table:style-name="ce7">
            <text:p>9.11E+05</text:p>
          </table:table-cell>
          <table:table-cell office:value-type="float" office:value="1530223.2" table:formula="of:=[.$F$10]*[.N37]" table:style-name="ce8">
            <text:p>1.53E+006</text:p>
          </table:table-cell>
          <table:table-cell office:value-type="float" office:value="619205.08099999989" table:formula="of:=[.P37]-[.O37]" table:style-name="ce9">
            <text:p>6.19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2" table:style-name="ce6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625" table:formula="of:=[.M37]+25" table:style-name="ce96">
            <text:p>625</text:p>
          </table:table-cell>
          <table:table-cell office:value-type="float" office:value="390625" table:formula="of:=[.M38]*[.M38]" table:style-name="ce7">
            <text:p>3.91E+05</text:p>
          </table:table-cell>
          <table:table-cell office:value-type="float" office:value="988059.15399999998" table:formula="of:=[.N38]*[.$F$9]+[.M38]*[.$F$8]+[.$F$7]*[.L38]" table:style-name="ce7">
            <text:p>9.88E+05</text:p>
          </table:table-cell>
          <table:table-cell office:value-type="float" office:value="1660398.4374999998" table:formula="of:=[.$F$10]*[.N38]" table:style-name="ce8">
            <text:p>1.66E+006</text:p>
          </table:table-cell>
          <table:table-cell office:value-type="float" office:value="672339.28349999979" table:formula="of:=[.P38]-[.O38]" table:style-name="ce9">
            <text:p>6.72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3" table:style-name="ce6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650" table:formula="of:=[.M38]+25" table:style-name="ce96">
            <text:p>650</text:p>
          </table:table-cell>
          <table:table-cell office:value-type="float" office:value="422500" table:formula="of:=[.M39]*[.M39]" table:style-name="ce7">
            <text:p>4.23E+05</text:p>
          </table:table-cell>
          <table:table-cell office:value-type="float" office:value="1068225.9640000002" table:formula="of:=[.N39]*[.$F$9]+[.M39]*[.$F$8]+[.$F$7]*[.L39]" table:style-name="ce7">
            <text:p>1.07E+06</text:p>
          </table:table-cell>
          <table:table-cell office:value-type="float" office:value="1795886.95" table:formula="of:=[.$F$10]*[.N39]" table:style-name="ce8">
            <text:p>1.80E+006</text:p>
          </table:table-cell>
          <table:table-cell office:value-type="float" office:value="727660.9859999998" table:formula="of:=[.P39]-[.O39]" table:style-name="ce9">
            <text:p>7.28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4" table:style-name="ce6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675" table:formula="of:=[.M39]+25" table:style-name="ce96">
            <text:p>675</text:p>
          </table:table-cell>
          <table:table-cell office:value-type="float" office:value="455625" table:formula="of:=[.M40]*[.M40]" table:style-name="ce7">
            <text:p>4.56E+05</text:p>
          </table:table-cell>
          <table:table-cell office:value-type="float" office:value="1151518.5490000001" table:formula="of:=[.N40]*[.$F$9]+[.M40]*[.$F$8]+[.$F$7]*[.L40]" table:style-name="ce7">
            <text:p>1.15E+06</text:p>
          </table:table-cell>
          <table:table-cell office:value-type="float" office:value="1936688.7374999998" table:formula="of:=[.$F$10]*[.N40]" table:style-name="ce8">
            <text:p>1.94E+006</text:p>
          </table:table-cell>
          <table:table-cell office:value-type="float" office:value="785170.1884999997" table:formula="of:=[.P40]-[.O40]" table:style-name="ce9">
            <text:p>7.85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5" table:style-name="ce6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700" table:formula="of:=[.M40]+25" table:style-name="ce96">
            <text:p>700</text:p>
          </table:table-cell>
          <table:table-cell office:value-type="float" office:value="490000" table:formula="of:=[.M41]*[.M41]" table:style-name="ce7">
            <text:p>4.90E+05</text:p>
          </table:table-cell>
          <table:table-cell office:value-type="float" office:value="1237936.9090000002" table:formula="of:=[.N41]*[.$F$9]+[.M41]*[.$F$8]+[.$F$7]*[.L41]" table:style-name="ce7">
            <text:p>1.24E+06</text:p>
          </table:table-cell>
          <table:table-cell office:value-type="float" office:value="2082803.7999999998" table:formula="of:=[.$F$10]*[.N41]" table:style-name="ce8">
            <text:p>2.08E+006</text:p>
          </table:table-cell>
          <table:table-cell office:value-type="float" office:value="844866.8909999996" table:formula="of:=[.P41]-[.O41]" table:style-name="ce9">
            <text:p>8.45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6" table:style-name="ce6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725" table:formula="of:=[.M41]+25" table:style-name="ce96">
            <text:p>725</text:p>
          </table:table-cell>
          <table:table-cell office:value-type="float" office:value="525625" table:formula="of:=[.M42]*[.M42]" table:style-name="ce7">
            <text:p>5.26E+05</text:p>
          </table:table-cell>
          <table:table-cell office:value-type="float" office:value="1327481.044" table:formula="of:=[.N42]*[.$F$9]+[.M42]*[.$F$8]+[.$F$7]*[.L42]" table:style-name="ce7">
            <text:p>1.33E+06</text:p>
          </table:table-cell>
          <table:table-cell office:value-type="float" office:value="2234232.1374999997" table:formula="of:=[.$F$10]*[.N42]" table:style-name="ce8">
            <text:p>2.23E+006</text:p>
          </table:table-cell>
          <table:table-cell office:value-type="float" office:value="906751.09349999973" table:formula="of:=[.P42]-[.O42]" table:style-name="ce9">
            <text:p>9.07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7" table:style-name="ce6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750" table:formula="of:=[.M42]+25" table:style-name="ce96">
            <text:p>750</text:p>
          </table:table-cell>
          <table:table-cell office:value-type="float" office:value="562500" table:formula="of:=[.M43]*[.M43]" table:style-name="ce7">
            <text:p>5.63E+05</text:p>
          </table:table-cell>
          <table:table-cell office:value-type="float" office:value="1420150.9540000001" table:formula="of:=[.N43]*[.$F$9]+[.M43]*[.$F$8]+[.$F$7]*[.L43]" table:style-name="ce7">
            <text:p>1.42E+06</text:p>
          </table:table-cell>
          <table:table-cell office:value-type="float" office:value="2390973.75" table:formula="of:=[.$F$10]*[.N43]" table:style-name="ce8">
            <text:p>2.39E+006</text:p>
          </table:table-cell>
          <table:table-cell office:value-type="float" office:value="970822.79599999986" table:formula="of:=[.P43]-[.O43]" table:style-name="ce9">
            <text:p>9.71E+05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8" table:style-name="ce6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775" table:formula="of:=[.M43]+25" table:style-name="ce96">
            <text:p>775</text:p>
          </table:table-cell>
          <table:table-cell office:value-type="float" office:value="600625" table:formula="of:=[.M44]*[.M44]" table:style-name="ce7">
            <text:p>6.01E+05</text:p>
          </table:table-cell>
          <table:table-cell office:value-type="float" office:value="1515946.639" table:formula="of:=[.N44]*[.$F$9]+[.M44]*[.$F$8]+[.$F$7]*[.L44]" table:style-name="ce7">
            <text:p>1.52E+06</text:p>
          </table:table-cell>
          <table:table-cell office:value-type="float" office:value="2553028.6374999997" table:formula="of:=[.$F$10]*[.N44]" table:style-name="ce8">
            <text:p>2.55E+006</text:p>
          </table:table-cell>
          <table:table-cell office:value-type="float" office:value="1037081.9984999998" table:formula="of:=[.P44]-[.O44]" table:style-name="ce9">
            <text:p>1.04E+06</text:p>
          </table:table-cell>
          <table:table-cell table:number-columns-repeated="16367"/>
        </table:table-row>
        <table:table-row table:style-name="ro2">
          <table:table-cell table:number-columns-repeated="10"/>
          <table:table-cell office:value-type="float" office:value="29" table:style-name="ce6">
            <text:p>29</text:p>
          </table:table-cell>
          <table:table-cell office:value-type="float" office:value="1" table:style-name="ce3">
            <text:p>1</text:p>
          </table:table-cell>
          <table:table-cell office:value-type="float" office:value="800" table:formula="of:=[.M44]+25" table:style-name="ce96">
            <text:p>800</text:p>
          </table:table-cell>
          <table:table-cell office:value-type="float" office:value="640000" table:formula="of:=[.M45]*[.M45]" table:style-name="ce7">
            <text:p>6.40E+05</text:p>
          </table:table-cell>
          <table:table-cell office:value-type="float" office:value="1614868.0990000002" table:formula="of:=[.N45]*[.$F$9]+[.M45]*[.$F$8]+[.$F$7]*[.L45]" table:style-name="ce7">
            <text:p>1.61E+06</text:p>
          </table:table-cell>
          <table:table-cell office:value-type="float" office:value="2720396.8" table:formula="of:=[.$F$10]*[.N45]" table:style-name="ce8">
            <text:p>2.72E+006</text:p>
          </table:table-cell>
          <table:table-cell office:value-type="float" office:value="1105528.7009999997" table:formula="of:=[.P45]-[.O45]" table:style-name="ce9">
            <text:p>1.11E+06</text:p>
          </table:table-cell>
          <table:table-cell table:number-columns-repeated="16367"/>
        </table:table-row>
        <table:table-row table:number-rows-repeated="2" table:style-name="ro2">
          <table:table-cell table:number-columns-repeated="10"/>
          <table:table-cell table:style-name="ce6"/>
          <table:table-cell table:style-name="ce3"/>
          <table:table-cell table:style-name="ce96"/>
          <table:table-cell table:number-columns-repeated="2" table:style-name="ce7"/>
          <table:table-cell table:style-name="ce8"/>
          <table:table-cell table:style-name="ce9"/>
          <table:table-cell table:number-columns-repeated="16367"/>
        </table:table-row>
        <table:table-row table:number-rows-repeated="27" table:style-name="ro2">
          <table:table-cell table:number-columns-repeated="10"/>
          <table:table-cell table:number-columns-repeated="2" table:style-name="ce3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number-columns-repeated="16367"/>
        </table:table-row>
        <table:table-row table:style-name="ro2">
          <table:table-cell table:number-columns-repeated="10"/>
          <table:table-cell table:number-columns-repeated="3" table:style-name="ce3"/>
          <table:table-cell table:number-columns-repeated="2" table:style-name="ce7"/>
          <table:table-cell table:style-name="ce8"/>
          <table:table-cell table:style-name="ce9"/>
          <table:table-cell table:number-columns-repeated="16367"/>
        </table:table-row>
        <table:table-row table:number-rows-repeated="104850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scientific-number number:decimal-places="2" number:min-decimal-places="2" number:min-integer-digits="1" number:min-exponent-digits="3" number:exponent-interval="1" number:forced-exponent-sign="true"/>
    </number:number-style>
    <number:number-style style:name="N37">
      <number:number number:decimal-places="1" number:min-decimal-places="1" number:min-integer-digits="1"/>
    </number:number-style>
    <number:number-style style:name="N38">
      <number:scientific-number number:decimal-places="3" number:min-decimal-places="3" number:min-integer-digits="1" number:min-exponent-digits="2" number:exponent-interval="1" number:forced-exponent-sign="true"/>
    </number:number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Mark Lehr</meta:initial-creator>
    <dc:creator>Fernandez, Danielle</dc:creator>
    <meta:creation-date>2020-09-23T19:12:23Z</meta:creation-date>
    <dc:date>2023-11-05T08:58:37Z</dc:date>
    <meta:editing-cycles>10</meta:editing-cycles>
    <meta:editing-duration>PT318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100" chart:link-data-style-to-source="false" chart:visible="true" chart:logarithmic="false" chart:maximum="10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5000" chart:minimum="10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Bubble Sort vs. Selection Sort<text:line-break/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bubble_Timing.$P$17" chart:values-cell-range-address="bubble_Timing.$P$18:.$P$35" chart:class="chart:scatter" chart:attached-axis="primary-y" chart:style-name="G0S0">
            <chart:domain table:cell-range-address="bubble_Timing.$M$18:.$M$35"/>
            <chart:data-point chart:repeated="18"/>
          </chart:series>
          <chart:series chart:label-cell-address="selection_Timing.$P$17" chart:values-cell-range-address="selection_Timing.$P$18:.$P$35" chart:class="chart:scatter" chart:attached-axis="primary-y" chart:style-name="G0S1">
            <chart:domain table:cell-range-address="selection_Timing.$M$18:.$M$35"/>
            <chart:data-point chart:repeated="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36">
      <number:scientific-number number:decimal-places="2" number:min-decimal-places="2" number:min-integer-digits="1" number:min-exponent-digits="3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minimum="7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Bubble Sort vs. Selection Sort<text:line-break/>Operational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um of Operati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bubble_Operational.$P$16" chart:values-cell-range-address="bubble_Operational.$P$17:.$P$45" chart:class="chart:scatter" chart:attached-axis="primary-y" chart:style-name="G0S0">
            <chart:domain table:cell-range-address="bubble_Operational.$M$17:.$M$45"/>
            <chart:data-point chart:repeated="29"/>
          </chart:series>
          <chart:series chart:label-cell-address="selection_Operational.$P$16" chart:values-cell-range-address="selection_Operational.$P$17:.$P$45" chart:class="chart:scatter" chart:attached-axis="primary-y" chart:style-name="G0S1">
            <chart:domain table:cell-range-address="selection_Operational.$M$17:.$M$45"/>
            <chart:data-point chart:repeated="2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3">
      <style:chart-properties chart:symbol-type="automatic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Bubble Sort<text:line-break/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bubble_Timing.$O$17" chart:values-cell-range-address="bubble_Timing.$O$18:.$O$55" chart:class="chart:scatter" chart:attached-axis="primary-y" chart:style-name="G0S0">
            <chart:domain table:cell-range-address="bubble_Timing.$M$18:.$M$55"/>
            <chart:data-point chart:repeated="38"/>
          </chart:series>
          <chart:series chart:label-cell-address="bubble_Timing.$P$17" chart:values-cell-range-address="bubble_Timing.$P$18:.$P$55" chart:class="chart:scatter" chart:attached-axis="primary-y" chart:style-name="G0S1">
            <chart:domain table:cell-range-address="bubble_Timing.$M$18:.$M$55"/>
            <chart:data-point chart:repeated="38"/>
          </chart:series>
          <chart:series chart:label-cell-address="bubble_Timing.$Q$17" chart:values-cell-range-address="bubble_Timing.$Q$18:.$Q$55" chart:class="chart:scatter" chart:attached-axis="primary-y" chart:style-name="G0S2">
            <chart:domain table:cell-range-address="bubble_Timing.$M$18:.$M$55"/>
            <chart:data-point chart:repeated="38"/>
          </chart:series>
          <chart:series chart:label-cell-address="bubble_Timing.$D$15" chart:values-cell-range-address="bubble_Timing.$D$18:.$D$29" chart:class="chart:scatter" chart:attached-axis="primary-y" chart:style-name="G0S3">
            <chart:domain table:cell-range-address="bubble_Timing.$C$18:.$C$29"/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3">
      <style:chart-properties chart:symbol-type="automatic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Selection Sort<text:line-break/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selection_Timing.$O$17" chart:values-cell-range-address="selection_Timing.$O$18:.$O$55" chart:class="chart:scatter" chart:attached-axis="primary-y" chart:style-name="G0S0">
            <chart:domain table:cell-range-address="selection_Timing.$M$18:.$M$55"/>
            <chart:data-point chart:repeated="38"/>
          </chart:series>
          <chart:series chart:label-cell-address="selection_Timing.$P$17" chart:values-cell-range-address="selection_Timing.$P$18:.$P$55" chart:class="chart:scatter" chart:attached-axis="primary-y" chart:style-name="G0S1">
            <chart:domain table:cell-range-address="selection_Timing.$M$18:.$M$55"/>
            <chart:data-point chart:repeated="38"/>
          </chart:series>
          <chart:series chart:label-cell-address="selection_Timing.$Q$17" chart:values-cell-range-address="selection_Timing.$Q$18:.$Q$55" chart:class="chart:scatter" chart:attached-axis="primary-y" chart:style-name="G0S2">
            <chart:domain table:cell-range-address="selection_Timing.$M$18:.$M$55"/>
            <chart:data-point chart:repeated="38"/>
          </chart:series>
          <chart:series chart:label-cell-address="selection_Timing.$D$15" chart:values-cell-range-address="selection_Timing.$D$18:.$D$29" chart:class="chart:scatter" chart:attached-axis="primary-y" chart:style-name="G0S3">
            <chart:domain table:cell-range-address="selection_Timing.$C$18:.$C$29"/>
            <chart:data-point chart:repeated="1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3">
      <style:chart-properties chart:symbol-type="automatic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Bubble Sort<text:line-break/>Operational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um of Operati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bubble_Operational.$O$16" chart:values-cell-range-address="bubble_Operational.$O$17:.$O$45" chart:class="chart:scatter" chart:attached-axis="primary-y" chart:style-name="G0S0">
            <chart:domain table:cell-range-address="bubble_Operational.$M$17:.$M$45"/>
            <chart:data-point chart:repeated="29"/>
          </chart:series>
          <chart:series chart:label-cell-address="bubble_Operational.$P$16" chart:values-cell-range-address="bubble_Operational.$P$17:.$P$45" chart:class="chart:scatter" chart:attached-axis="primary-y" chart:style-name="G0S1">
            <chart:domain table:cell-range-address="bubble_Operational.$M$17:.$M$45"/>
            <chart:data-point chart:repeated="29"/>
          </chart:series>
          <chart:series chart:label-cell-address="bubble_Operational.$Q$16" chart:values-cell-range-address="bubble_Operational.$Q$17:.$Q$45" chart:class="chart:scatter" chart:attached-axis="primary-y" chart:style-name="G0S2">
            <chart:domain table:cell-range-address="bubble_Operational.$M$17:.$M$45"/>
            <chart:data-point chart:repeated="29"/>
          </chart:series>
          <chart:series chart:label-cell-address="bubble_Operational.$D$14" chart:values-cell-range-address="bubble_Operational.$D$17:.$D$26" chart:class="chart:scatter" chart:attached-axis="primary-y" chart:style-name="G0S3">
            <chart:domain table:cell-range-address="bubble_Operational.$C$17:.$C$26"/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3">
      <style:chart-properties chart:symbol-type="automatic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Selection Sort<text:line-break/>Operational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um of Operati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selection_Operational.$O$16" chart:values-cell-range-address="selection_Operational.$O$17:.$O$45" chart:class="chart:scatter" chart:attached-axis="primary-y" chart:style-name="G0S0">
            <chart:domain table:cell-range-address="selection_Operational.$M$17:.$M$45"/>
            <chart:data-point chart:repeated="29"/>
          </chart:series>
          <chart:series chart:label-cell-address="selection_Operational.$P$16" chart:values-cell-range-address="selection_Operational.$P$17:.$P$45" chart:class="chart:scatter" chart:attached-axis="primary-y" chart:style-name="G0S1">
            <chart:domain table:cell-range-address="selection_Operational.$M$17:.$M$45"/>
            <chart:data-point chart:repeated="29"/>
          </chart:series>
          <chart:series chart:label-cell-address="selection_Operational.$Q$16" chart:values-cell-range-address="selection_Operational.$Q$17:.$Q$45" chart:class="chart:scatter" chart:attached-axis="primary-y" chart:style-name="G0S2">
            <chart:domain table:cell-range-address="selection_Operational.$M$17:.$M$45"/>
            <chart:data-point chart:repeated="29"/>
          </chart:series>
          <chart:series chart:label-cell-address="selection_Operational.$D$14" chart:values-cell-range-address="selection_Operational.$D$17:.$D$26" chart:class="chart:scatter" chart:attached-axis="primary-y" chart:style-name="G0S3">
            <chart:domain table:cell-range-address="selection_Operational.$C$17:.$C$26"/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